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85/settings.xml" manifest:media-type="text/xml"/>
  <manifest:file-entry manifest:full-path="Object 85/content.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6/settings.xml" manifest:media-type="text/xml"/>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layout-cache" manifest:media-type="application/binary"/>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A" style:family="table">
      <style:table-properties style:width="2.9076in" fo:margin-left="0.0368in" table:align="left"/>
    </style:style>
    <style:style style:name="A.A" style:family="table-column">
      <style:table-column-properties style:column-width="0.6528in"/>
    </style:style>
    <style:style style:name="A.B" style:family="table-column">
      <style:table-column-properties style:column-width="0.8125in"/>
    </style:style>
    <style:style style:name="A.C" style:family="table-column">
      <style:table-column-properties style:column-width="0.7556in"/>
    </style:style>
    <style:style style:name="A.D" style:family="table-column">
      <style:table-column-properties style:column-width="0.6868in"/>
    </style:style>
    <style:style style:name="A.A1" style:family="table-cell">
      <style:table-cell-properties fo:padding="0.0382in" fo:border-left="0.05pt solid #000000" fo:border-right="none" fo:border-top="0.05pt solid #000000" fo:border-bottom="0.05pt solid #000000"/>
    </style:style>
    <style:style style:name="A.D1" style:family="table-cell">
      <style:table-cell-properties fo:padding="0.0382in" fo:border="0.05pt solid #000000"/>
    </style:style>
    <style:style style:name="A.A2" style:family="table-cell">
      <style:table-cell-properties fo:padding="0.0382in" fo:border-left="0.05pt solid #000000" fo:border-right="none" fo:border-top="none" fo:border-bottom="0.05pt solid #000000"/>
    </style:style>
    <style:style style:name="A.D2" style:family="table-cell">
      <style:table-cell-properties fo:padding="0.0382in" fo:border-left="0.05pt solid #000000" fo:border-right="0.05pt solid #000000" fo:border-top="none" fo:border-bottom="0.05pt solid #000000"/>
    </style:style>
    <style:style style:name="B" style:family="table">
      <style:table-properties style:width="3.7549in" table:align="left"/>
    </style:style>
    <style:style style:name="B.A" style:family="table-column">
      <style:table-column-properties style:column-width="0.6868in"/>
    </style:style>
    <style:style style:name="B.B" style:family="table-column">
      <style:table-column-properties style:column-width="0.8125in"/>
    </style:style>
    <style:style style:name="B.C" style:family="table-column">
      <style:table-column-properties style:column-width="0.7556in"/>
    </style:style>
    <style:style style:name="B.E" style:family="table-column">
      <style:table-column-properties style:column-width="0.8132in"/>
    </style:style>
    <style:style style:name="B.A1" style:family="table-cell">
      <style:table-cell-properties fo:padding="0.0382in" fo:border-left="0.05pt solid #000000" fo:border-right="none" fo:border-top="0.05pt solid #000000" fo:border-bottom="0.05pt solid #000000"/>
    </style:style>
    <style:style style:name="B.E1" style:family="table-cell">
      <style:table-cell-properties fo:padding="0.0382in" fo:border="0.05pt solid #000000"/>
    </style:style>
    <style:style style:name="B.A2" style:family="table-cell">
      <style:table-cell-properties fo:padding="0.0382in" fo:border-left="0.05pt solid #000000" fo:border-right="none" fo:border-top="none" fo:border-bottom="0.05pt solid #000000"/>
    </style:style>
    <style:style style:name="B.E2" style:family="table-cell">
      <style:table-cell-properties fo:padding="0.0382in" fo:border-left="0.05pt solid #000000" fo:border-right="0.05pt solid #000000" fo:border-top="none" fo:border-bottom="0.05pt solid #000000"/>
    </style:style>
    <style:style style:name="R" style:family="table">
      <style:table-properties style:width="3.7549in" table:align="left"/>
    </style:style>
    <style:style style:name="R.A" style:family="table-column">
      <style:table-column-properties style:column-width="0.6868in"/>
    </style:style>
    <style:style style:name="R.B" style:family="table-column">
      <style:table-column-properties style:column-width="0.8125in"/>
    </style:style>
    <style:style style:name="R.C" style:family="table-column">
      <style:table-column-properties style:column-width="0.7556in"/>
    </style:style>
    <style:style style:name="R.E" style:family="table-column">
      <style:table-column-properties style:column-width="0.8132in"/>
    </style:style>
    <style:style style:name="R.A1" style:family="table-cell">
      <style:table-cell-properties fo:padding="0.0382in" fo:border-left="0.05pt solid #000000" fo:border-right="none" fo:border-top="0.05pt solid #000000" fo:border-bottom="0.05pt solid #000000"/>
    </style:style>
    <style:style style:name="R.E1" style:family="table-cell">
      <style:table-cell-properties fo:padding="0.0382in" fo:border="0.05pt solid #000000"/>
    </style:style>
    <style:style style:name="R.A2" style:family="table-cell">
      <style:table-cell-properties fo:padding="0.0382in" fo:border-left="0.05pt solid #000000" fo:border-right="none" fo:border-top="none" fo:border-bottom="0.05pt solid #000000"/>
    </style:style>
    <style:style style:name="R.E2" style:family="table-cell">
      <style:table-cell-properties fo:padding="0.0382in" fo:border-left="0.05pt solid #000000" fo:border-right="0.05pt solid #000000" fo:border-top="none" fo:border-bottom="0.05pt solid #000000"/>
    </style:style>
    <style:style style:name="A_27_" style:display-name="A'" style:family="table">
      <style:table-properties style:width="2.9417in" table:align="left"/>
    </style:style>
    <style:style style:name="A_27_.A" style:display-name="A'.A" style:family="table-column">
      <style:table-column-properties style:column-width="0.6868in"/>
    </style:style>
    <style:style style:name="A_27_.B" style:display-name="A'.B" style:family="table-column">
      <style:table-column-properties style:column-width="0.8125in"/>
    </style:style>
    <style:style style:name="A_27_.C" style:display-name="A'.C" style:family="table-column">
      <style:table-column-properties style:column-width="0.7556in"/>
    </style:style>
    <style:style style:name="A_27_.A1" style:display-name="A'.A1" style:family="table-cell">
      <style:table-cell-properties fo:padding="0.0382in" fo:border-left="0.05pt solid #000000" fo:border-right="none" fo:border-top="0.05pt solid #000000" fo:border-bottom="0.05pt solid #000000"/>
    </style:style>
    <style:style style:name="A_27_.D1" style:display-name="A'.D1" style:family="table-cell">
      <style:table-cell-properties fo:padding="0.0382in" fo:border="0.05pt solid #000000"/>
    </style:style>
    <style:style style:name="A_27_.A2" style:display-name="A'.A2" style:family="table-cell">
      <style:table-cell-properties fo:padding="0.0382in" fo:border-left="0.05pt solid #000000" fo:border-right="none" fo:border-top="none" fo:border-bottom="0.05pt solid #000000"/>
    </style:style>
    <style:style style:name="A_27_.D2" style:display-name="A'.D2" style:family="table-cell">
      <style:table-cell-properties fo:padding="0.0382in" fo:border-left="0.05pt solid #000000" fo:border-right="0.05pt solid #000000" fo:border-top="none" fo:border-bottom="0.05pt solid #000000"/>
    </style:style>
    <style:style style:name="Table1" style:family="table">
      <style:table-properties style:width="3.7549in" table:align="left"/>
    </style:style>
    <style:style style:name="Table1.A" style:family="table-column">
      <style:table-column-properties style:column-width="0.6868in"/>
    </style:style>
    <style:style style:name="Table1.B" style:family="table-column">
      <style:table-column-properties style:column-width="0.8125in"/>
    </style:style>
    <style:style style:name="Table1.C" style:family="table-column">
      <style:table-column-properties style:column-width="0.7556in"/>
    </style:style>
    <style:style style:name="Table1.E" style:family="table-column">
      <style:table-column-properties style:column-width="0.8132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39a9d" officeooo:paragraph-rsid="00039a9d"/>
    </style:style>
    <style:style style:name="P2" style:family="paragraph" style:parent-style-name="Standard">
      <style:text-properties officeooo:rsid="0003ee0b" officeooo:paragraph-rsid="0003ee0b"/>
    </style:style>
    <style:style style:name="P3" style:family="paragraph" style:parent-style-name="Standard">
      <style:text-properties officeooo:rsid="0003ee0b" officeooo:paragraph-rsid="00062958"/>
    </style:style>
    <style:style style:name="P4" style:family="paragraph" style:parent-style-name="Standard">
      <style:text-properties officeooo:rsid="0003ee0b" officeooo:paragraph-rsid="0005b6d2"/>
    </style:style>
    <style:style style:name="P5" style:family="paragraph" style:parent-style-name="Standard">
      <style:text-properties officeooo:rsid="0003ee0b" officeooo:paragraph-rsid="0008b69c"/>
    </style:style>
    <style:style style:name="P6" style:family="paragraph" style:parent-style-name="Standard">
      <style:text-properties officeooo:rsid="0003ee0b" officeooo:paragraph-rsid="0024c524"/>
    </style:style>
    <style:style style:name="P7" style:family="paragraph" style:parent-style-name="Standard">
      <style:text-properties officeooo:rsid="0003ee0b" officeooo:paragraph-rsid="00271afa"/>
    </style:style>
    <style:style style:name="P8" style:family="paragraph" style:parent-style-name="Standard">
      <style:text-properties officeooo:rsid="0003ee0b" officeooo:paragraph-rsid="0060aa5f"/>
    </style:style>
    <style:style style:name="P9" style:family="paragraph" style:parent-style-name="Standard">
      <style:text-properties officeooo:rsid="0005b6d2" officeooo:paragraph-rsid="00062958"/>
    </style:style>
    <style:style style:name="P10" style:family="paragraph" style:parent-style-name="Standard">
      <style:text-properties officeooo:rsid="00070cfe" officeooo:paragraph-rsid="00070cfe"/>
    </style:style>
    <style:style style:name="P11" style:family="paragraph" style:parent-style-name="Standard">
      <style:text-properties officeooo:rsid="0013f6ce" officeooo:paragraph-rsid="0013f6ce"/>
    </style:style>
    <style:style style:name="P12" style:family="paragraph" style:parent-style-name="Standard">
      <style:text-properties style:text-underline-style="solid" style:text-underline-width="auto" style:text-underline-color="font-color" officeooo:rsid="0003ee0b" officeooo:paragraph-rsid="0024c524"/>
    </style:style>
    <style:style style:name="P13" style:family="paragraph" style:parent-style-name="Standard">
      <style:text-properties officeooo:rsid="002d63fa" officeooo:paragraph-rsid="002d63fa"/>
    </style:style>
    <style:style style:name="P14" style:family="paragraph" style:parent-style-name="Standard">
      <style:text-properties officeooo:rsid="002f9a3c" officeooo:paragraph-rsid="002f9a3c"/>
    </style:style>
    <style:style style:name="P15" style:family="paragraph" style:parent-style-name="Standard">
      <style:text-properties officeooo:rsid="002f9a3c" officeooo:paragraph-rsid="00315a32"/>
    </style:style>
    <style:style style:name="P16" style:family="paragraph" style:parent-style-name="Standard">
      <style:text-properties officeooo:rsid="00315a32" officeooo:paragraph-rsid="00315a32"/>
    </style:style>
    <style:style style:name="P17" style:family="paragraph" style:parent-style-name="Standard">
      <style:text-properties officeooo:rsid="003631af" officeooo:paragraph-rsid="003631af"/>
    </style:style>
    <style:style style:name="P18" style:family="paragraph" style:parent-style-name="Standard">
      <style:text-properties officeooo:rsid="0038daf6" officeooo:paragraph-rsid="0038daf6"/>
    </style:style>
    <style:style style:name="P19" style:family="paragraph" style:parent-style-name="Standard">
      <style:text-properties officeooo:rsid="00394b59" officeooo:paragraph-rsid="0003ee0b"/>
    </style:style>
    <style:style style:name="P20" style:family="paragraph" style:parent-style-name="Standard">
      <style:text-properties officeooo:rsid="00394b59" officeooo:paragraph-rsid="00394b59"/>
    </style:style>
    <style:style style:name="P21" style:family="paragraph" style:parent-style-name="Standard">
      <style:text-properties officeooo:rsid="003da280" officeooo:paragraph-rsid="003da280"/>
    </style:style>
    <style:style style:name="P22" style:family="paragraph" style:parent-style-name="Standard">
      <style:text-properties officeooo:rsid="004120b8" officeooo:paragraph-rsid="004120b8"/>
    </style:style>
    <style:style style:name="P23" style:family="paragraph" style:parent-style-name="Standard">
      <style:text-properties officeooo:rsid="00425014" officeooo:paragraph-rsid="00425014"/>
    </style:style>
    <style:style style:name="P24" style:family="paragraph" style:parent-style-name="Standard">
      <style:text-properties officeooo:rsid="00425014" officeooo:paragraph-rsid="00499562"/>
    </style:style>
    <style:style style:name="P25" style:family="paragraph" style:parent-style-name="Standard">
      <style:text-properties officeooo:rsid="0043d5ff" officeooo:paragraph-rsid="0043d5ff"/>
    </style:style>
    <style:style style:name="P26" style:family="paragraph" style:parent-style-name="Standard">
      <style:text-properties officeooo:rsid="0045a296" officeooo:paragraph-rsid="00499562"/>
    </style:style>
    <style:style style:name="P27" style:family="paragraph" style:parent-style-name="Standard">
      <style:text-properties officeooo:rsid="004bb1e3" officeooo:paragraph-rsid="004bb1e3"/>
    </style:style>
    <style:style style:name="P28" style:family="paragraph" style:parent-style-name="Standard">
      <style:text-properties officeooo:rsid="004ef714" officeooo:paragraph-rsid="004ef714"/>
    </style:style>
    <style:style style:name="P29" style:family="paragraph" style:parent-style-name="Standard">
      <style:text-properties officeooo:rsid="0050de28" officeooo:paragraph-rsid="0050de28"/>
    </style:style>
    <style:style style:name="P30" style:family="paragraph" style:parent-style-name="Standard">
      <style:text-properties officeooo:rsid="0050de28" officeooo:paragraph-rsid="005fbdcd"/>
    </style:style>
    <style:style style:name="P31" style:family="paragraph" style:parent-style-name="Standard">
      <style:text-properties officeooo:rsid="00557c38" officeooo:paragraph-rsid="00557c38"/>
    </style:style>
    <style:style style:name="P32" style:family="paragraph" style:parent-style-name="Standard">
      <style:text-properties officeooo:rsid="00557c38" officeooo:paragraph-rsid="005616a4"/>
    </style:style>
    <style:style style:name="P33" style:family="paragraph" style:parent-style-name="Standard">
      <style:text-properties officeooo:rsid="005616a4" officeooo:paragraph-rsid="005616a4"/>
    </style:style>
    <style:style style:name="P34" style:family="paragraph" style:parent-style-name="Standard">
      <style:text-properties officeooo:rsid="00570f3c" officeooo:paragraph-rsid="00570f3c"/>
    </style:style>
    <style:style style:name="P35" style:family="paragraph" style:parent-style-name="Standard">
      <style:text-properties officeooo:rsid="0057654e" officeooo:paragraph-rsid="0057654e"/>
    </style:style>
    <style:style style:name="P36" style:family="paragraph" style:parent-style-name="Standard">
      <style:text-properties officeooo:rsid="0059fe07" officeooo:paragraph-rsid="0059fe07"/>
    </style:style>
    <style:style style:name="P37" style:family="paragraph" style:parent-style-name="Standard">
      <style:text-properties officeooo:rsid="005b79d0" officeooo:paragraph-rsid="005b79d0"/>
    </style:style>
    <style:style style:name="P38" style:family="paragraph" style:parent-style-name="Standard">
      <style:text-properties officeooo:rsid="005bba70" officeooo:paragraph-rsid="005bba70"/>
    </style:style>
    <style:style style:name="P39" style:family="paragraph" style:parent-style-name="Standard">
      <style:text-properties officeooo:rsid="005dd93f" officeooo:paragraph-rsid="005dd93f"/>
    </style:style>
    <style:style style:name="P40" style:family="paragraph" style:parent-style-name="Standard">
      <style:text-properties officeooo:rsid="005eb822" officeooo:paragraph-rsid="005eb822"/>
    </style:style>
    <style:style style:name="P41" style:family="paragraph" style:parent-style-name="Standard">
      <style:text-properties officeooo:rsid="005ecfa4" officeooo:paragraph-rsid="005ecfa4"/>
    </style:style>
    <style:style style:name="P42" style:family="paragraph" style:parent-style-name="Standard">
      <style:text-properties officeooo:rsid="005f3929" officeooo:paragraph-rsid="005f3929"/>
    </style:style>
    <style:style style:name="P43" style:family="paragraph" style:parent-style-name="Standard">
      <style:text-properties officeooo:rsid="0060aa5f" officeooo:paragraph-rsid="0060aa5f"/>
    </style:style>
    <style:style style:name="P44" style:family="paragraph" style:parent-style-name="Standard">
      <style:text-properties officeooo:rsid="0062bd40" officeooo:paragraph-rsid="0062bd40"/>
    </style:style>
    <style:style style:name="P45" style:family="paragraph" style:parent-style-name="Standard" style:list-style-name="L51">
      <style:text-properties officeooo:rsid="0003ee0b" officeooo:paragraph-rsid="00062958"/>
    </style:style>
    <style:style style:name="P46" style:family="paragraph" style:parent-style-name="Standard" style:list-style-name="L51">
      <style:text-properties officeooo:rsid="0003ee0b" officeooo:paragraph-rsid="0003ee0b"/>
    </style:style>
    <style:style style:name="P47" style:family="paragraph" style:parent-style-name="Standard">
      <style:text-properties officeooo:rsid="0003ee0b" officeooo:paragraph-rsid="0003ee0b"/>
    </style:style>
    <style:style style:name="P48" style:family="paragraph" style:parent-style-name="Standard">
      <style:text-properties officeooo:rsid="0003ee0b" officeooo:paragraph-rsid="0060aa5f"/>
    </style:style>
    <style:style style:name="P49" style:family="paragraph" style:parent-style-name="Standard">
      <style:text-properties officeooo:rsid="0003ee0b" officeooo:paragraph-rsid="0084fd96"/>
    </style:style>
    <style:style style:name="P50" style:family="paragraph" style:parent-style-name="Standard">
      <style:text-properties officeooo:rsid="0003ee0b" officeooo:paragraph-rsid="00899c2b"/>
    </style:style>
    <style:style style:name="P51" style:family="paragraph" style:parent-style-name="Standard">
      <style:text-properties officeooo:rsid="0003ee0b" officeooo:paragraph-rsid="008cb72f"/>
    </style:style>
    <style:style style:name="P52" style:family="paragraph" style:parent-style-name="Standard">
      <style:text-properties officeooo:rsid="0003ee0b" officeooo:paragraph-rsid="00933c13"/>
    </style:style>
    <style:style style:name="P53" style:family="paragraph" style:parent-style-name="Standard">
      <style:text-properties officeooo:rsid="0003ee0b" officeooo:paragraph-rsid="00961e48"/>
    </style:style>
    <style:style style:name="P54" style:family="paragraph" style:parent-style-name="Standard">
      <style:text-properties officeooo:rsid="0003ee0b" officeooo:paragraph-rsid="009bb66c"/>
    </style:style>
    <style:style style:name="P55" style:family="paragraph" style:parent-style-name="Standard">
      <style:text-properties fo:font-style="normal" fo:font-weight="normal" officeooo:rsid="0008b69c" officeooo:paragraph-rsid="0008b69c" style:font-style-asian="normal" style:font-weight-asian="normal" style:font-style-complex="normal" style:font-weight-complex="normal"/>
    </style:style>
    <style:style style:name="P56" style:family="paragraph" style:parent-style-name="Standard" style:list-style-name="L52">
      <style:text-properties fo:font-style="normal" fo:font-weight="normal" officeooo:rsid="000f2f6d" officeooo:paragraph-rsid="000f2f6d" style:font-style-asian="normal" style:font-weight-asian="normal" style:font-style-complex="normal" style:font-weight-complex="normal"/>
    </style:style>
    <style:style style:name="P57" style:family="paragraph" style:parent-style-name="Standard" style:list-style-name="L52">
      <style:text-properties fo:font-style="normal" fo:font-weight="normal" officeooo:rsid="000fd535" officeooo:paragraph-rsid="000fd535" style:font-style-asian="normal" style:font-weight-asian="normal" style:font-style-complex="normal" style:font-weight-complex="normal"/>
    </style:style>
    <style:style style:name="P58" style:family="paragraph" style:parent-style-name="Standard">
      <style:text-properties fo:font-style="italic" style:text-underline-style="solid" style:text-underline-width="auto" style:text-underline-color="font-color" fo:font-weight="normal" officeooo:rsid="000d4efb" officeooo:paragraph-rsid="0008b69c" style:font-style-asian="italic" style:font-weight-asian="normal" style:font-style-complex="italic" style:font-weight-complex="normal"/>
    </style:style>
    <style:style style:name="P59" style:family="paragraph" style:parent-style-name="Standard" style:list-style-name="L52">
      <style:text-properties officeooo:rsid="000f19f8" officeooo:paragraph-rsid="000f19f8"/>
    </style:style>
    <style:style style:name="P60" style:family="paragraph" style:parent-style-name="Standard" style:list-style-name="L52">
      <style:text-properties officeooo:rsid="000f2f6d" officeooo:paragraph-rsid="000f2f6d"/>
    </style:style>
    <style:style style:name="P61" style:family="paragraph" style:parent-style-name="Standard" style:list-style-name="L52">
      <style:text-properties officeooo:rsid="000fd535" officeooo:paragraph-rsid="000fd535"/>
    </style:style>
    <style:style style:name="P62" style:family="paragraph" style:parent-style-name="Standard" style:list-style-name="L53">
      <style:text-properties officeooo:rsid="00120ec8" officeooo:paragraph-rsid="00120ec8"/>
    </style:style>
    <style:style style:name="P63" style:family="paragraph" style:parent-style-name="Standard" style:list-style-name="L53">
      <style:text-properties officeooo:rsid="00120ec8" officeooo:paragraph-rsid="0024c524"/>
    </style:style>
    <style:style style:name="P64" style:family="paragraph" style:parent-style-name="Standard" style:list-style-name="L54">
      <style:text-properties officeooo:rsid="00120ec8" officeooo:paragraph-rsid="00120ec8"/>
    </style:style>
    <style:style style:name="P65" style:family="paragraph" style:parent-style-name="Standard" style:list-style-name="L56">
      <style:text-properties officeooo:rsid="00120ec8" officeooo:paragraph-rsid="0024c524"/>
    </style:style>
    <style:style style:name="P66" style:family="paragraph" style:parent-style-name="Standard" style:list-style-name="L55">
      <style:text-properties officeooo:rsid="001b3caf" officeooo:paragraph-rsid="001b3caf"/>
    </style:style>
    <style:style style:name="P67" style:family="paragraph" style:parent-style-name="Standard" style:list-style-name="L55">
      <style:text-properties officeooo:rsid="001b4162" officeooo:paragraph-rsid="001b4162"/>
    </style:style>
    <style:style style:name="P68" style:family="paragraph" style:parent-style-name="Standard" style:list-style-name="L55">
      <style:text-properties officeooo:rsid="001ccc9b" officeooo:paragraph-rsid="001ccc9b"/>
    </style:style>
    <style:style style:name="P69" style:family="paragraph" style:parent-style-name="Standard" style:list-style-name="L55">
      <style:text-properties officeooo:rsid="001dac0f" officeooo:paragraph-rsid="001dac0f"/>
    </style:style>
    <style:style style:name="P70" style:family="paragraph" style:parent-style-name="Standard" style:list-style-name="L55">
      <style:text-properties officeooo:rsid="001f9772" officeooo:paragraph-rsid="001f9772"/>
    </style:style>
    <style:style style:name="P71" style:family="paragraph" style:parent-style-name="Standard" style:list-style-name="L55">
      <style:text-properties officeooo:rsid="002161a6" officeooo:paragraph-rsid="002161a6"/>
    </style:style>
    <style:style style:name="P72" style:family="paragraph" style:parent-style-name="Standard" style:list-style-name="L55">
      <style:text-properties officeooo:rsid="00238632" officeooo:paragraph-rsid="00238632"/>
    </style:style>
    <style:style style:name="P73" style:family="paragraph" style:parent-style-name="Standard">
      <style:text-properties officeooo:rsid="00238632" officeooo:paragraph-rsid="0003ee0b"/>
    </style:style>
    <style:style style:name="P74" style:family="paragraph" style:parent-style-name="Standard">
      <style:text-properties style:text-underline-style="solid" style:text-underline-width="auto" style:text-underline-color="font-color" officeooo:rsid="002664bc" officeooo:paragraph-rsid="002db4b5"/>
    </style:style>
    <style:style style:name="P75" style:family="paragraph" style:parent-style-name="Standard" style:list-style-name="L57">
      <style:text-properties officeooo:rsid="002664bc" officeooo:paragraph-rsid="002db4b5"/>
    </style:style>
    <style:style style:name="P76" style:family="paragraph" style:parent-style-name="Standard" style:list-style-name="L57">
      <style:text-properties officeooo:rsid="0027eb7d" officeooo:paragraph-rsid="002db4b5"/>
    </style:style>
    <style:style style:name="P77" style:family="paragraph" style:parent-style-name="Standard" style:list-style-name="L57">
      <style:text-properties officeooo:rsid="00290d6b" officeooo:paragraph-rsid="002db4b5"/>
    </style:style>
    <style:style style:name="P78" style:family="paragraph" style:parent-style-name="Standard" style:list-style-name="L57">
      <style:text-properties officeooo:rsid="002b783d" officeooo:paragraph-rsid="002db4b5"/>
    </style:style>
    <style:style style:name="P79" style:family="paragraph" style:parent-style-name="Standard" style:list-style-name="L58">
      <style:text-properties officeooo:rsid="002d63fa" officeooo:paragraph-rsid="002d63fa"/>
    </style:style>
    <style:style style:name="P80" style:family="paragraph" style:parent-style-name="Standard" style:list-style-name="L59">
      <style:text-properties officeooo:rsid="002d63fa" officeooo:paragraph-rsid="002d63fa"/>
    </style:style>
    <style:style style:name="P81" style:family="paragraph" style:parent-style-name="Standard">
      <style:text-properties officeooo:rsid="002d63fa" officeooo:paragraph-rsid="002d63fa"/>
    </style:style>
    <style:style style:name="P82" style:family="paragraph" style:parent-style-name="Standard" style:list-style-name="L60">
      <style:text-properties officeooo:rsid="00394b59" officeooo:paragraph-rsid="00394b59"/>
    </style:style>
    <style:style style:name="P83" style:family="paragraph" style:parent-style-name="Standard" style:list-style-name="L61">
      <style:text-properties officeooo:rsid="00394b59" officeooo:paragraph-rsid="00394b59"/>
    </style:style>
    <style:style style:name="P84" style:family="paragraph" style:parent-style-name="Standard">
      <style:text-properties officeooo:rsid="0043d5ff" officeooo:paragraph-rsid="00425014"/>
    </style:style>
    <style:style style:name="P85" style:family="paragraph" style:parent-style-name="Standard">
      <style:text-properties officeooo:rsid="0043d5ff" officeooo:paragraph-rsid="0043d5ff"/>
    </style:style>
    <style:style style:name="P86" style:family="paragraph" style:parent-style-name="Standard">
      <style:text-properties officeooo:rsid="0043d5ff" officeooo:paragraph-rsid="00a1293f"/>
    </style:style>
    <style:style style:name="P87" style:family="paragraph" style:parent-style-name="Standard" style:list-style-name="L62">
      <style:text-properties officeooo:rsid="0050de28" officeooo:paragraph-rsid="0050de28"/>
    </style:style>
    <style:style style:name="P88" style:family="paragraph" style:parent-style-name="Standard" style:list-style-name="L63">
      <style:text-properties officeooo:rsid="00570f3c" officeooo:paragraph-rsid="00570f3c"/>
    </style:style>
    <style:style style:name="P89" style:family="paragraph" style:parent-style-name="Standard" style:list-style-name="L63">
      <style:text-properties officeooo:rsid="00570f3c" officeooo:paragraph-rsid="00a14833"/>
    </style:style>
    <style:style style:name="P90" style:family="paragraph" style:parent-style-name="Standard">
      <style:text-properties officeooo:rsid="00570f3c" officeooo:paragraph-rsid="00a14833"/>
    </style:style>
    <style:style style:name="P91" style:family="paragraph" style:parent-style-name="Standard" style:list-style-name="L64">
      <style:text-properties officeooo:rsid="005dd93f" officeooo:paragraph-rsid="005dd93f"/>
    </style:style>
    <style:style style:name="P92" style:family="paragraph" style:parent-style-name="Standard" style:list-style-name="L76">
      <style:text-properties officeooo:rsid="005dd93f" officeooo:paragraph-rsid="00a14833"/>
    </style:style>
    <style:style style:name="P93" style:family="paragraph" style:parent-style-name="Standard">
      <style:text-properties officeooo:rsid="005dd93f" officeooo:paragraph-rsid="00a14833"/>
    </style:style>
    <style:style style:name="P94" style:family="paragraph" style:parent-style-name="Standard" style:list-style-name="L65">
      <style:text-properties officeooo:rsid="00617583" officeooo:paragraph-rsid="00617583"/>
    </style:style>
    <style:style style:name="P95" style:family="paragraph" style:parent-style-name="Standard" style:list-style-name="L77">
      <style:text-properties officeooo:rsid="00617583" officeooo:paragraph-rsid="00a14833"/>
    </style:style>
    <style:style style:name="P96" style:family="paragraph" style:parent-style-name="Standard" style:list-style-name="L66">
      <style:text-properties officeooo:rsid="0060aa5f" officeooo:paragraph-rsid="0060aa5f"/>
    </style:style>
    <style:style style:name="P97" style:family="paragraph" style:parent-style-name="Standard" style:list-style-name="L78">
      <style:text-properties officeooo:rsid="0060aa5f" officeooo:paragraph-rsid="00a14833"/>
    </style:style>
    <style:style style:name="P98" style:family="paragraph" style:parent-style-name="Standard">
      <style:text-properties officeooo:rsid="0062bd40" officeooo:paragraph-rsid="0062bd40"/>
    </style:style>
    <style:style style:name="P99" style:family="paragraph" style:parent-style-name="Standard">
      <style:text-properties officeooo:rsid="0062bd40" officeooo:paragraph-rsid="00a14833"/>
    </style:style>
    <style:style style:name="P100" style:family="paragraph" style:parent-style-name="Standard" style:list-style-name="L68">
      <style:text-properties officeooo:rsid="0065c05b" officeooo:paragraph-rsid="0065c05b"/>
    </style:style>
    <style:style style:name="P101" style:family="paragraph" style:parent-style-name="Standard">
      <style:text-properties officeooo:rsid="0065c05b" officeooo:paragraph-rsid="0065c05b"/>
    </style:style>
    <style:style style:name="P102" style:family="paragraph" style:parent-style-name="Standard">
      <style:text-properties officeooo:rsid="0065c05b" officeooo:paragraph-rsid="006f4d38"/>
    </style:style>
    <style:style style:name="P103" style:family="paragraph" style:parent-style-name="Standard">
      <style:text-properties officeooo:paragraph-rsid="0003ee0b"/>
    </style:style>
    <style:style style:name="P104" style:family="paragraph" style:parent-style-name="Standard" style:list-style-name="L69">
      <style:text-properties officeooo:paragraph-rsid="006f4d38"/>
    </style:style>
    <style:style style:name="P105" style:family="paragraph" style:parent-style-name="Standard" style:list-style-name="L70">
      <style:text-properties officeooo:rsid="006f4d38" officeooo:paragraph-rsid="006f5198"/>
    </style:style>
    <style:style style:name="P106" style:family="paragraph" style:parent-style-name="Standard">
      <style:text-properties officeooo:rsid="006f4d38" officeooo:paragraph-rsid="006f5198"/>
    </style:style>
    <style:style style:name="P107" style:family="paragraph" style:parent-style-name="Standard" style:list-style-name="L70">
      <style:text-properties officeooo:rsid="006f5198" officeooo:paragraph-rsid="006f5198"/>
    </style:style>
    <style:style style:name="P108" style:family="paragraph" style:parent-style-name="Standard">
      <style:text-properties officeooo:rsid="0070e1df" officeooo:paragraph-rsid="0070e1df"/>
    </style:style>
    <style:style style:name="P109" style:family="paragraph" style:parent-style-name="Standard">
      <style:text-properties officeooo:rsid="0070e1df" officeooo:paragraph-rsid="00a3b61b"/>
    </style:style>
    <style:style style:name="P110" style:family="paragraph" style:parent-style-name="Standard">
      <style:text-properties officeooo:paragraph-rsid="0070e1df"/>
    </style:style>
    <style:style style:name="P111" style:family="paragraph" style:parent-style-name="Standard" style:list-style-name="L71">
      <style:text-properties officeooo:rsid="0071bc19" officeooo:paragraph-rsid="0071bc19"/>
    </style:style>
    <style:style style:name="P112" style:family="paragraph" style:parent-style-name="Standard" style:list-style-name="L71">
      <style:text-properties officeooo:rsid="0071bc19" officeooo:paragraph-rsid="00a3b61b"/>
    </style:style>
    <style:style style:name="P113" style:family="paragraph" style:parent-style-name="Standard">
      <style:text-properties officeooo:rsid="0071bc19" officeooo:paragraph-rsid="0071bc19"/>
    </style:style>
    <style:style style:name="P114" style:family="paragraph" style:parent-style-name="Standard">
      <style:text-properties officeooo:rsid="0071bc19" officeooo:paragraph-rsid="00a3b61b"/>
    </style:style>
    <style:style style:name="P115" style:family="paragraph" style:parent-style-name="Standard">
      <style:text-properties officeooo:rsid="0071e9b1" officeooo:paragraph-rsid="0071e9b1"/>
    </style:style>
    <style:style style:name="P116" style:family="paragraph" style:parent-style-name="Standard">
      <style:text-properties officeooo:rsid="0071e9b1" officeooo:paragraph-rsid="00a3b61b"/>
    </style:style>
    <style:style style:name="P117" style:family="paragraph" style:parent-style-name="Standard">
      <style:text-properties officeooo:rsid="0075f313" officeooo:paragraph-rsid="0075f313"/>
    </style:style>
    <style:style style:name="P118" style:family="paragraph" style:parent-style-name="Standard">
      <style:text-properties officeooo:rsid="0075f313" officeooo:paragraph-rsid="00a3b61b"/>
    </style:style>
    <style:style style:name="P119" style:family="paragraph" style:parent-style-name="Standard" style:list-style-name="L72">
      <style:text-properties officeooo:rsid="0077e3ea" officeooo:paragraph-rsid="0077e3ea"/>
    </style:style>
    <style:style style:name="P120" style:family="paragraph" style:parent-style-name="Standard">
      <style:text-properties officeooo:rsid="0077e3ea" officeooo:paragraph-rsid="0077e3ea"/>
    </style:style>
    <style:style style:name="P121" style:family="paragraph" style:parent-style-name="Standard" style:list-style-name="L73">
      <style:text-properties officeooo:rsid="0077e3ea" officeooo:paragraph-rsid="0077e3ea"/>
    </style:style>
    <style:style style:name="P122" style:family="paragraph" style:parent-style-name="Standard">
      <style:text-properties officeooo:rsid="0079fa12" officeooo:paragraph-rsid="0079fa12"/>
    </style:style>
    <style:style style:name="P123" style:family="paragraph" style:parent-style-name="Standard">
      <style:text-properties officeooo:rsid="007c8998" officeooo:paragraph-rsid="007c8998"/>
    </style:style>
    <style:style style:name="P124" style:family="paragraph" style:parent-style-name="Standard">
      <style:text-properties officeooo:rsid="007c8998" officeooo:paragraph-rsid="00a3b61b"/>
    </style:style>
    <style:style style:name="P125" style:family="paragraph" style:parent-style-name="Standard" style:list-style-name="L74">
      <style:text-properties officeooo:rsid="007dead3" officeooo:paragraph-rsid="007dead3"/>
    </style:style>
    <style:style style:name="P126" style:family="paragraph" style:parent-style-name="Standard">
      <style:text-properties officeooo:rsid="007dead3" officeooo:paragraph-rsid="007dead3"/>
    </style:style>
    <style:style style:name="P127" style:family="paragraph" style:parent-style-name="Standard">
      <style:text-properties officeooo:rsid="008d4d59" officeooo:paragraph-rsid="008d4d59"/>
    </style:style>
    <style:style style:name="P128" style:family="paragraph" style:parent-style-name="Standard">
      <style:text-properties officeooo:rsid="008f928d" officeooo:paragraph-rsid="008f928d"/>
    </style:style>
    <style:style style:name="P129" style:family="paragraph" style:parent-style-name="Standard">
      <style:text-properties officeooo:rsid="008f928d" officeooo:paragraph-rsid="00a3b61b"/>
    </style:style>
    <style:style style:name="P130" style:family="paragraph" style:parent-style-name="Standard">
      <style:text-properties officeooo:rsid="009044bd" officeooo:paragraph-rsid="009044bd"/>
    </style:style>
    <style:style style:name="P131" style:family="paragraph" style:parent-style-name="Standard" style:list-style-name="L75">
      <style:text-properties officeooo:rsid="009044bd" officeooo:paragraph-rsid="009044bd"/>
    </style:style>
    <style:style style:name="P132" style:family="paragraph" style:parent-style-name="Standard" style:list-style-name="L75">
      <style:text-properties officeooo:rsid="009044bd" officeooo:paragraph-rsid="00a3b61b"/>
    </style:style>
    <style:style style:name="P133" style:family="paragraph" style:parent-style-name="Standard">
      <style:text-properties officeooo:rsid="009044bd" officeooo:paragraph-rsid="00a3b61b"/>
    </style:style>
    <style:style style:name="P134" style:family="paragraph" style:parent-style-name="Standard">
      <style:text-properties officeooo:rsid="00915c50" officeooo:paragraph-rsid="00915c50"/>
    </style:style>
    <style:style style:name="P135" style:family="paragraph" style:parent-style-name="Standard">
      <style:text-properties officeooo:rsid="00915c50" officeooo:paragraph-rsid="0092ada5"/>
    </style:style>
    <style:style style:name="P136" style:family="paragraph" style:parent-style-name="Standard">
      <style:text-properties officeooo:rsid="00915c50" officeooo:paragraph-rsid="00a3b61b"/>
    </style:style>
    <style:style style:name="P137" style:family="paragraph" style:parent-style-name="Standard">
      <style:text-properties officeooo:rsid="00a01675" officeooo:paragraph-rsid="00a01675"/>
    </style:style>
    <style:style style:name="P138" style:family="paragraph" style:parent-style-name="Standard">
      <style:text-properties fo:font-size="18pt" fo:font-weight="bold" officeooo:rsid="00039a9d" officeooo:paragraph-rsid="00039a9d" style:font-size-asian="18pt" style:font-weight-asian="bold" style:font-size-complex="18pt" style:font-weight-complex="bold"/>
    </style:style>
    <style:style style:name="P139" style:family="paragraph" style:parent-style-name="Standard">
      <style:text-properties officeooo:rsid="003399fd" officeooo:paragraph-rsid="003399fd"/>
    </style:style>
    <style:style style:name="P140" style:family="paragraph" style:parent-style-name="Standard">
      <style:text-properties officeooo:rsid="003399fd" officeooo:paragraph-rsid="00a0f04c"/>
    </style:style>
    <style:style style:name="P141" style:family="paragraph" style:parent-style-name="Standard">
      <style:text-properties officeooo:rsid="003da280" officeooo:paragraph-rsid="003da280"/>
    </style:style>
    <style:style style:name="P142" style:family="paragraph" style:parent-style-name="Standard">
      <style:text-properties officeooo:rsid="004bb1e3" officeooo:paragraph-rsid="004bb1e3"/>
    </style:style>
    <style:style style:name="P143" style:family="paragraph" style:parent-style-name="Standard">
      <style:text-properties officeooo:rsid="004bb1e3" officeooo:paragraph-rsid="00a1293f"/>
    </style:style>
    <style:style style:name="P144" style:family="paragraph" style:parent-style-name="Standard">
      <style:text-properties officeooo:rsid="004bb1e3" officeooo:paragraph-rsid="00a14833"/>
    </style:style>
    <style:style style:name="P145" style:family="paragraph" style:parent-style-name="Standard">
      <style:text-properties officeooo:rsid="0045a296" officeooo:paragraph-rsid="00a1293f"/>
    </style:style>
    <style:style style:name="P146" style:family="paragraph" style:parent-style-name="Standard">
      <style:text-properties officeooo:rsid="00425014" officeooo:paragraph-rsid="00a1293f"/>
    </style:style>
    <style:style style:name="P147" style:family="paragraph" style:parent-style-name="Standard">
      <style:text-properties officeooo:rsid="00557c38" officeooo:paragraph-rsid="00a14833"/>
    </style:style>
    <style:style style:name="P148" style:family="paragraph" style:parent-style-name="Standard">
      <style:text-properties officeooo:rsid="0057654e" officeooo:paragraph-rsid="00a14833"/>
    </style:style>
    <style:style style:name="P149" style:family="paragraph" style:parent-style-name="Standard">
      <style:text-properties officeooo:rsid="0059fe07" officeooo:paragraph-rsid="00a14833"/>
    </style:style>
    <style:style style:name="P150" style:family="paragraph" style:parent-style-name="Standard">
      <style:text-properties officeooo:rsid="005bba70" officeooo:paragraph-rsid="00a14833"/>
    </style:style>
    <style:style style:name="P151" style:family="paragraph" style:parent-style-name="Standard">
      <style:text-properties officeooo:rsid="005eb822" officeooo:paragraph-rsid="00a14833"/>
    </style:style>
    <style:style style:name="P152" style:family="paragraph" style:parent-style-name="Standard">
      <style:text-properties officeooo:rsid="005ecfa4" officeooo:paragraph-rsid="00a14833"/>
    </style:style>
    <style:style style:name="P153" style:family="paragraph" style:parent-style-name="Standard">
      <style:text-properties officeooo:rsid="005f3929" officeooo:paragraph-rsid="00a14833"/>
    </style:style>
    <style:style style:name="P154" style:family="paragraph" style:parent-style-name="Standard">
      <style:text-properties officeooo:paragraph-rsid="00a3b61b"/>
    </style:style>
    <style:style style:name="P155" style:family="paragraph" style:parent-style-name="Standard">
      <style:text-properties officeooo:rsid="00a3b61b" officeooo:paragraph-rsid="00a3b61b"/>
    </style:style>
    <style:style style:name="P156" style:family="paragraph" style:parent-style-name="Table_20_Contents">
      <style:paragraph-properties fo:text-align="center" style:justify-single-word="false"/>
      <style:text-properties officeooo:rsid="007f10d7" officeooo:paragraph-rsid="007f10d7"/>
    </style:style>
    <style:style style:name="P157" style:family="paragraph" style:parent-style-name="Table_20_Contents">
      <style:paragraph-properties fo:text-align="center" style:justify-single-word="false"/>
    </style:style>
    <style:style style:name="P158" style:family="paragraph" style:parent-style-name="Table_20_Contents">
      <style:paragraph-properties fo:text-align="center" style:justify-single-word="false"/>
      <style:text-properties officeooo:paragraph-rsid="008cb72f"/>
    </style:style>
    <style:style style:name="P159" style:family="paragraph" style:parent-style-name="Table_20_Contents">
      <style:paragraph-properties fo:text-align="center" style:justify-single-word="false"/>
      <style:text-properties officeooo:rsid="008107f0" officeooo:paragraph-rsid="008107f0"/>
    </style:style>
    <style:style style:name="P160" style:family="paragraph" style:parent-style-name="Table_20_Contents">
      <style:paragraph-properties fo:text-align="center" style:justify-single-word="false"/>
      <style:text-properties officeooo:rsid="008107f0" officeooo:paragraph-rsid="008cb72f"/>
    </style:style>
    <style:style style:name="P161" style:family="paragraph" style:parent-style-name="Table_20_Contents">
      <style:paragraph-properties fo:text-align="center" style:justify-single-word="false"/>
      <style:text-properties officeooo:rsid="0083abae" officeooo:paragraph-rsid="0083abae"/>
    </style:style>
    <style:style style:name="P162" style:family="paragraph" style:parent-style-name="Table_20_Contents">
      <style:paragraph-properties fo:text-align="center" style:justify-single-word="false"/>
      <style:text-properties officeooo:rsid="0084fd96" officeooo:paragraph-rsid="0084fd96"/>
    </style:style>
    <style:style style:name="P163" style:family="paragraph" style:parent-style-name="Table_20_Contents">
      <style:paragraph-properties fo:text-align="center" style:justify-single-word="false"/>
      <style:text-properties officeooo:rsid="00863a4c" officeooo:paragraph-rsid="00863a4c"/>
    </style:style>
    <style:style style:name="P164" style:family="paragraph" style:parent-style-name="Table_20_Contents">
      <style:paragraph-properties fo:text-align="center" style:justify-single-word="false"/>
      <style:text-properties officeooo:rsid="0087a355" officeooo:paragraph-rsid="0087a355"/>
    </style:style>
    <style:style style:name="P165"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6" style:family="paragraph">
      <style:paragraph-properties fo:margin-left="0in" fo:margin-right="0in" fo:margin-top="0in" fo:margin-bottom="0in" fo:line-height="100%" fo:text-align="center" fo:text-indent="0in"/>
    </style:style>
    <style:style style:name="P167" style:family="paragraph">
      <style:paragraph-properties fo:margin-left="0in" fo:margin-right="0in" fo:margin-top="0in" fo:margin-bottom="0in" fo:line-height="100%" fo:text-indent="0in"/>
    </style:style>
    <style:style style:name="P168"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9"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T1" style:family="text">
      <style:text-properties officeooo:rsid="0003ee0b"/>
    </style:style>
    <style:style style:name="T2" style:family="text">
      <style:text-properties officeooo:rsid="0005b6d2"/>
    </style:style>
    <style:style style:name="T3" style:family="text">
      <style:text-properties officeooo:rsid="00062958"/>
    </style:style>
    <style:style style:name="T4" style:family="text">
      <style:text-properties officeooo:rsid="00070cfe"/>
    </style:style>
    <style:style style:name="T5" style:family="text">
      <style:text-properties fo:font-weight="bold" officeooo:rsid="001540ac" style:font-weight-asian="bold" style:font-weight-complex="bold"/>
    </style:style>
    <style:style style:name="T6" style:family="text">
      <style:text-properties fo:font-style="italic" fo:font-weight="bold" officeooo:rsid="0008b69c"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normal" officeooo:rsid="000d4efb" style:font-style-asian="italic" style:font-weight-asian="normal" style:font-style-complex="italic"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normal" officeooo:rsid="0008b69c" style:font-style-asian="normal" style:font-weight-asian="normal" style:font-style-complex="normal" style:font-weight-complex="normal"/>
    </style:style>
    <style:style style:name="T10" style:family="text">
      <style:text-properties fo:font-style="normal" fo:font-weight="normal" officeooo:rsid="000b1591" style:font-style-asian="normal" style:font-weight-asian="normal" style:font-style-complex="normal" style:font-weight-complex="normal"/>
    </style:style>
    <style:style style:name="T11" style:family="text">
      <style:text-properties fo:font-style="normal" fo:font-weight="normal" officeooo:rsid="000c220d" style:font-style-asian="normal" style:font-weight-asian="normal" style:font-style-complex="normal" style:font-weight-complex="normal"/>
    </style:style>
    <style:style style:name="T12" style:family="text">
      <style:text-properties fo:font-style="normal" fo:font-weight="normal" officeooo:rsid="000d4efb" style:font-style-asian="normal" style:font-weight-asian="normal" style:font-style-complex="normal" style:font-weight-complex="normal"/>
    </style:style>
    <style:style style:name="T13" style:family="text">
      <style:text-properties officeooo:rsid="00118a00"/>
    </style:style>
    <style:style style:name="T14" style:family="text">
      <style:text-properties officeooo:rsid="0013f6ce"/>
    </style:style>
    <style:style style:name="T15" style:family="text">
      <style:text-properties officeooo:rsid="001540ac"/>
    </style:style>
    <style:style style:name="T16" style:family="text">
      <style:text-properties officeooo:rsid="0017f9f9"/>
    </style:style>
    <style:style style:name="T17" style:family="text">
      <style:text-properties officeooo:rsid="001a373c"/>
    </style:style>
    <style:style style:name="T18" style:family="text">
      <style:text-properties style:text-underline-style="solid" style:text-underline-width="auto" style:text-underline-color="font-color" officeooo:rsid="001b3caf"/>
    </style:style>
    <style:style style:name="T19" style:family="text">
      <style:text-properties style:text-underline-style="solid" style:text-underline-width="auto" style:text-underline-color="font-color" officeooo:rsid="00118a00"/>
    </style:style>
    <style:style style:name="T20" style:family="text">
      <style:text-properties officeooo:rsid="001ccc9b"/>
    </style:style>
    <style:style style:name="T21" style:family="text">
      <style:text-properties officeooo:rsid="00238632"/>
    </style:style>
    <style:style style:name="T22" style:family="text">
      <style:text-properties officeooo:rsid="0024c524"/>
    </style:style>
    <style:style style:name="T23" style:family="text">
      <style:text-properties style:text-underline-style="none" officeooo:rsid="001b3caf"/>
    </style:style>
    <style:style style:name="T24" style:family="text">
      <style:text-properties style:text-underline-style="none" officeooo:rsid="00118a00"/>
    </style:style>
    <style:style style:name="T25" style:family="text">
      <style:text-properties officeooo:rsid="00286eeb"/>
    </style:style>
    <style:style style:name="T26" style:family="text">
      <style:text-properties officeooo:rsid="002a230b"/>
    </style:style>
    <style:style style:name="T27" style:family="text">
      <style:text-properties officeooo:rsid="00315a32"/>
    </style:style>
    <style:style style:name="T28" style:family="text">
      <style:text-properties officeooo:rsid="00322a14"/>
    </style:style>
    <style:style style:name="T29" style:family="text">
      <style:text-properties officeooo:rsid="00394b59"/>
    </style:style>
    <style:style style:name="T30" style:family="text">
      <style:text-properties officeooo:rsid="003be6bb"/>
    </style:style>
    <style:style style:name="T31" style:family="text">
      <style:text-properties officeooo:rsid="003e3644"/>
    </style:style>
    <style:style style:name="T32" style:family="text">
      <style:text-properties officeooo:rsid="003f528d"/>
    </style:style>
    <style:style style:name="T33" style:family="text">
      <style:text-properties officeooo:rsid="0045a296"/>
    </style:style>
    <style:style style:name="T34" style:family="text">
      <style:text-properties officeooo:rsid="0046981a"/>
    </style:style>
    <style:style style:name="T35" style:family="text">
      <style:text-properties officeooo:rsid="00479160"/>
    </style:style>
    <style:style style:name="T36" style:family="text">
      <style:text-properties officeooo:rsid="00499562"/>
    </style:style>
    <style:style style:name="T37" style:family="text">
      <style:text-properties officeooo:rsid="0050de28"/>
    </style:style>
    <style:style style:name="T38" style:family="text">
      <style:text-properties officeooo:rsid="00523847"/>
    </style:style>
    <style:style style:name="T39" style:family="text">
      <style:text-properties officeooo:rsid="00545983"/>
    </style:style>
    <style:style style:name="T40" style:family="text">
      <style:text-properties officeooo:rsid="005616a4"/>
    </style:style>
    <style:style style:name="T41" style:family="text">
      <style:text-properties officeooo:rsid="0059fe07"/>
    </style:style>
    <style:style style:name="T42" style:family="text">
      <style:text-properties officeooo:rsid="005b79d0"/>
    </style:style>
    <style:style style:name="T43" style:family="text">
      <style:text-properties officeooo:rsid="005da9fb"/>
    </style:style>
    <style:style style:name="T44" style:family="text">
      <style:text-properties officeooo:rsid="005dd93f"/>
    </style:style>
    <style:style style:name="T45" style:family="text">
      <style:text-properties officeooo:rsid="005f3929"/>
    </style:style>
    <style:style style:name="T46" style:family="text">
      <style:text-properties officeooo:rsid="0060aa5f"/>
    </style:style>
    <style:style style:name="T47" style:family="text">
      <style:text-properties officeooo:rsid="00617583"/>
    </style:style>
    <style:style style:name="T48" style:family="text">
      <style:text-properties officeooo:rsid="0065c05b"/>
    </style:style>
    <style:style style:name="T49" style:family="text">
      <style:text-properties officeooo:rsid="0066ba78"/>
    </style:style>
    <style:style style:name="T50" style:family="text">
      <style:text-properties officeooo:rsid="0068395d"/>
    </style:style>
    <style:style style:name="T51" style:family="text">
      <style:text-properties officeooo:rsid="0069c7a9"/>
    </style:style>
    <style:style style:name="T52" style:family="text">
      <style:text-properties officeooo:rsid="006e459b"/>
    </style:style>
    <style:style style:name="T53" style:family="text">
      <style:text-properties officeooo:rsid="006f5198"/>
    </style:style>
    <style:style style:name="T54" style:family="text">
      <style:text-properties officeooo:rsid="006f51d1"/>
    </style:style>
    <style:style style:name="T55" style:family="text">
      <style:text-properties officeooo:rsid="0071bc19"/>
    </style:style>
    <style:style style:name="T56" style:family="text">
      <style:text-properties officeooo:rsid="0071e9b1"/>
    </style:style>
    <style:style style:name="T57" style:family="text">
      <style:text-properties officeooo:rsid="00744990"/>
    </style:style>
    <style:style style:name="T58" style:family="text">
      <style:text-properties officeooo:rsid="0077e3ea"/>
    </style:style>
    <style:style style:name="T59" style:family="text">
      <style:text-properties officeooo:rsid="0079fa12"/>
    </style:style>
    <style:style style:name="T60" style:family="text">
      <style:text-properties officeooo:rsid="007c8998"/>
    </style:style>
    <style:style style:name="T61" style:family="text">
      <style:text-properties officeooo:rsid="007dead3"/>
    </style:style>
    <style:style style:name="T62" style:family="text">
      <style:text-properties officeooo:rsid="007f10d7"/>
    </style:style>
    <style:style style:name="T63" style:family="text">
      <style:text-properties officeooo:rsid="00812597"/>
    </style:style>
    <style:style style:name="T64" style:family="text">
      <style:text-properties officeooo:rsid="0084fd96"/>
    </style:style>
    <style:style style:name="T65" style:family="text">
      <style:text-properties officeooo:rsid="0087a355"/>
    </style:style>
    <style:style style:name="T66" style:family="text">
      <style:text-properties officeooo:rsid="00899c2b"/>
    </style:style>
    <style:style style:name="T67" style:family="text">
      <style:text-properties officeooo:rsid="008cb72f"/>
    </style:style>
    <style:style style:name="T68" style:family="text">
      <style:text-properties officeooo:rsid="0090d3bd"/>
    </style:style>
    <style:style style:name="T69" style:family="text">
      <style:text-properties officeooo:rsid="0092ada5"/>
    </style:style>
    <style:style style:name="T70" style:family="text">
      <style:text-properties officeooo:rsid="00933c13"/>
    </style:style>
    <style:style style:name="T71" style:family="text">
      <style:text-properties officeooo:rsid="0095a955"/>
    </style:style>
    <style:style style:name="T72" style:family="text">
      <style:text-properties officeooo:rsid="0096af4d"/>
    </style:style>
    <style:style style:name="T73" style:family="text">
      <style:text-properties officeooo:rsid="00989950"/>
    </style:style>
    <style:style style:name="T74" style:family="text">
      <style:text-properties officeooo:rsid="009e1666"/>
    </style:style>
    <style:style style:name="T75" style:family="text">
      <style:text-properties officeooo:rsid="004ef714"/>
    </style:style>
    <style:style style:name="T76" style:family="text">
      <style:text-properties officeooo:rsid="00aa6f75"/>
    </style:style>
    <style:style style:name="T77" style:family="text">
      <style:text-properties officeooo:rsid="00ab5135"/>
    </style:style>
    <style:style style:name="T78"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9" style:family="text">
      <style:text-properties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0" style:family="text">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1" style:family="text">
      <style:text-properties style:use-window-font-color="true" style:text-outline="false" style:text-line-through-style="none" style:text-line-through-type="none" style:font-name="Liberation Sans1" fo:font-size="10pt" fo:font-style="normal" fo:text-shadow="none" style:text-underline-style="none" fo:font-weight="normal" style:letter-kerning="true" style:font-name-asian="Droid Sans Fallback" style:font-size-asian="10pt" style:font-style-asian="normal" style:font-weight-asian="normal" style:font-name-complex="FreeSans" style:font-size-complex="10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cccccc"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4"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solid" draw:fill-color="#ffffff" draw:opacity="50%" draw:textarea-horizontal-align="justify" draw:textarea-vertical-align="middle" draw:auto-grow-height="false" fo:padding-top="0.0492in" fo:padding-bottom="0.0492in" fo:padding-left="0.0984in" fo:padding-right="0.0984in" draw:shadow="hidden" draw:shadow-offset-x="0.0799in" draw:shadow-offset-y="0.0799in" draw:shadow-color="#808080" draw:shadow-opacity="50%" style:run-through="foreground"/>
    </style:style>
    <style:style style:name="gr7" style:family="graphic">
      <style:graphic-properties draw:stroke="soli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3902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dash" draw:stroke-dash="Fine_20_Dashed" svg:stroke-width="0in" svg:stroke-color="#000000" draw:marker-start="Arrow" draw:marker-start-width="0.1181in" draw:marker-start-center="false" draw:marker-end="Arrow" draw:marker-end-width="0.1181in" draw:marker-end-center="false" draw:fill="solid"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16"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46in" fo:padding-bottom="0.0646in" fo:padding-left="0.1138in" fo:padding-right="0.1138in" draw:shadow="hidden" draw:shadow-offset-x="0.0783in" draw:shadow-offset-y="0.0783in" draw:shadow-color="#808080" style:run-through="foreground"/>
    </style:style>
    <style:style style:name="gr17" style:family="graphic">
      <style:graphic-properties draw:stroke="solid" draw:stroke-dash="Fine_20_Dashed" svg:stroke-width="0.0299in" svg:stroke-color="#000000" draw:marker-start="" draw:marker-start-width="0.0453in" draw:marker-start-center="false" draw:marker-end="" draw:marker-end-width="0.045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18" style:family="graphic">
      <style:graphic-properties draw:stroke="solid"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61in"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Fine_20_Dashed" svg:stroke-width="0.0299in" svg:stroke-color="#00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22" style:family="graphic">
      <style:graphic-properties style:run-through="foreground" style:wrap="run-through" style:number-wrapped-paragraphs="no-limit" style:vertical-pos="from-top" style:vertical-rel="paragraph" style:horizontal-pos="from-left" style:horizontal-rel="paragraph"/>
    </style:style>
    <style:style style:name="gr23" style:family="graphic" style:list-style-name="L79">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list-style-name="L80">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list-style-name="L8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list-style-name="L8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list-style-name="L8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list-style-name="L84">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list-style-name="L85">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list-style-name="L86">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list-style-name="L87">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list-style-name="L88">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list-style-name="L89">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list-style-name="L90">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list-style-name="L91">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list-style-name="L92">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list-style-name="L93">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list-style-name="L94">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83in" fo:padding-top="0.0492in" fo:padding-bottom="0.0492in" fo:padding-left="0.0984in" fo:padding-right="0.0984in" draw:shadow="hidden" draw:shadow-offset-x="0.0783in" draw:shadow-offset-y="0.0783in" draw:shadow-color="#808080" style:run-through="foreground"/>
    </style:style>
    <style:style style:name="gr39" style:family="graphic" style:list-style-name="L95">
      <style:graphic-properties draw:stroke="solid" draw:stroke-dash="Fine_20_Dashed" svg:stroke-width="0.0299in" svg:stroke-color="#ff3333"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40" style:family="graphic" style:list-style-name="L96">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list-style-name="L97">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list-style-name="L98">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list-style-name="L99">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4098in" fo:padding-top="0.0492in" fo:padding-bottom="0.0492in" fo:padding-left="0.0984in" fo:padding-right="0.0984in" draw:shadow="hidden" draw:shadow-offset-x="0.0783in" draw:shadow-offset-y="0.0783in" draw:shadow-color="#808080" style:run-through="foreground"/>
    </style:style>
    <style:style style:name="gr44" style:family="graphic" style:list-style-name="L100">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5in" fo:padding-top="0.0492in" fo:padding-bottom="0.0492in" fo:padding-left="0.0984in" fo:padding-right="0.0984in" draw:shadow="hidden" draw:shadow-offset-x="0.0783in" draw:shadow-offset-y="0.0783in" draw:shadow-color="#808080" style:run-through="foreground"/>
    </style:style>
    <style:style style:name="gr45" style:family="graphic" style:list-style-name="L101">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46" style:family="graphic" style:list-style-name="L102">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571in" fo:padding-top="0.0492in" fo:padding-bottom="0.0492in" fo:padding-left="0.0984in" fo:padding-right="0.0984in" draw:shadow="hidden" draw:shadow-offset-x="0.0783in" draw:shadow-offset-y="0.0783in" draw:shadow-color="#808080" style:run-through="foreground"/>
    </style:style>
    <style:style style:name="gr47" style:family="graphic" style:list-style-name="L103">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2063in" fo:padding-top="0.0492in" fo:padding-bottom="0.0492in" fo:padding-left="0.0984in" fo:padding-right="0.0984in" draw:shadow="hidden" draw:shadow-offset-x="0.0783in" draw:shadow-offset-y="0.0783in" draw:shadow-color="#808080" style:run-through="foreground"/>
    </style:style>
    <style:style style:name="gr48" style:family="graphic" style:list-style-name="L104">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list-style-name="L105">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list-style-name="L106">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list-style-name="L107">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list-style-name="L108">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list-style-name="L109">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list-style-name="L110">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list-style-name="L111">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list-style-name="L112">
      <style:graphic-properties draw:stroke="solid" draw:stroke-dash="Fine_20_Dashed" svg:stroke-width="0.0299in" svg:stroke-color="#ff0000" draw:marker-start="" draw:marker-start-width="0.1236in" draw:marker-start-center="false" draw:marker-end="" draw:marker-end-width="0.1236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57" style:family="graphic" style:list-style-name="L113">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58" style:family="graphic" style:list-style-name="L114">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59" style:family="graphic" style:list-style-name="L115">
      <style:graphic-properties draw:stroke="solid" draw:stroke-dash="Fine_20_Dashed" svg:stroke-width="0.0299in" svg:stroke-color="#ff420e"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60" style:family="graphic" style:list-style-name="L116">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61" style:family="graphic" style:list-style-name="L117">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62" style:family="graphic" style:list-style-name="L118">
      <style:graphic-properties draw:stroke="solid" draw:stroke-dash="Fine_20_Dashed" svg:stroke-width="0.0299in" svg:stroke-color="#0066cc"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63" style:family="graphic" style:list-style-name="L119">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64" style:family="graphic" style:list-style-name="L120">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65" style:family="graphic" style:list-style-name="L121">
      <style:graphic-properties draw:stroke="solid" draw:stroke-dash="Fine_20_Dashed" svg:stroke-width="0.0299in" svg:stroke-color="#aecf00" draw:marker-start="" draw:marker-start-width="0.0783in" draw:marker-start-center="false" draw:marker-end="" draw:marker-end-width="0.0783in" draw:marker-end-center="false" draw:fill="none" draw:fill-color="#729fcf" draw:textarea-horizontal-align="justify" draw:textarea-vertical-align="middle" fo:padding-top="0.0638in" fo:padding-bottom="0.0638in" fo:padding-left="0.1134in" fo:padding-right="0.1134in" draw:shadow="hidden" draw:shadow-offset-x="0.0783in" draw:shadow-offset-y="0.0783in" draw:shadow-color="#808080" style:run-through="foreground"/>
    </style:style>
    <style:style style:name="gr66" style:family="graphic" style:list-style-name="L122">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list-style-name="L123">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list-style-name="L124">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list-style-name="L125">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list-style-name="L126">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list-style-name="L127">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list-style-name="L128">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3" style:family="graphic" style:list-style-name="L129">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4" style:family="graphic" style:list-style-name="L130">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75" style:family="graphic" style:list-style-name="L131">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list-style-name="L132">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77" style:family="graphic" style:list-style-name="L133">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78" style:family="graphic" style:list-style-name="L134">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56in" fo:padding-top="0.0492in" fo:padding-bottom="0.0492in" fo:padding-left="0.0984in" fo:padding-right="0.0984in" draw:shadow="hidden" draw:shadow-offset-x="0.0783in" draw:shadow-offset-y="0.0783in" draw:shadow-color="#808080" style:run-through="foreground"/>
    </style:style>
    <style:style style:name="gr79" style:family="graphic" style:list-style-name="L135">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764in" fo:padding-top="0.0492in" fo:padding-bottom="0.0492in" fo:padding-left="0.0984in" fo:padding-right="0.0984in" draw:shadow="hidden" draw:shadow-offset-x="0.0783in" draw:shadow-offset-y="0.0783in" draw:shadow-color="#808080" style:run-through="foreground"/>
    </style:style>
    <style:style style:name="gr80" style:family="graphic" style:list-style-name="L136">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list-style-name="L137">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textarea-horizontal-align="justify" fo:min-height="0.1398in" fo:padding-top="0.0492in" fo:padding-bottom="0.0492in" fo:padding-left="0.0984in" fo:padding-right="0.0984in" draw:shadow="hidden" draw:shadow-offset-x="0.0783in" draw:shadow-offset-y="0.0783in" draw:shadow-color="#808080" style:run-through="foreground"/>
    </style:style>
    <style:style style:name="gr82" style:family="graphic" style:list-style-name="L138">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list-style-name="L139">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list-style-name="L140">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list-style-name="L141">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1402in" fo:padding-top="0.0492in" fo:padding-bottom="0.0492in" fo:padding-left="0.0984in" fo:padding-right="0.0984in" draw:shadow="hidden" draw:shadow-offset-x="0.0783in" draw:shadow-offset-y="0.0783in" draw:shadow-color="#808080" style:run-through="foreground"/>
    </style:style>
    <style:style style:name="gr86" style:family="graphic" style:list-style-name="L142">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textarea-horizontal-align="justify" fo:min-height="0.2681in" fo:padding-top="0.0492in" fo:padding-bottom="0.0492in" fo:padding-left="0.0984in" fo:padding-right="0.0984in" draw:shadow="hidden" draw:shadow-offset-x="0.0783in" draw:shadow-offset-y="0.0783in" draw:shadow-color="#808080" style:run-through="foreground"/>
    </style:style>
    <style:style style:name="gr87" style:family="graphic" style:list-style-name="L143">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8" style:family="graphic" style:list-style-name="L144">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89" style:family="graphic" style:list-style-name="L145">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90" style:family="graphic" style:list-style-name="L146">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91" style:family="graphic" style:list-style-name="L147">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92" style:family="graphic" style:list-style-name="L148">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93" style:family="graphic" style:list-style-name="L149">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94" style:family="graphic" style:list-style-name="L150">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95" style:family="graphic" style:list-style-name="L151">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96" style:family="graphic" style:list-style-name="L152">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97" style:family="graphic" style:list-style-name="L153">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98" style:family="graphic" style:list-style-name="L154">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99" style:family="graphic" style:list-style-name="L155">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100" style:family="graphic" style:list-style-name="L156">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101" style:family="graphic" style:list-style-name="L157">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102" style:family="graphic" style:list-style-name="L158">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103" style:family="graphic" style:list-style-name="L159">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04" style:family="graphic" style:list-style-name="L160">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39in" fo:padding-top="0.0492in" fo:padding-bottom="0.0492in" fo:padding-left="0.0984in" fo:padding-right="0.0984in" draw:shadow="hidden" draw:shadow-offset-x="0.0783in" draw:shadow-offset-y="0.0783in" draw:shadow-color="#808080" draw:shadow-opacity="50%" style:run-through="foreground"/>
    </style:style>
    <style:style style:name="gr105" style:family="graphic" style:list-style-name="L161">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06" style:family="graphic" style:list-style-name="L162">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07" style:family="graphic" style:list-style-name="L163">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08" style:family="graphic" style:list-style-name="L164">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91in" fo:padding-top="0.0492in" fo:padding-bottom="0.0492in" fo:padding-left="0.0984in" fo:padding-right="0.0984in" draw:shadow="hidden" draw:shadow-offset-x="0.0783in" draw:shadow-offset-y="0.0783in" draw:shadow-color="#808080" draw:shadow-opacity="50%" style:run-through="foreground"/>
    </style:style>
    <style:style style:name="gr109" style:family="graphic" style:list-style-name="L165">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110" style:family="graphic" style:list-style-name="L166">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111" style:family="graphic" style:list-style-name="L167">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12" style:family="graphic" style:list-style-name="L168">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13" style:family="graphic" style:list-style-name="L169">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14" style:family="graphic" style:list-style-name="L170">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15" style:family="graphic" style:list-style-name="L171">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16" style:family="graphic" style:list-style-name="L172">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17" style:family="graphic" style:list-style-name="L173">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118" style:family="graphic" style:list-style-name="L174">
      <style:graphic-properties draw:stroke="solid" draw:stroke-dash="Fine_20_Dashed"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119" style:family="graphic" style:list-style-name="L175">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120" style:family="graphic" style:list-style-name="L176">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21" style:family="graphic" style:list-style-name="L177">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122" style:family="graphic" style:list-style-name="L178">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123" style:family="graphic" style:list-style-name="L179">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124" style:family="graphic" style:list-style-name="L180">
      <style:graphic-properties draw:stroke="dash" draw:stroke-dash="Fine_20_Dashed"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25" style:family="graphic" style:list-style-name="L181">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1346in" fo:padding-top="0.0492in" fo:padding-bottom="0.0492in" fo:padding-left="0.0984in" fo:padding-right="0.0984in" draw:shadow="hidden" draw:shadow-offset-x="0.0783in" draw:shadow-offset-y="0.0783in" draw:shadow-color="#808080" draw:shadow-opacity="50%" style:run-through="foreground"/>
    </style:style>
    <style:style style:name="gr126" style:family="graphic" style:list-style-name="L182">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27" style:family="graphic" style:list-style-name="L183">
      <style:graphic-properties draw:stroke="dash"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28" style:family="graphic" style:list-style-name="L184">
      <style:graphic-properties draw:stroke="solid" draw:stroke-dash="Ultrafine_20_2_20_Dots_20_3_20_Dashes" svg:stroke-width="0in" svg:stroke-color="#000000" draw:marker-start="" draw:marker-start-width="0.0783in" draw:marker-start-center="false" draw:marker-end="" draw:marker-end-width="0.0783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29" style:family="graphic" style:list-style-name="L185">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130" style:family="graphic" style:list-style-name="L186">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131" style:family="graphic" style:list-style-name="L187">
      <style:graphic-properties draw:stroke="none" draw:stroke-dash="Fine_20_Dashed"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132" style:family="graphic" style:list-style-name="L188">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133" style:family="graphic" style:list-style-name="L189">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34" style:family="graphic" style:list-style-name="L190">
      <style:graphic-properties draw:stroke="none" draw:stroke-dash="Ultrafine_20_2_20_Dots_20_3_20_Dashes" svg:stroke-width="0in" svg:stroke-color="#000000" draw:marker-start="" draw:marker-start-width="0.0783in" draw:marker-start-center="false" draw:marker-end="" draw:marker-end-width="0.0783in" draw:marker-end-center="false" draw:fill="none" draw:fill-color="#ffffff" draw:opacity="50%" draw:textarea-horizontal-align="justify" fo:min-height="0.2783in" fo:padding-top="0.0492in" fo:padding-bottom="0.0492in" fo:padding-left="0.0984in" fo:padding-right="0.0984in" draw:shadow="hidden" draw:shadow-offset-x="0.0783in" draw:shadow-offset-y="0.0783in" draw:shadow-color="#808080" draw:shadow-opacity="50%" style:run-through="foreground"/>
    </style:style>
    <style:style style:name="gr135" style:family="graphic" style:list-style-name="L191">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style:style style:name="gr136" style:family="graphic" style:list-style-name="L192">
      <style:graphic-properties draw:stroke="solid" draw:stroke-dash="Fine_20_Dashed" svg:stroke-width="0in" svg:stroke-color="#000000" draw:marker-start="" draw:marker-start-width="0.0783in" draw:marker-start-center="false" draw:marker-end="Arrow" draw:marker-end-width="0.1181in" draw:marker-end-center="false" draw:fill="none" draw:fill-color="#729fcf" draw:opacity="50%" draw:textarea-horizontal-align="justify" draw:textarea-vertical-align="middle" fo:padding-top="0.0492in" fo:padding-bottom="0.0492in" fo:padding-left="0.0984in" fo:padding-right="0.0984in" draw:shadow="hidden" draw:shadow-offset-x="0.0783in" draw:shadow-offset-y="0.0783in" draw:shadow-color="#808080" draw:shadow-opacity="50%" style:run-through="foreground"/>
    </style:style>
    <style:style style:name="gr137" style:family="graphic" style:list-style-name="L193">
      <style:graphic-properties draw:stroke="solid" draw:stroke-dash="Ultrafine_20_2_20_Dots_20_3_20_Dashes" svg:stroke-width="0in" svg:stroke-color="#000000" draw:marker-start="" draw:marker-start-width="0.0783in" draw:marker-start-center="false" draw:marker-end="" draw:marker-end-width="0.0783in" draw:marker-end-center="false" draw:fill="solid" draw:fill-color="#729fcf" draw:opacity="50%" draw:textarea-horizontal-align="justify" draw:textarea-vertical-align="middle" draw:auto-grow-height="false" fo:padding-top="0.0492in" fo:padding-bottom="0.0492in" fo:padding-left="0.0984in" fo:padding-right="0.0984in" draw:shadow="hidden" draw:shadow-offset-x="0.0783in" draw:shadow-offset-y="0.0783in" draw:shadow-color="#808080" draw:shadow-opacity="5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Fuzzy Logic</text:p>
      <text:p text:style-name="P1">1. Definitions of Fuzzy Logic</text:p>
      <text:p text:style-name="P1">2. <text:span text:style-name="T4">Crisp Sets</text:span></text:p>
      <text:p text:style-name="P14">3. Fuzzy Sets</text:p>
      <text:p text:style-name="P14"><text:tab/>3.1. Fuzzy number</text:p>
      <text:p text:style-name="P14">4. The mapping between classical crisp sets and fuzzy sets</text:p>
      <text:p text:style-name="P139">5. Membership Function</text:p>
      <text:p text:style-name="P140"><text:tab/><text:span text:style-name="T29">5.1. Typical Membership Functions</text:span></text:p>
      <text:p text:style-name="P21">6. The Extension Principle</text:p>
      <text:p text:style-name="P145">7. Fuzzy Cartesian Product</text:p>
      <text:p text:style-name="P146"><text:span text:style-name="T36">8</text:span>. Fuzzy Relations</text:p>
      <text:p text:style-name="P143">9. Composition of Fuzzy Relations – Max-Min Composition</text:p>
      <text:p text:style-name="P144"><text:span text:style-name="T75"><text:tab/>9.1. Example of Max-Min Composition</text:span></text:p>
      <text:p text:style-name="P147">10. <text:s/>Computational Logic</text:p>
      <text:p text:style-name="P147"><text:tab/>10.1. <text:span text:style-name="T40">Propositional Variable</text:span></text:p>
      <text:p text:style-name="P90"><text:tab/>10.2. Logical Connectives</text:p>
      <text:p text:style-name="P148"><text:tab/>10.3. Logic function <text:span text:style-name="T41">and Logic Formula</text:span></text:p>
      <text:p text:style-name="P150"><text:tab/>10.4. Tautology</text:p>
      <text:p text:style-name="P93"><text:tab/>10.5. Inference Rules</text:p>
      <text:p text:style-name="P151"><text:tab/>10.6. Predicate Logic</text:p>
      <text:p text:style-name="P152">11. Fuzzy Expressions</text:p>
      <text:p text:style-name="P153">12. Fuzzy Logic</text:p>
      <text:p text:style-name="P99">13. Linguistic Variables</text:p>
      <text:p text:style-name="P109"><text:tab/>13.1. Structure of a linguistic variable</text:p>
      <text:p text:style-name="P118">14. Fuzzy Rule</text:p>
      <text:p text:style-name="P124"><text:tab/>14.1. MIN Fuzzy Implication</text:p>
      <text:p text:style-name="P129">15. Fuzzy Inference</text:p>
      <text:p text:style-name="P136">16. MAMDANI Method</text:p>
      <text:p text:style-name="P155">17. Defuzzific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2"/>
      <text:p text:style-name="P2"/>
      <text:p text:style-name="P2"/>
      <text:p text:style-name="P2"><text:soft-page-break/>1. Definitions of Fuzzy Logic</text:p>
      <text:p text:style-name="P2"/>
      <text:list xml:id="list2571494296041851327" text:style-name="L51">
        <text:list-item>
          <text:p text:style-name="P45">“<text:span text:style-name="T2">Fuzzy logic is a form of many-valued logic that deals with approximate, rather than fixed and exact reasoning. Compared to traditional binary logic (where variables may take on true or false values), fuzzy logic variables may have a truth value that ranges in degree between 0 and 1. Fuzzy logic has been extended to handle the concept of partial truth, where the truth value may range between completely true and completely false.</text:span>”<text:span text:style-name="T2">[1]</text:span></text:p>
        </text:list-item>
        <text:list-item>
          <text:p text:style-name="P46">“A type of logic that recognizes more than simple true and false values. With fuzzy logic, propositions can be represented with degrees of truthfulness and falsehood. For example, the statement, today is sunny, might be 100% true if there are no clouds, 80% true if there are a few clouds, 50% true if it's hazy and 0% true if it rains all day.”[<text:span text:style-name="T3">2</text:span>]</text:p>
        </text:list-item>
      </text:list>
      <text:p text:style-name="P4"/>
      <text:p text:style-name="P10">2. Crisp <text:span text:style-name="T14">Sets</text:span></text:p>
      <text:p text:style-name="P2"><text:tab/><text:span text:style-name="T13">If “fuzzy language”, we define a </text:span><text:span text:style-name="T6">crisp set </text:span><text:span text:style-name="T9">by saying that </text:span><text:span text:style-name="T11">the membership of </text:span><text:span text:style-name="T9">an element X </text:span><text:span text:style-name="T11">to </text:span><text:span text:style-name="T9">the </text:span><text:span text:style-name="T10">crisp set </text:span><text:span text:style-name="T9">A </text:span><text:span text:style-name="T11">is given by the</text:span><text:span text:style-name="T10"> following function</text:span><text:span text:style-name="T9">:</text:span></text:p>
      <text:p text:style-name="P5"><text:span text:style-name="T9"><text:tab/><text:tab/></text:span><text:span text:style-name="T9"><draw:frame draw:style-name="fr1" draw:name="Object1" text:anchor-type="as-char" svg:y="-0.2366in" svg:width="1.2311in" svg:height="0.4173in" draw:z-index="0"><draw:object xlink:href="./Object 1" xlink:type="simple" xlink:show="embed" xlink:actuate="onLoad"/><draw:image xlink:href="./ObjectReplacements/Object 1" xlink:type="simple" xlink:show="embed" xlink:actuate="onLoad"/></draw:frame></text:span></text:p>
      <text:p text:style-name="P55"/>
      <text:p text:style-name="P5"><text:span text:style-name="T9"><text:tab/></text:span><text:span text:style-name="T7">The classical crisp sets operations are:</text:span></text:p>
      <text:p text:style-name="P58"/>
      <text:list xml:id="list9098299641525407986" text:style-name="L52">
        <text:list-item>
          <text:p text:style-name="P59"><text:span text:style-name="T12">u</text:span><text:span text:style-name="T8">nion of sets A and B (</text:span><text:span text:style-name="T8"><draw:frame draw:style-name="fr1" draw:name="Object2" text:anchor-type="as-char" svg:y="-0.1484in" svg:width="0.4744in" svg:height="0.1839in" draw:z-index="1"><draw:object xlink:href="./Object 2" xlink:type="simple" xlink:show="embed" xlink:actuate="onLoad"/><draw:image xlink:href="./ObjectReplacements/Object 2" xlink:type="simple" xlink:show="embed" xlink:actuate="onLoad"/></draw:frame></text:span><text:span text:style-name="T8">):</text:span></text:p>
          <text:p text:style-name="P59"><text:span text:style-name="T8"><draw:frame draw:style-name="fr1" draw:name="Object3" text:anchor-type="as-char" svg:y="-0.1484in" svg:width="0.4744in" svg:height="0.1839in" draw:z-index="2"><draw:object xlink:href="./Object 3" xlink:type="simple" xlink:show="embed" xlink:actuate="onLoad"/><draw:image xlink:href="./ObjectReplacements/Object 3" xlink:type="simple" xlink:show="embed" xlink:actuate="onLoad"/><svg:desc>formula</svg:desc></draw:frame></text:span><text:span text:style-name="T8">= {x | </text:span><text:span text:style-name="T8"><draw:frame draw:style-name="fr1" draw:name="Object4" text:anchor-type="as-char" svg:y="-0.1484in" svg:width="0.9063in" svg:height="0.1846in" draw:z-index="3"><draw:object xlink:href="./Object 4" xlink:type="simple" xlink:show="embed" xlink:actuate="onLoad"/><draw:image xlink:href="./ObjectReplacements/Object 4" xlink:type="simple" xlink:show="embed" xlink:actuate="onLoad"/></draw:frame></text:span><text:span text:style-name="T8">}</text:span></text:p>
        </text:list-item>
        <text:list-item>
          <text:p text:style-name="P59"><text:span text:style-name="T8">intersection of sets A and B (</text:span><text:span text:style-name="T8"><draw:frame draw:style-name="fr1" draw:name="Object5" text:anchor-type="as-char" svg:y="-0.1484in" svg:width="0.4598in" svg:height="0.1846in" draw:z-index="4"><draw:object xlink:href="./Object 5" xlink:type="simple" xlink:show="embed" xlink:actuate="onLoad"/><draw:image xlink:href="./ObjectReplacements/Object 5" xlink:type="simple" xlink:show="embed" xlink:actuate="onLoad"/></draw:frame></text:span><text:span text:style-name="T8">):</text:span></text:p>
          <text:p text:style-name="P59"><text:span text:style-name="T8"><draw:frame draw:style-name="fr1" draw:name="Object6" text:anchor-type="as-char" svg:y="-0.1484in" svg:width="0.4598in" svg:height="0.1654in" draw:z-index="5"><draw:object xlink:href="./Object 6" xlink:type="simple" xlink:show="embed" xlink:actuate="onLoad"/><draw:image xlink:href="./ObjectReplacements/Object 6" xlink:type="simple" xlink:show="embed" xlink:actuate="onLoad"/><svg:desc>formula</svg:desc></draw:frame></text:span><text:span text:style-name="T8">= {x | </text:span><text:span text:style-name="T8"><draw:frame draw:style-name="fr1" draw:name="Object7" text:anchor-type="as-char" svg:y="-0.1484in" svg:width="0.9063in" svg:height="0.1846in" draw:z-index="6"><draw:object xlink:href="./Object 7" xlink:type="simple" xlink:show="embed" xlink:actuate="onLoad"/><draw:image xlink:href="./ObjectReplacements/Object 7" xlink:type="simple" xlink:show="embed" xlink:actuate="onLoad"/></draw:frame></text:span><text:span text:style-name="T8">}</text:span></text:p>
        </text:list-item>
        <text:list-item>
          <text:p text:style-name="P60"><text:span text:style-name="T8">subset (</text:span><text:span text:style-name="T8"><draw:frame draw:style-name="fr1" draw:name="Object9" text:anchor-type="as-char" svg:y="-0.1484in" svg:width="0.4598in" svg:height="0.1846in" draw:z-index="10"><draw:object xlink:href="./Object 9" xlink:type="simple" xlink:show="embed" xlink:actuate="onLoad"/><draw:image xlink:href="./ObjectReplacements/Object 9" xlink:type="simple" xlink:show="embed" xlink:actuate="onLoad"/></draw:frame></text:span><text:span text:style-name="T8">):</text:span></text:p>
          <text:p text:style-name="P56"><draw:frame draw:style-name="fr1" draw:name="Object8" text:anchor-type="as-char" svg:y="-0.1484in" svg:width="1.8563in" svg:height="0.1846in" draw:z-index="7"><draw:object xlink:href="./Object 8" xlink:type="simple" xlink:show="embed" xlink:actuate="onLoad"/><draw:image xlink:href="./ObjectReplacements/Object 8" xlink:type="simple" xlink:show="embed" xlink:actuate="onLoad"/></draw:frame></text:p>
        </text:list-item>
        <text:list-item>
          <text:p text:style-name="P60"><text:span text:style-name="T8">complement (</text:span><text:span text:style-name="T8"><draw:frame draw:style-name="fr1" draw:name="Object11" text:anchor-type="as-char" svg:y="-0.1484in" svg:width="0.2075in" svg:height="0.1846in" draw:z-index="23"><draw:object xlink:href="./Object 11" xlink:type="simple" xlink:show="embed" xlink:actuate="onLoad"/><draw:image xlink:href="./ObjectReplacements/Object 11" xlink:type="simple" xlink:show="embed" xlink:actuate="onLoad"/></draw:frame></text:span><text:span text:style-name="T8">):</text:span></text:p>
          <text:p text:style-name="P56"><draw:frame draw:style-name="fr1" draw:name="Object10" text:anchor-type="as-char" svg:y="-0.1484in" svg:width="3.3925in" svg:height="0.1929in" draw:z-index="9"><draw:object xlink:href="./Object 10" xlink:type="simple" xlink:show="embed" xlink:actuate="onLoad"/><draw:image xlink:href="./ObjectReplacements/Object 10" xlink:type="simple" xlink:show="embed" xlink:actuate="onLoad"/></draw:frame></text:p>
        </text:list-item>
        <text:list-item>
          <text:p text:style-name="P57">equality ( A = B ):</text:p>
          <text:p text:style-name="P61"><draw:frame draw:style-name="fr1" draw:name="Object12" text:anchor-type="as-char" svg:y="-0.1484in" svg:width="1.0402in" svg:height="0.1846in" draw:z-index="11"><draw:object xlink:href="./Object 12" xlink:type="simple" xlink:show="embed" xlink:actuate="onLoad"/><draw:image xlink:href="./ObjectReplacements/Object 12" xlink:type="simple" xlink:show="embed" xlink:actuate="onLoad"/></draw:frame></text:p>
        </text:list-item>
      </text:list>
      <text:p text:style-name="P2"/>
      <text:p text:style-name="P2"><text:tab/><text:span text:style-name="T19">The classical crisp sets operations properties are:</text:span></text:p>
      <text:list xml:id="list3322297023161563143" text:style-name="L53">
        <text:list-item>
          <text:p text:style-name="P62">commutivity:</text:p>
        </text:list-item>
      </text:list>
      <text:p text:style-name="P2"><text:tab/><draw:frame draw:style-name="fr1" draw:name="Object13" text:anchor-type="as-char" svg:y="-0.2181in" svg:width="0.9799in" svg:height="0.3783in" draw:z-index="12"><draw:object xlink:href="./Object 13" xlink:type="simple" xlink:show="embed" xlink:actuate="onLoad"/><draw:image xlink:href="./ObjectReplacements/Object 13" xlink:type="simple" xlink:show="embed" xlink:actuate="onLoad"/></draw:frame></text:p>
      <text:list xml:id="list2044096150335205637" text:style-name="L54">
        <text:list-item>
          <text:p text:style-name="P64">associativity:</text:p>
          <text:p text:style-name="P64"><draw:frame draw:style-name="fr1" draw:name="Object14" text:anchor-type="as-char" svg:y="-0.2181in" svg:width="1.8047in" svg:height="0.3783in" draw:z-index="13"><draw:object xlink:href="./Object 14" xlink:type="simple" xlink:show="embed" xlink:actuate="onLoad"/><draw:image xlink:href="./ObjectReplacements/Object 14" xlink:type="simple" xlink:show="embed" xlink:actuate="onLoad"/></draw:frame></text:p>
        </text:list-item>
        <text:list-item>
          <text:p text:style-name="P64">distributivity:</text:p>
          <text:p text:style-name="P64"><draw:frame draw:style-name="fr1" draw:name="Object15" text:anchor-type="as-char" svg:y="-0.2181in" svg:width="2.2252in" svg:height="0.3783in" draw:z-index="14"><draw:object xlink:href="./Object 15" xlink:type="simple" xlink:show="embed" xlink:actuate="onLoad"/><draw:image xlink:href="./ObjectReplacements/Object 15" xlink:type="simple" xlink:show="embed" xlink:actuate="onLoad"/></draw:frame></text:p>
        </text:list-item>
      </text:list>
      <text:p text:style-name="P11"/>
      <text:p text:style-name="P11">3. Fuzzy sets</text:p>
      <text:p text:style-name="P11"><text:span text:style-name="T15"><text:tab/>We define the </text:span><text:span text:style-name="T5">universe of discourse</text:span><text:span text:style-name="T15"> by the set X which is not empty.</text:span></text:p>
      <text:p text:style-name="P11"><text:tab/>In “fuzzy language”, we define a fuzzy set by saying that an element <text:span text:style-name="T16">x in the universe of dicourse X</text:span> has a degree of membership to the set A, given by some membership function:</text:p>
      <text:p text:style-name="P11"><text:tab/><draw:frame draw:style-name="fr1" draw:name="Object16" text:anchor-type="as-char" svg:y="-0.3555in" svg:width="6.061in" svg:height="0.6571in" draw:z-index="15"><draw:object xlink:href="./Object 16" xlink:type="simple" xlink:show="embed" xlink:actuate="onLoad"/><draw:image xlink:href="./ObjectReplacements/Object 16" xlink:type="simple" xlink:show="embed" xlink:actuate="onLoad"/></draw:frame></text:p>
      <text:p text:style-name="P2"><text:tab/><text:span text:style-name="T15">Thus, an element from a set A, can belong to it to a certain degree and the set does not have </text:span><text:soft-page-break/><text:span text:style-name="T15">crisp boundaries. Each fuzzy set is characterized by a membership function.</text:span></text:p>
      <text:p text:style-name="P2"><text:tab/><text:span text:style-name="T17">We will represent the fuzzy set A by a set of ordered pairs, as follows:</text:span></text:p>
      <text:p text:style-name="P2"><text:tab/><draw:frame draw:style-name="fr1" draw:name="Object17" text:anchor-type="as-char" svg:y="-0.152in" svg:width="1.5717in" svg:height="0.2008in" draw:z-index="16"><draw:object xlink:href="./Object 17" xlink:type="simple" xlink:show="embed" xlink:actuate="onLoad"/><draw:image xlink:href="./ObjectReplacements/Object 17" xlink:type="simple" xlink:show="embed" xlink:actuate="onLoad"/></draw:frame></text:p>
      <text:p text:style-name="P7"/>
      <text:p text:style-name="P7"><text:span text:style-name="T23"><text:tab/></text:span><text:span text:style-name="T18">The fuzzy set operations are:</text:span></text:p>
      <text:p text:style-name="P2"/>
      <text:list xml:id="list6094955310360023276" text:style-name="L55">
        <text:list-item>
          <text:p text:style-name="P66">empty set:</text:p>
          <text:p text:style-name="P66"><draw:frame draw:style-name="fr1" draw:name="Object18" text:anchor-type="as-char" svg:y="-0.1484in" svg:width="0.4626in" svg:height="0.2071in" draw:z-index="17"><draw:object xlink:href="./Object 18" xlink:type="simple" xlink:show="embed" xlink:actuate="onLoad"/><draw:image xlink:href="./ObjectReplacements/Object 18" xlink:type="simple" xlink:show="embed" xlink:actuate="onLoad"/></draw:frame></text:p>
        </text:list-item>
        <text:list-item>
          <text:p text:style-name="P66">basic set:</text:p>
          <text:p text:style-name="P66"><draw:frame draw:style-name="fr1" draw:name="Object19" text:anchor-type="as-char" svg:y="-0.1484in" svg:width="0.4571in" svg:height="0.2098in" draw:z-index="18"><draw:object xlink:href="./Object 19" xlink:type="simple" xlink:show="embed" xlink:actuate="onLoad"/><draw:image xlink:href="./ObjectReplacements/Object 19" xlink:type="simple" xlink:show="embed" xlink:actuate="onLoad"/></draw:frame></text:p>
        </text:list-item>
        <text:list-item>
          <text:p text:style-name="P66">identity:</text:p>
          <text:p text:style-name="P66"><draw:frame draw:style-name="fr1" draw:name="Object20" text:anchor-type="as-char" svg:y="-0.152in" svg:width="2.1091in" svg:height="0.2134in" draw:z-index="19"><draw:object xlink:href="./Object 20" xlink:type="simple" xlink:show="embed" xlink:actuate="onLoad"/><draw:image xlink:href="./ObjectReplacements/Object 20" xlink:type="simple" xlink:show="embed" xlink:actuate="onLoad"/></draw:frame></text:p>
        </text:list-item>
        <text:list-item>
          <text:p text:style-name="P67">subset:</text:p>
          <text:p text:style-name="P67"><draw:frame draw:style-name="fr1" draw:name="Object21" text:anchor-type="as-char" svg:y="-0.152in" svg:width="2.1602in" svg:height="0.2134in" draw:z-index="20"><draw:object xlink:href="./Object 21" xlink:type="simple" xlink:show="embed" xlink:actuate="onLoad"/><draw:image xlink:href="./ObjectReplacements/Object 21" xlink:type="simple" xlink:show="embed" xlink:actuate="onLoad"/></draw:frame></text:p>
        </text:list-item>
        <text:list-item>
          <text:p text:style-name="P68">union:</text:p>
          <text:p text:style-name="P69">Axiom: <text:span text:style-name="T20"><draw:frame draw:style-name="fr1" draw:name="Object22" text:anchor-type="as-char" svg:y="-0.152in" svg:width="3.4465in" svg:height="0.2134in" draw:z-index="21"><draw:object xlink:href="./Object 22" xlink:type="simple" xlink:show="embed" xlink:actuate="onLoad"/><draw:image xlink:href="./ObjectReplacements/Object 22" xlink:type="simple" xlink:show="embed" xlink:actuate="onLoad"/></draw:frame></text:span></text:p>
          <text:p text:style-name="P69"><draw:frame draw:style-name="fr1" draw:name="Object23" text:anchor-type="as-char" svg:y="-0.152in" svg:width="4.2575in" svg:height="0.2134in" draw:z-index="22"><draw:object xlink:href="./Object 23" xlink:type="simple" xlink:show="embed" xlink:actuate="onLoad"/><draw:image xlink:href="./ObjectReplacements/Object 23" xlink:type="simple" xlink:show="embed" xlink:actuate="onLoad"/></draw:frame></text:p>
          <text:p text:style-name="P69"><draw:g text:anchor-type="paragraph" draw:z-index="8" draw:style-name="gr1"><draw:line draw:style-name="gr2" draw:text-style-name="P165" svg:x1="0.5606in" svg:y1="1.7039in" svg:x2="0.5606in" svg:y2="1.1177in"><text:p/></draw:line><draw:line draw:style-name="gr2" draw:text-style-name="P165" svg:x1="0.5in" svg:y1="0.7626in" svg:x2="3.0512in" svg:y2="0.7626in"><text:p/></draw:line><draw:line draw:style-name="gr2" draw:text-style-name="P165" svg:x1="0.5606in" svg:y1="1.6906in" svg:x2="3.1118in" svg:y2="1.6906in"><text:p/></draw:line><draw:line draw:style-name="gr2" draw:text-style-name="P165" svg:x1="0.5606in" svg:y1="2.6717in" svg:x2="3.1118in" svg:y2="2.6717in"><text:p/></draw:line><draw:line draw:style-name="gr2" draw:text-style-name="P165" svg:x1="0.5201in" svg:y1="0.7772in" svg:x2="0.5201in" svg:y2="0.1909in"><text:p/></draw:line><draw:line draw:style-name="gr2" draw:text-style-name="P165" svg:x1="0.5606in" svg:y1="2.6854in" svg:x2="0.5606in" svg:y2="2.0992in"><text:p/></draw:line><draw:custom-shape draw:style-name="gr3" draw:text-style-name="P165" svg:width="0.7898in" svg:height="0.4913in" svg:x="0.8445in" svg:y="0.2728in"><text:p text:style-name="P166"><text:span text:style-name="T78">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165" svg:width="0.8913in" svg:height="0.5315in" svg:x="1.3902in" svg:y="1.1591in"><text:p text:style-name="P166"><text:span text:style-name="T78">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165" svg:width="0.8913in" svg:height="0.5323in" svg:x="1.3902in" svg:y="2.1402in"><text:p text:style-name="P166"><text:span text:style-name="T78">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165" svg:width="0.7898in" svg:height="0.4913in" svg:x="0.8846in" svg:y="2.1811in"><text:p text:style-name="P166"><text:span text:style-name="T78">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p text:style-name="P69"/>
        </text:list-item>
      </text:list>
      <text:section text:style-name="Sect1" text:name="Section1" text:protected="true">
        <text:section-source xlink:href="../union_fuzzy_sets.pdf"/>
        <text:p text:style-name="Text_20_body"/>
      </text:section>
      <text:list xml:id="list170949176789363" text:continue-numbering="true" text:style-name="L55">
        <text:list-header>
          <text:p text:style-name="P69"/>
          <text:p text:style-name="P69"/>
        </text:list-header>
      </text:list>
      <text:p text:style-name="P2"/>
      <text:p text:style-name="P2"/>
      <text:p text:style-name="P2"/>
      <text:p text:style-name="P2"/>
      <text:p text:style-name="P2"/>
      <text:p text:style-name="P2"/>
      <text:p text:style-name="P2"/>
      <text:p text:style-name="P2"/>
      <text:p text:style-name="P2"/>
      <text:list xml:id="list170949469305850" text:continue-numbering="true" text:style-name="L55">
        <text:list-header>
          <text:p text:style-name="P70"/>
        </text:list-header>
        <text:list-item>
          <text:p text:style-name="P70"><text:span text:style-name="T21">i</text:span>ntersection:</text:p>
          <text:p text:style-name="P71">Axiom: <draw:frame draw:style-name="fr1" draw:name="Object24" text:anchor-type="as-char" svg:y="-0.152in" svg:width="3.3992in" svg:height="0.2134in" draw:z-index="24"><draw:object xlink:href="./Object 24" xlink:type="simple" xlink:show="embed" xlink:actuate="onLoad"/><draw:image xlink:href="./ObjectReplacements/Object 24" xlink:type="simple" xlink:show="embed" xlink:actuate="onLoad"/></draw:frame></text:p>
          <text:p text:style-name="P71"><draw:frame draw:style-name="fr1" draw:name="Object25" text:anchor-type="as-char" svg:y="-0.152in" svg:width="4.3083in" svg:height="0.222in" draw:z-index="25"><draw:object xlink:href="./Object 25" xlink:type="simple" xlink:show="embed" xlink:actuate="onLoad"/><draw:image xlink:href="./ObjectReplacements/Object 25" xlink:type="simple" xlink:show="embed" xlink:actuate="onLoad"/></draw:frame></text:p>
          <text:p text:style-name="P71"><draw:g text:anchor-type="paragraph" draw:z-index="26" draw:style-name="gr1"><draw:line draw:style-name="gr2" draw:text-style-name="P165" svg:x1="0.6445in" svg:y1="2.0346in" svg:x2="0.6445in" svg:y2="1.3079in"><text:p/></draw:line><draw:line draw:style-name="gr2" draw:text-style-name="P165" svg:x1="0.5835in" svg:y1="0.8681in" svg:x2="3.1547in" svg:y2="0.8681in"><text:p/></draw:line><draw:line draw:style-name="gr2" draw:text-style-name="P165" svg:x1="0.6445in" svg:y1="2.0181in" svg:x2="3.2157in" svg:y2="2.0181in"><text:p/></draw:line><draw:line draw:style-name="gr2" draw:text-style-name="P165" svg:x1="0.6445in" svg:y1="3.235in" svg:x2="3.2157in" svg:y2="3.235in"><text:p/></draw:line><draw:line draw:style-name="gr2" draw:text-style-name="P165" svg:x1="0.6039in" svg:y1="0.885in" svg:x2="0.6039in" svg:y2="0.1583in"><text:p/></draw:line><draw:line draw:style-name="gr2" draw:text-style-name="P165" svg:x1="0.6445in" svg:y1="3.2512in" svg:x2="0.6445in" svg:y2="2.5244in"><text:p/></draw:line><draw:custom-shape draw:style-name="gr3" draw:text-style-name="P165" svg:width="0.7969in" svg:height="0.6094in" svg:x="0.9299in" svg:y="0.2598in"><text:p text:style-name="P166"><text:span text:style-name="T78">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165" svg:width="0.8976in" svg:height="0.6598in" svg:x="1.4819in" svg:y="1.3583in"><text:p text:style-name="P166"><text:span text:style-name="T78">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5" draw:text-style-name="P165" svg:width="0.898in" svg:height="0.6606in" svg:x="1.5016in" svg:y="2.5748in"><text:p text:style-name="P166"><text:span text:style-name="T78">B</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6" draw:text-style-name="P165" svg:width="0.7961in" svg:height="0.6098in" svg:x="0.9709in" svg:y="2.6256in"><text:p text:style-name="P166"><text:span text:style-name="T78">A</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 draw:text-style-name="P165" svg:width="0.2453in" svg:height="0.1862in" svg:x="1.5217in" svg:y="3.049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3"/>
      <text:p text:style-name="P73"/>
      <text:list xml:id="list170950808534004" text:continue-numbering="true" text:style-name="L55">
        <text:list-item>
          <text:p text:style-name="P72"><text:soft-page-break/>complement:</text:p>
          <text:p text:style-name="P72"><draw:frame draw:style-name="fr1" draw:name="Object26" text:anchor-type="as-char" svg:y="-0.152in" svg:width="2.2563in" svg:height="0.2134in" draw:z-index="27"><draw:object xlink:href="./Object 26" xlink:type="simple" xlink:show="embed" xlink:actuate="onLoad"/><draw:image xlink:href="./ObjectReplacements/Object 26" xlink:type="simple" xlink:show="embed" xlink:actuate="onLoad"/></draw:frame></text:p>
        </text:list-item>
      </text:list>
      <text:p text:style-name="P6"/>
      <text:p text:style-name="P12"><text:span text:style-name="T24"><text:tab/></text:span><text:span text:style-name="T13">The fuzzy sets operations properties are:</text:span></text:p>
      <text:p text:style-name="P12"/>
      <text:list xml:id="list170949860997880" text:continue-list="list3322297023161563143" text:style-name="L53">
        <text:list-item>
          <text:p text:style-name="P63">commutivity <text:span text:style-name="T22">(as in classical sets)</text:span></text:p>
        </text:list-item>
      </text:list>
      <text:list xml:id="list459022382800475770" text:style-name="L56">
        <text:list-item>
          <text:p text:style-name="P65">associativity <text:span text:style-name="T22">(as in classical sets)</text:span></text:p>
        </text:list-item>
        <text:list-item>
          <text:p text:style-name="P65">distributivity <text:span text:style-name="T22">(as in classical sets)</text:span></text:p>
        </text:list-item>
      </text:list>
      <text:p text:style-name="P2"/>
      <text:p text:style-name="P74">Properties of fuzzy sets:</text:p>
      <text:p text:style-name="P74"/>
      <text:list xml:id="list7752524444824305650" text:style-name="L57">
        <text:list-item>
          <text:p text:style-name="P75">support of fuzzy set A: the crisp set that contains all the values which have the membership function's value different from 0</text:p>
          <text:p text:style-name="P75"><draw:frame draw:style-name="fr1" draw:name="Object27" text:anchor-type="as-char" svg:y="-0.152in" svg:width="1.8602in" svg:height="0.2134in" draw:z-index="30"><draw:object xlink:href="./Object 28" xlink:type="simple" xlink:show="embed" xlink:actuate="onLoad"/><draw:image xlink:href="./ObjectReplacements/Object 28" xlink:type="simple" xlink:show="embed" xlink:actuate="onLoad"/><svg:desc>formula</svg:desc></draw:frame></text:p>
        </text:list-item>
        <text:list-item>
          <text:p text:style-name="P76">core of fuzzy set A: the elements in X that have the membership function's value equal to 1</text:p>
          <text:p text:style-name="P76"><draw:frame draw:style-name="fr1" draw:name="Object28" text:anchor-type="as-char" svg:y="-0.152in" svg:width="1.8543in" svg:height="0.2134in" draw:z-index="31"><draw:object xlink:href="./Object 29" xlink:type="simple" xlink:show="embed" xlink:actuate="onLoad"/><draw:image xlink:href="./ObjectReplacements/Object 29" xlink:type="simple" xlink:show="embed" xlink:actuate="onLoad"/><svg:desc>formula</svg:desc></draw:frame></text:p>
        </text:list-item>
        <text:list-item>
          <text:p text:style-name="P76">bound<text:span text:style-name="T25">ary</text:span> of fuzzy set A: the elements in X that have the membership function's values inside the interval [0, 1]</text:p>
          <text:p text:style-name="P76"><draw:frame draw:style-name="fr1" draw:name="Object29" text:anchor-type="as-char" svg:y="-0.152in" svg:width="1.9945in" svg:height="0.2134in" draw:z-index="32"><draw:object xlink:href="./Object 30" xlink:type="simple" xlink:show="embed" xlink:actuate="onLoad"/><draw:image xlink:href="./ObjectReplacements/Object 30" xlink:type="simple" xlink:show="embed" xlink:actuate="onLoad"/><svg:desc>formula</svg:desc></draw:frame></text:p>
        </text:list-item>
        <text:list-item>
          <text:p text:style-name="P77">height of a fuzzy set <text:span text:style-name="T26">A</text:span>: <text:span text:style-name="T26">A is called normal if height(A)=1, else it is called subnormal</text:span> </text:p>
          <text:p text:style-name="P77"><draw:frame draw:style-name="fr1" draw:name="Object30" text:anchor-type="as-char" svg:y="-0.152in" svg:width="1.6807in" svg:height="0.3244in" draw:z-index="33"><draw:object xlink:href="./Object 31" xlink:type="simple" xlink:show="embed" xlink:actuate="onLoad"/><draw:image xlink:href="./ObjectReplacements/Object 31" xlink:type="simple" xlink:show="embed" xlink:actuate="onLoad"/><svg:desc>formula</svg:desc></draw:frame></text:p>
        </text:list-item>
        <text:list-item>
          <text:p text:style-name="P78">convexity of a fuzzy set A:</text:p>
          <text:p text:style-name="P78"><draw:frame draw:style-name="fr1" draw:name="Object31" text:anchor-type="as-char" svg:y="-0.152in" svg:width="4.4925in" svg:height="0.2134in" draw:z-index="28"><draw:object xlink:href="./Object 27" xlink:type="simple" xlink:show="embed" xlink:actuate="onLoad"/><draw:image xlink:href="./ObjectReplacements/Object 27" xlink:type="simple" xlink:show="embed" xlink:actuate="onLoad"/><svg:desc>formula</svg:desc></draw:frame></text:p>
          <text:p text:style-name="P78"/>
        </text:list-item>
      </text:list>
      <text:p text:style-name="P2"><draw:g text:anchor-type="paragraph" draw:z-index="29" draw:style-name="gr1"><draw:line draw:style-name="gr2" draw:text-style-name="P165" svg:x1="0.8118in" svg:y1="2.5496in" svg:x2="6.7575in" svg:y2="2.5177in"><text:p/></draw:line><draw:line draw:style-name="gr2" draw:text-style-name="P165" svg:x1="0.8626in" svg:y1="2.5819in" svg:x2="0.8626in" svg:y2="0.1638in"><text:p/></draw:line><draw:line draw:style-name="gr8" draw:text-style-name="P165" svg:x1="1.222in" svg:y1="2.5496in" svg:x2="2.2472in" svg:y2="0.9268in"><text:p/></draw:line><draw:line draw:style-name="gr8" draw:text-style-name="P165" svg:x1="2.2472in" svg:y1="0.9268in" svg:x2="4.1949in" svg:y2="0.9268in"><text:p/></draw:line><draw:line draw:style-name="gr8" draw:text-style-name="P165" svg:x1="6.2965in" svg:y1="2.5177in" svg:x2="4.1437in" svg:y2="0.9268in"><text:p/></draw:line><draw:line draw:style-name="gr8" draw:text-style-name="P165" svg:x1="0.8118in" svg:y1="0.9909in" svg:x2="0.9657in" svg:y2="0.9909in"><text:p/></draw:line><draw:frame draw:style-name="gr9" draw:text-style-name="P168" svg:width="0.5114in" svg:height="0.4894in" svg:x="0.3508in" svg:y="0.865in"><draw:text-box><text:p text:style-name="P167"><text:span text:style-name="T78">1</text:span></text:p></draw:text-box></draw:frame><draw:frame draw:style-name="gr9" draw:text-style-name="P168" svg:width="0.3079in" svg:height="0.4894in" svg:x="0.402in" svg:y="2.4866in"><draw:text-box><text:p text:style-name="P167"><text:span text:style-name="T78">0</text:span></text:p></draw:text-box></draw:frame><draw:frame draw:style-name="gr9" draw:text-style-name="P168" svg:width="0.8717in" svg:height="0.4894in" svg:x="0.2992in" svg:y="0.0693in"><draw:text-box><text:p text:style-name="P167"><text:span text:style-name="T79">μ</text:span><text:span text:style-name="T80">(x)</text:span></text:p></draw:text-box></draw:frame><draw:line draw:style-name="gr10" draw:text-style-name="P165" svg:x1="2.2472in" svg:y1="0.2909in" svg:x2="2.2472in" svg:y2="0.7047in"><text:p/></draw:line><draw:line draw:style-name="gr10" draw:text-style-name="P165" svg:x1="4.1437in" svg:y1="0.2909in" svg:x2="4.1437in" svg:y2="0.7047in"><text:p/></draw:line><draw:line draw:style-name="gr11" draw:text-style-name="P165" svg:x1="2.2472in" svg:y1="0.5768in" svg:x2="4.1949in" svg:y2="0.5768in"><text:p/></draw:line><draw:frame draw:style-name="gr12" draw:text-style-name="P168" svg:width="1.487in" svg:height="0.4894in" svg:x="2.5035in" svg:y="0.2591in"><draw:text-box><text:p text:style-name="P167"><text:span text:style-name="T78">core</text:span></text:p></draw:text-box></draw:frame><draw:line draw:style-name="gr10" draw:text-style-name="P165" svg:x1="2.2469in" svg:y1="0.9591in" svg:x2="2.1957in" svg:y2="3.9815in"><text:p/></draw:line><draw:line draw:style-name="gr10" draw:text-style-name="P165" svg:x1="4.1437in" svg:y1="0.9591in" svg:x2="4.1437in" svg:y2="3.9815in"><text:p/></draw:line><draw:line draw:style-name="gr11" draw:text-style-name="P165" svg:x1="2.2472in" svg:y1="2.8677in" svg:x2="4.1437in" svg:y2="2.8677in"><text:p/></draw:line><draw:frame draw:style-name="gr12" draw:text-style-name="P168" svg:width="1.6398in" svg:height="0.4894in" svg:x="2.5035in" svg:y="2.9319in"><draw:text-box><text:p text:style-name="P167"><text:span text:style-name="T78">support</text:span></text:p></draw:text-box></draw:frame><draw:line draw:style-name="gr10" draw:text-style-name="P165" svg:x1="1.222in" svg:y1="2.55in" svg:x2="1.222in" svg:y2="3.9819in"><text:p/></draw:line><draw:line draw:style-name="gr10" draw:text-style-name="P165" svg:x1="6.2965in" svg:y1="2.5177in" svg:x2="6.2965in" svg:y2="3.9811in"><text:p/></draw:line><draw:line draw:style-name="gr13" draw:text-style-name="P165" svg:x1="1.222in" svg:y1="3.3768in" svg:x2="2.2984in" svg:y2="3.3768in"><text:p/></draw:line><draw:line draw:style-name="gr13" draw:text-style-name="P165" svg:x1="4.1437in" svg:y1="3.4091in" svg:x2="6.2965in" svg:y2="3.4091in"><text:p/></draw:line><draw:line draw:style-name="gr13" draw:text-style-name="P165" svg:x1="1.2732in" svg:y1="3.7268in" svg:x2="6.3988in" svg:y2="3.7268in"><text:p/></draw:line><draw:frame draw:style-name="gr12" draw:text-style-name="P168" svg:width="2.1524in" svg:height="0.4894in" svg:x="2.4012in" svg:y="3.8547in"><draw:text-box><text:p text:style-name="P167"><text:span text:style-name="T78">boundaries</text:span></text:p></draw:text-box></draw:frame></draw:g></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3.1. Fuzzy number</text:p>
      <text:p text:style-name="P13"><text:tab/>A fuzzy number is a fuzzy set that is:</text:p>
      <text:list xml:id="list7012953535794863078" text:style-name="L58">
        <text:list-item>
          <text:p text:style-name="P79">convex</text:p>
        </text:list-item>
      </text:list>
      <text:list xml:id="list7303231349617150574" text:style-name="L59">
        <text:list-item>
          <text:p text:style-name="P80">normal</text:p>
        </text:list-item>
        <text:list-item>
          <text:p text:style-name="P80">the core consists of one value only</text:p>
        </text:list-item>
        <text:list-item>
          <text:p text:style-name="P80">the membership function <text:s/>is piecewise continuous</text:p>
        </text:list-item>
      </text:list>
      <text:p text:style-name="P2"/>
      <text:p text:style-name="P14">4. The mapping between classical crisp sets and fuzzy sets</text:p>
      <text:p text:style-name="P16"><text:tab/>In classical logic, we interpolate each input into a crisp set. <text:s/>So, each item in the universe of discourse belongs or does not belong to the set. This interpolation is given by the characteristic function defined over that set.</text:p>
      <text:p text:style-name="P14"><text:tab/><text:span text:style-name="T27">In fuzzy logic, we interpolate each input into a fuzzy continuous set, using the membership function. Thus, we will not only obtain the values 0 and 1 as output from the function, but we will also obtain values between 0 and 1. </text:span></text:p>
      <text:p text:style-name="P15"><text:tab/><text:span text:style-name="T28">The fuzzy set is a superset of the classical crisp set. It contains all the values in the interval [0, 1] (so {0, 1} too).</text:span></text:p>
      <text:p text:style-name="P2"/>
      <text:p text:style-name="P17">5. Membership Functions</text:p>
      <text:p text:style-name="P18"><text:tab/>We define a membership function as the one that characterizes a fuzzy set A, which takes values from X(the universe of discourse) and computes it into a value from the interval [0, 1]. <text:span text:style-name="T29">It gives the degree of membership of values x from X to the set A.</text:span></text:p>
      <text:p text:style-name="P18"><text:tab/><draw:frame draw:style-name="fr1" draw:name="Object32" text:anchor-type="as-char" svg:y="-0.1484in" svg:width="2.0516in" svg:height="0.4673in" draw:z-index="34"><draw:object xlink:href="./Object 32" xlink:type="simple" xlink:show="embed" xlink:actuate="onLoad"/><draw:image xlink:href="./ObjectReplacements/Object 32" xlink:type="simple" xlink:show="embed" xlink:actuate="onLoad"/></draw:frame> </text:p>
      <text:p text:style-name="P18"/>
      <text:p text:style-name="P20">5.1. Typical Membership Functions</text:p>
      <text:p text:style-name="P20"><text:tab/>Here are <text:span text:style-name="T30">2</text:span> of the most common used membership functions.</text:p>
      <text:list xml:id="list3466353783433241412" text:style-name="L60">
        <text:list-item>
          <text:p text:style-name="P82">Triangular Membership Functions</text:p>
          <text:p text:style-name="P82"><draw:frame draw:style-name="fr1" draw:name="Object33" text:anchor-type="as-char" svg:y="-0.2437in" svg:width="3.8008in" svg:height="0.3945in" draw:z-index="35"><draw:object xlink:href="./Object 33" xlink:type="simple" xlink:show="embed" xlink:actuate="onLoad"/><draw:image xlink:href="./ObjectReplacements/Object 33" xlink:type="simple" xlink:show="embed" xlink:actuate="onLoad"/></draw:frame></text:p>
        </text:list-item>
      </text:list>
      <text:p text:style-name="P2"><draw:g text:anchor-type="paragraph" draw:z-index="37" draw:style-name="gr1"><draw:line draw:style-name="gr14" draw:text-style-name="P165" svg:x1="0.8791in" svg:y1="1.1902in" svg:x2="0.8791in" svg:y2="0.1835in"><text:p/></draw:line><draw:line draw:style-name="gr14" draw:text-style-name="P165" svg:x1="0.8598in" svg:y1="1.1902in" svg:x2="3.0394in" svg:y2="1.1752in"><text:p/></draw:line><draw:line draw:style-name="gr15" draw:text-style-name="P165" svg:x1="0.9346in" svg:y1="1.1909in" svg:x2="1.489in" svg:y2="1.1909in"><text:p/></draw:line><draw:line draw:style-name="gr16" draw:text-style-name="P165" svg:x1="1.4882in" svg:y1="1.1902in" svg:x2="1.7654in" svg:y2="0.2425in"><text:p/></draw:line><draw:line draw:style-name="gr17" draw:text-style-name="P165" svg:x1="2.1622in" svg:y1="1.176in" svg:x2="1.765in" svg:y2="0.2437in"><text:p/></draw:line><draw:line draw:style-name="gr16" draw:text-style-name="P165" svg:x1="2.1535in" svg:y1="1.1764in" svg:x2="2.763in" svg:y2="1.1752in"><text:p/></draw:line><draw:line draw:style-name="gr18" draw:text-style-name="P165" svg:x1="0.8055in" svg:y1="0.3024in" svg:x2="0.9717in" svg:y2="0.3024in"><text:p/></draw:line><draw:frame draw:style-name="gr19" draw:text-style-name="P168" svg:width="0.2039in" svg:height="0.387in" svg:x="0.6016in" svg:y="0.228in"><draw:text-box><text:p text:style-name="P167"><text:span text:style-name="T78">1</text:span></text:p></draw:text-box></draw:frame><draw:frame draw:style-name="gr19" draw:text-style-name="P168" svg:width="0.1661in" svg:height="0.387in" svg:x="0.6571in" svg:y="1.1606in"><draw:text-box><text:p text:style-name="P167"><text:span text:style-name="T78">0</text:span></text:p></draw:text-box></draw:frame></draw:g><text:tab/></text:p>
      <text:p text:style-name="P2"/>
      <text:p text:style-name="P2"/>
      <text:p text:style-name="P2"/>
      <text:p text:style-name="P2"/>
      <text:p text:style-name="P2"/>
      <text:p text:style-name="P2"/>
      <text:p text:style-name="P2"/>
      <text:p text:style-name="P19"/>
      <text:list xml:id="list3929640269824667601" text:style-name="L61">
        <text:list-item>
          <text:p text:style-name="P83">Trapezoidal Membership Functions</text:p>
          <text:p text:style-name="P83"><draw:frame draw:style-name="fr1" draw:name="Object34" text:anchor-type="as-char" svg:y="-0.2437in" svg:width="3.4909in" svg:height="0.3945in" draw:z-index="36"><draw:object xlink:href="./Object 34" xlink:type="simple" xlink:show="embed" xlink:actuate="onLoad"/><draw:image xlink:href="./ObjectReplacements/Object 34" xlink:type="simple" xlink:show="embed" xlink:actuate="onLoad"/></draw:frame></text:p>
        </text:list-item>
      </text:list>
      <text:p text:style-name="P2"/>
      <text:p text:style-name="P2"><draw:g text:anchor-type="paragraph" draw:z-index="38" draw:style-name="gr1"><draw:line draw:style-name="gr14" draw:text-style-name="P165" svg:x1="0.8736in" svg:y1="1.5661in" svg:x2="0.8736in" svg:y2="0.0862in"><text:p/></draw:line><draw:line draw:style-name="gr14" draw:text-style-name="P165" svg:x1="0.8484in" svg:y1="1.5657in" svg:x2="3.8138in" svg:y2="1.5441in"><text:p/></draw:line><draw:line draw:style-name="gr15" draw:text-style-name="P165" svg:x1="0.9488in" svg:y1="1.5657in" svg:x2="1.7028in" svg:y2="1.5657in"><text:p/></draw:line><draw:line draw:style-name="gr16" draw:text-style-name="P165" svg:x1="1.7028in" svg:y1="1.5657in" svg:x2="1.9291in" svg:y2="0.6953in"><text:p/></draw:line><draw:line draw:style-name="gr17" draw:text-style-name="P165" svg:x1="2.6205in" svg:y1="1.5441in" svg:x2="2.3059in" svg:y2="0.6953in"><text:p/></draw:line><draw:line draw:style-name="gr16" draw:text-style-name="P165" svg:x1="2.6075in" svg:y1="1.5457in" svg:x2="3.437in" svg:y2="1.5441in"><text:p/></draw:line><draw:line draw:style-name="gr18" draw:text-style-name="P165" svg:x1="0.7228in" svg:y1="0.739in" svg:x2="0.9492in" svg:y2="0.739in"><text:p/></draw:line><draw:frame draw:style-name="gr20" draw:text-style-name="P168" svg:width="0.2768in" svg:height="0.387in" svg:x="0.4965in" svg:y="0.6307in"><draw:text-box><text:p text:style-name="P167"><text:span text:style-name="T78">1</text:span></text:p></draw:text-box></draw:frame><draw:frame draw:style-name="gr20" draw:text-style-name="P168" svg:width="0.2268in" svg:height="0.387in" svg:x="0.5717in" svg:y="1.5224in"><draw:text-box><text:p text:style-name="P167"><text:span text:style-name="T78">0</text:span></text:p></draw:text-box></draw:frame><draw:line draw:style-name="gr21" draw:text-style-name="P165" svg:x1="1.9291in" svg:y1="0.702in" svg:x2="2.3063in" svg:y2="0.698in"><text:p/></draw:line></draw:g></text:p>
      <text:p text:style-name="P2"/>
      <text:p text:style-name="P2"/>
      <text:p text:style-name="P2"/>
      <text:p text:style-name="P2"/>
      <text:p text:style-name="P2"/>
      <text:p text:style-name="P2"/>
      <text:p text:style-name="P2"/>
      <text:p text:style-name="P2"/>
      <text:p text:style-name="P2"><text:soft-page-break/><text:tab/><text:span text:style-name="T30">This application's fuzzy system will use the Trapezoidal Membership Function.</text:span></text:p>
      <text:p text:style-name="P2"/>
      <text:p text:style-name="P21">6. The Extension Principle</text:p>
      <text:p text:style-name="P2"><text:tab/><text:span text:style-name="T31">The extention principle is used to extend a crisp set into a fuzzy set. Converts a point-to-point mapping into a fuzzy set mapping.</text:span></text:p>
      <text:p text:style-name="P2"><text:tab/><text:span text:style-name="T31">It's definition is as follows:</text:span></text:p>
      <text:p text:style-name="P2"><text:tab/><draw:frame draw:style-name="fr1" draw:name="Object35" text:anchor-type="as-char" svg:y="-0.1484in" svg:width="3.202in" svg:height="0.1846in" draw:z-index="39"><draw:object xlink:href="./Object 35" xlink:type="simple" xlink:show="embed" xlink:actuate="onLoad"/><draw:image xlink:href="./ObjectReplacements/Object 35" xlink:type="simple" xlink:show="embed" xlink:actuate="onLoad"/></draw:frame></text:p>
      <text:p text:style-name="P2"><text:tab/><draw:frame draw:style-name="fr1" draw:name="Object36" text:anchor-type="as-char" svg:y="-0.2728in" svg:width="2.2583in" svg:height="0.448in" draw:z-index="40"><draw:object xlink:href="./Object 36" xlink:type="simple" xlink:show="embed" xlink:actuate="onLoad"/><draw:image xlink:href="./ObjectReplacements/Object 36" xlink:type="simple" xlink:show="embed" xlink:actuate="onLoad"/></draw:frame></text:p>
      <text:p text:style-name="P2"><text:tab/><text:span text:style-name="T32">The extension principle states that the image of A under the mapping f(.) is given by the fuzzy set:</text:span></text:p>
      <text:p text:style-name="P2"><text:tab/><draw:frame draw:style-name="fr1" draw:name="Object37" text:anchor-type="as-char" svg:y="-0.2728in" svg:width="4.6701in" svg:height="0.448in" draw:z-index="41"><draw:object xlink:href="./Object 37" xlink:type="simple" xlink:show="embed" xlink:actuate="onLoad"/><draw:image xlink:href="./ObjectReplacements/Object 37" xlink:type="simple" xlink:show="embed" xlink:actuate="onLoad"/></draw:frame></text:p>
      <text:p text:style-name="P22">and, if the mapping is one-to-many:</text:p>
      <text:p text:style-name="P22"><text:tab/><draw:frame draw:style-name="fr1" draw:name="Object38" text:anchor-type="as-char" svg:y="-0.152in" svg:width="1.6929in" svg:height="0.4134in" draw:z-index="42"><draw:object xlink:href="./Object 38" xlink:type="simple" xlink:show="embed" xlink:actuate="onLoad"/><draw:image xlink:href="./ObjectReplacements/Object 38" xlink:type="simple" xlink:show="embed" xlink:actuate="onLoad"/></draw:frame></text:p>
      <text:p text:style-name="P22"/>
      <text:p text:style-name="P26">7. Fuzzy Cartesian Product</text:p>
      <text:p text:style-name="P26"><text:tab/><text:span text:style-name="T34">The fuzzy cartesian product is defined as the probability of a n-tuple </text:span><text:span text:style-name="T34"><draw:frame draw:style-name="fr1" draw:name="Object39" text:anchor-type="as-char" svg:y="-0.152in" svg:width="0.8327in" svg:height="0.2134in" draw:z-index="45"><draw:object xlink:href="./Object 40" xlink:type="simple" xlink:show="embed" xlink:actuate="onLoad"/><draw:image xlink:href="./ObjectReplacements/Object 40" xlink:type="simple" xlink:show="embed" xlink:actuate="onLoad"/><svg:desc>formula</svg:desc></draw:frame></text:span><text:span text:style-name="T34">to belong on a fuzzy set </text:span><text:span text:style-name="T34"><draw:frame draw:style-name="fr1" draw:name="Object40" text:anchor-type="as-char" svg:y="-0.152in" svg:width="1.1626in" svg:height="0.2134in" draw:z-index="50"><draw:object xlink:href="./Object 41" xlink:type="simple" xlink:show="embed" xlink:actuate="onLoad"/><draw:image xlink:href="./ObjectReplacements/Object 41" xlink:type="simple" xlink:show="embed" xlink:actuate="onLoad"/><svg:desc>formula</svg:desc></draw:frame></text:span><text:span text:style-name="T34">.</text:span></text:p>
      <text:p text:style-name="P26"><text:tab/><text:span text:style-name="T35">We compute it by the following formula:</text:span></text:p>
      <text:p text:style-name="P26"><text:tab/><draw:frame draw:style-name="fr1" draw:name="Object41" text:anchor-type="as-char" svg:y="-0.152in" svg:width="3.7161in" svg:height="0.228in" draw:z-index="43"><draw:object xlink:href="./Object 39" xlink:type="simple" xlink:show="embed" xlink:actuate="onLoad"/><draw:image xlink:href="./ObjectReplacements/Object 39" xlink:type="simple" xlink:show="embed" xlink:actuate="onLoad"/><svg:desc>formula</svg:desc></draw:frame></text:p>
      <text:p text:style-name="P23"/>
      <text:p text:style-name="P24"><text:span text:style-name="T36">8</text:span>. Fuzzy Relations</text:p>
      <text:p text:style-name="P84"><text:tab/>A fuzzy relation is a relation that allows partial membership to a set and that describes the relation between two or more objects.</text:p>
      <text:p text:style-name="P25"><text:tab/><text:span text:style-name="T33">For instance, say we have a fuzzy relation “Sick” that describes the degree of sickness, computed relatively to the degree of tremble and the degree of fingers distances.</text:span></text:p>
      <text:p text:style-name="P25"><text:tab/><draw:frame draw:style-name="fr1" draw:name="Object42" text:anchor-type="as-char" svg:y="-0.152in" svg:width="4.3701in" svg:height="0.2134in" draw:z-index="46"><draw:object xlink:href="./Object 42" xlink:type="simple" xlink:show="embed" xlink:actuate="onLoad"/><draw:image xlink:href="./ObjectReplacements/Object 42" xlink:type="simple" xlink:show="embed" xlink:actuate="onLoad"/></draw:frame></text:p>
      <text:p text:style-name="P25"/>
      <text:p text:style-name="P27">9. Composition of Fuzzy Relations – Max-Min Composition</text:p>
      <text:p text:style-name="P27"><text:tab/>Suppose we have <draw:frame draw:style-name="fr1" draw:name="Object43" text:anchor-type="as-char" svg:y="-0.1484in" svg:width="3.5717in" svg:height="0.1846in" draw:z-index="47"><draw:object xlink:href="./Object 43" xlink:type="simple" xlink:show="embed" xlink:actuate="onLoad"/><draw:image xlink:href="./ObjectReplacements/Object 43" xlink:type="simple" xlink:show="embed" xlink:actuate="onLoad"/></draw:frame></text:p>
      <text:p text:style-name="P27"><text:tab/>Then, the Max-Min composition is defined as follows:</text:p>
      <text:p text:style-name="P27"><text:tab/><text:tab/><draw:frame draw:style-name="fr1" draw:name="Object44" text:anchor-type="as-char" svg:y="-0.5193in" svg:width="2.4799in" svg:height="1.0047in" draw:z-index="48"><draw:object xlink:href="./Object 44" xlink:type="simple" xlink:show="embed" xlink:actuate="onLoad"/><draw:image xlink:href="./ObjectReplacements/Object 44" xlink:type="simple" xlink:show="embed" xlink:actuate="onLoad"/></draw:frame></text:p>
      <text:p text:style-name="P27"/>
      <text:p text:style-name="P28">9.1. Example of Max-Min Composition</text:p>
      <text:p text:style-name="P28"><text:tab/><text:span text:style-name="T37">We have the following fuzzy relations(matrices):</text:span></text:p>
      <text:list xml:id="list5675382770659107786" text:style-name="L62">
        <text:list-item>
          <text:p text:style-name="P87">tremble</text:p>
          <text:p text:style-name="P87"><draw:frame draw:style-name="fr1" draw:name="Object45" text:anchor-type="as-char" svg:y="-0.3362in" svg:width="1.0457in" svg:height="0.6346in" draw:z-index="51"><draw:object xlink:href="./Object 45" xlink:type="simple" xlink:show="embed" xlink:actuate="onLoad"/><draw:image xlink:href="./ObjectReplacements/Object 45" xlink:type="simple" xlink:show="embed" xlink:actuate="onLoad"/></draw:frame></text:p>
        </text:list-item>
      </text:list>
      <text:p text:style-name="P29"/>
      <text:list xml:id="list170949984304093" text:continue-numbering="true" text:style-name="L62">
        <text:list-item>
          <text:p text:style-name="P87">distance between fingers</text:p>
          <text:p text:style-name="P87"><draw:frame draw:style-name="fr1" draw:name="Object46" text:anchor-type="as-char" svg:y="-0.3374in" svg:width="1.3118in" svg:height="0.6346in" draw:z-index="49"><draw:object xlink:href="./Object 46" xlink:type="simple" xlink:show="embed" xlink:actuate="onLoad"/><draw:image xlink:href="./ObjectReplacements/Object 46" xlink:type="simple" xlink:show="embed" xlink:actuate="onLoad"/></draw:frame></text:p>
        </text:list-item>
      </text:list>
      <text:p text:style-name="P30"><text:soft-page-break/><text:tab/>Using the Max-Min composition, we <text:span text:style-name="T38">obtain:</text:span></text:p>
      <text:p text:style-name="P29"><draw:frame draw:style-name="fr1" draw:name="Object47" text:anchor-type="as-char" svg:y="-0.6772in" svg:width="5.1634in" svg:height="1.3201in" draw:z-index="57"><draw:object xlink:href="./Object 47" xlink:type="simple" xlink:show="embed" xlink:actuate="onLoad"/><draw:image xlink:href="./ObjectReplacements/Object 47" xlink:type="simple" xlink:show="embed" xlink:actuate="onLoad"/></draw:frame></text:p>
      <text:p text:style-name="P29"><text:tab/><text:span text:style-name="T39">Thus, we obtain the matrix:</text:span></text:p>
      <text:p text:style-name="P29"><text:tab/><draw:frame draw:style-name="fr1" draw:name="Object48" text:anchor-type="as-char" svg:y="-0.3362in" svg:width="1.2827in" svg:height="0.6346in" draw:z-index="58"><draw:object xlink:href="./Object 48" xlink:type="simple" xlink:show="embed" xlink:actuate="onLoad"/><draw:image xlink:href="./ObjectReplacements/Object 48" xlink:type="simple" xlink:show="embed" xlink:actuate="onLoad"/></draw:frame></text:p>
      <text:p text:style-name="P29"><text:tab/></text:p>
      <text:p text:style-name="P31">10. <text:s/>Computational Logic</text:p>
      <text:p text:style-name="P31">10.1. <text:span text:style-name="T40">Propositional Variable</text:span></text:p>
      <text:p text:style-name="P31"/>
      <text:p text:style-name="P31"><text:tab/>A sentence that has the truth value 0(false) or 1(true), is called a propostion.</text:p>
      <text:p text:style-name="P32"><text:tab/>“<text:span text:style-name="T40">A propositional variable (or logic variable) is a variable which can either be true or false. Propositional variables are the basic building-blocks of propositional formulas, used in propositional logic and higher logics.”[3]</text:span></text:p>
      <text:p text:style-name="P34"/>
      <text:p text:style-name="P34">10.2. Logical Connectives</text:p>
      <text:p text:style-name="P34"><text:tab/>“In logic, a logical connective (also called a logical operator) is a symbol or word used to connect two or more sentences (of either a formal or a natural language) in a grammatically valid way, such that the sense of the compound sentence produced depends only on the original sentences.” [4]</text:p>
      <text:p text:style-name="P34"><text:tab/>Main logical connectives:</text:p>
      <text:list xml:id="list1560538766106356605" text:style-name="L63">
        <text:list-item>
          <text:p text:style-name="P88">negation: <draw:frame draw:style-name="fr1" draw:name="Object49" text:anchor-type="as-char" svg:y="-0.1484in" svg:width="0.1681in" svg:height="0.1846in" draw:z-index="59"><draw:object xlink:href="./Object 49" xlink:type="simple" xlink:show="embed" xlink:actuate="onLoad"/><draw:image xlink:href="./ObjectReplacements/Object 49" xlink:type="simple" xlink:show="embed" xlink:actuate="onLoad"/></draw:frame></text:p>
        </text:list-item>
        <text:list-item>
          <text:p text:style-name="P88">conjunction: <draw:frame draw:style-name="fr1" draw:name="Object50" text:anchor-type="as-char" svg:y="-0.1484in" svg:width="0.3957in" svg:height="0.1846in" draw:z-index="60"><draw:object xlink:href="./Object 50" xlink:type="simple" xlink:show="embed" xlink:actuate="onLoad"/><draw:image xlink:href="./ObjectReplacements/Object 50" xlink:type="simple" xlink:show="embed" xlink:actuate="onLoad"/></draw:frame></text:p>
        </text:list-item>
        <text:list-item>
          <text:p text:style-name="P88">disjunction: <draw:frame draw:style-name="fr1" draw:name="Object51" text:anchor-type="as-char" svg:y="-0.1484in" svg:width="0.3957in" svg:height="0.1846in" draw:z-index="61"><draw:object xlink:href="./Object 51" xlink:type="simple" xlink:show="embed" xlink:actuate="onLoad"/><draw:image xlink:href="./ObjectReplacements/Object 51" xlink:type="simple" xlink:show="embed" xlink:actuate="onLoad"/></draw:frame></text:p>
        </text:list-item>
        <text:list-item>
          <text:p text:style-name="P88">implication: <draw:frame draw:style-name="fr1" draw:name="Object52" text:anchor-type="as-char" svg:y="-0.1484in" svg:width="0.411in" svg:height="0.1846in" draw:z-index="62"><draw:object xlink:href="./Object 52" xlink:type="simple" xlink:show="embed" xlink:actuate="onLoad"/><draw:image xlink:href="./ObjectReplacements/Object 52" xlink:type="simple" xlink:show="embed" xlink:actuate="onLoad"/></draw:frame></text:p>
        </text:list-item>
      </text:list>
      <text:p text:style-name="P35"/>
      <text:p text:style-name="P35">10.3. Logic function <text:span text:style-name="T41">and Logic Formula</text:span></text:p>
      <text:p text:style-name="P35"><text:tab/>A logic function “performs a logical operation on one or more logical inputs, and produces a single logical output”.[5] </text:p>
      <text:p text:style-name="P36"><text:tab/>“A well-formed formula is a word (i.e. a finite sequence of symbols from a given alphabet) that is part of a formal language. A formal language can be considered to be identical to the set containing all and only its formulas.”<text:span text:style-name="T42">[6]</text:span></text:p>
      <text:p text:style-name="P36"><text:tab/>“A logic formula is a type of syntactic formula which is well formed and has a truth value. If the values of all variables in a propositional formula are given, it determines a unique truth value. </text:p>
      <text:p text:style-name="P36"><text:tab/>A propositional formula is constructed from simple propositions or propositional variables, <text:span text:style-name="T43">using </text:span><text:s/>connectives such as <text:span text:style-name="T43">NOT</text:span>, AND, OR, and <text:span text:style-name="T43">IMPLIES</text:span>.”<text:span text:style-name="T42">[7]</text:span></text:p>
      <text:p text:style-name="P36"/>
      <text:p text:style-name="P38">10.4. Tautology</text:p>
      <text:p text:style-name="P2"><text:tab/><text:span text:style-name="T44">A tautology is a formula that is true in all interpretations, diregarding the variables it is composed of.</text:span></text:p>
      <text:p text:style-name="P39">10.5. Inference Rules</text:p>
      <text:p text:style-name="P39"><text:tab/>Inference rules that use tautulogies:</text:p>
      <text:list xml:id="list4184094500270345568" text:style-name="L64">
        <text:list-item>
          <text:p text:style-name="P91">Modus Ponens: <draw:frame draw:style-name="fr1" draw:name="Object53" text:anchor-type="as-char" svg:y="-0.152in" svg:width="1.1201in" svg:height="0.2008in" draw:z-index="63"><draw:object xlink:href="./Object 53" xlink:type="simple" xlink:show="embed" xlink:actuate="onLoad"/><draw:image xlink:href="./ObjectReplacements/Object 53" xlink:type="simple" xlink:show="embed" xlink:actuate="onLoad"/></draw:frame></text:p>
        </text:list-item>
        <text:list-item>
          <text:p text:style-name="P91">Modus Tollens: <draw:frame draw:style-name="fr1" draw:name="Object54" text:anchor-type="as-char" svg:y="-0.1689in" svg:width="1.1772in" svg:height="0.2173in" draw:z-index="64"><draw:object xlink:href="./Object 54" xlink:type="simple" xlink:show="embed" xlink:actuate="onLoad"/><draw:image xlink:href="./ObjectReplacements/Object 54" xlink:type="simple" xlink:show="embed" xlink:actuate="onLoad"/></draw:frame></text:p>
        </text:list-item>
        <text:list-item>
          <text:p text:style-name="P91">Hypothetical Syllogism: <draw:frame draw:style-name="fr1" draw:name="Object55" text:anchor-type="as-char" svg:y="-0.152in" svg:width="1.8335in" svg:height="0.2008in" draw:z-index="65"><draw:object xlink:href="./Object 55" xlink:type="simple" xlink:show="embed" xlink:actuate="onLoad"/><draw:image xlink:href="./ObjectReplacements/Object 55" xlink:type="simple" xlink:show="embed" xlink:actuate="onLoad"/></draw:frame></text:p>
        </text:list-item>
      </text:list>
      <text:p text:style-name="P39"><text:soft-page-break/></text:p>
      <text:p text:style-name="P40">10.6. Predicate Logic</text:p>
      <text:p text:style-name="P40"><text:tab/>Predicate logic is represented as a proposition containg a predicate, an individual and quantifiers (<draw:frame draw:style-name="fr1" draw:name="Object56" text:anchor-type="as-char" svg:y="-0.1484in" svg:width="0.4189in" svg:height="0.1846in" draw:z-index="44"><draw:object xlink:href="./Object 56" xlink:type="simple" xlink:show="embed" xlink:actuate="onLoad"/><draw:image xlink:href="./ObjectReplacements/Object 56" xlink:type="simple" xlink:show="embed" xlink:actuate="onLoad"/></draw:frame>).</text:p>
      <text:p text:style-name="P40"/>
      <text:p text:style-name="P41">11. Fuzzy Expressions</text:p>
      <text:p text:style-name="P39"><text:tab/><text:span text:style-name="T45">A fuzzy expressions determines “how true” a fuzzy proposition is. For instance, “The person is sick” is 75% true.</text:span></text:p>
      <text:p text:style-name="P39"><text:tab/><draw:frame draw:style-name="fr1" draw:name="Object57" text:anchor-type="as-char" svg:y="-0.1484in" svg:width="1.0638in" svg:height="0.1898in" draw:z-index="52"><draw:object xlink:href="./Object 57" xlink:type="simple" xlink:show="embed" xlink:actuate="onLoad"/><draw:image xlink:href="./ObjectReplacements/Object 57" xlink:type="simple" xlink:show="embed" xlink:actuate="onLoad"/></draw:frame></text:p>
      <text:p text:style-name="P39"><text:tab/><text:span text:style-name="T47">Fuzzy expressions operators:</text:span></text:p>
      <text:list xml:id="list8367288589888098638" text:style-name="L65">
        <text:list-item>
          <text:p text:style-name="P94">negation: <draw:frame draw:style-name="fr1" draw:name="Object62" text:anchor-type="as-char" svg:y="-0.1484in" svg:width="0.6811in" svg:height="0.1839in" draw:z-index="53"><draw:object xlink:href="./Object 62" xlink:type="simple" xlink:show="embed" xlink:actuate="onLoad"/><draw:image xlink:href="./ObjectReplacements/Object 62" xlink:type="simple" xlink:show="embed" xlink:actuate="onLoad"/></draw:frame></text:p>
        </text:list-item>
        <text:list-item>
          <text:p text:style-name="P94">conjunction: <draw:frame draw:style-name="fr1" draw:name="Object61" text:anchor-type="as-char" svg:y="-0.152in" svg:width="1.1807in" svg:height="0.1992in" draw:z-index="54"><draw:object xlink:href="./Object 61" xlink:type="simple" xlink:show="embed" xlink:actuate="onLoad"/><draw:image xlink:href="./ObjectReplacements/Object 61" xlink:type="simple" xlink:show="embed" xlink:actuate="onLoad"/><svg:desc>formula</svg:desc></draw:frame></text:p>
        </text:list-item>
        <text:list-item>
          <text:p text:style-name="P94">disjunction: <draw:frame draw:style-name="fr1" draw:name="Object63" text:anchor-type="as-char" svg:y="-0.152in" svg:width="1.2138in" svg:height="0.1992in" draw:z-index="55"><draw:object xlink:href="./Object 63" xlink:type="simple" xlink:show="embed" xlink:actuate="onLoad"/><draw:image xlink:href="./ObjectReplacements/Object 63" xlink:type="simple" xlink:show="embed" xlink:actuate="onLoad"/></draw:frame></text:p>
        </text:list-item>
        <text:list-item>
          <text:p text:style-name="P94">implication: <draw:frame draw:style-name="fr1" draw:name="Object64" text:anchor-type="as-char" svg:y="-0.152in" svg:width="1.5957in" svg:height="0.1992in" draw:z-index="56"><draw:object xlink:href="./Object 64" xlink:type="simple" xlink:show="embed" xlink:actuate="onLoad"/><draw:image xlink:href="./ObjectReplacements/Object 64" xlink:type="simple" xlink:show="embed" xlink:actuate="onLoad"/></draw:frame></text:p>
        </text:list-item>
      </text:list>
      <text:p text:style-name="P39"/>
      <text:p text:style-name="P42">12. Fuzzy Logic</text:p>
      <text:p text:style-name="P8"><text:tab/><text:span text:style-name="T46">Fuzzy logic is repesented by a fuzzy expression and satisfies:</text:span></text:p>
      <text:list xml:id="list5760886325596652697" text:style-name="L66">
        <text:list-item>
          <text:p text:style-name="P96"><draw:frame draw:style-name="fr1" draw:name="Object58" text:anchor-type="as-char" svg:y="-0.1484in" svg:width="2.3075in" svg:height="0.1902in" draw:z-index="66"><draw:object xlink:href="./Object 58" xlink:type="simple" xlink:show="embed" xlink:actuate="onLoad"/><draw:image xlink:href="./ObjectReplacements/Object 58" xlink:type="simple" xlink:show="embed" xlink:actuate="onLoad"/></draw:frame></text:p>
        </text:list-item>
        <text:list-item>
          <text:p text:style-name="P96"><draw:frame draw:style-name="fr1" draw:name="Object59" text:anchor-type="as-char" svg:y="-0.1701in" svg:width="3.4535in" svg:height="0.2071in" draw:z-index="67"><draw:object xlink:href="./Object 59" xlink:type="simple" xlink:show="embed" xlink:actuate="onLoad"/><draw:image xlink:href="./ObjectReplacements/Object 59" xlink:type="simple" xlink:show="embed" xlink:actuate="onLoad"/></draw:frame></text:p>
        </text:list-item>
        <text:list-item>
          <text:p text:style-name="P96"><draw:frame draw:style-name="fr1" draw:name="Object60" text:anchor-type="as-char" svg:y="-0.1484in" svg:width="4.7701in" svg:height="0.1846in" draw:z-index="68"><draw:object xlink:href="./Object 60" xlink:type="simple" xlink:show="embed" xlink:actuate="onLoad"/><draw:image xlink:href="./ObjectReplacements/Object 60" xlink:type="simple" xlink:show="embed" xlink:actuate="onLoad"/></draw:frame></text:p>
        </text:list-item>
      </text:list>
      <text:p text:style-name="P43"/>
      <text:p text:style-name="P44">13. Linguistic Variables</text:p>
      <text:p text:style-name="P44"><text:tab/><text:span text:style-name="T48">In “fuzzy language”, a linguistic variable is a variable that has words or sentences in a natural or artificial language as values. Linguistic variables form the fundation of the fuzzy logic approximate reasoning.</text:span></text:p>
      <text:p text:style-name="P44"><text:tab/><text:span text:style-name="T48">For instance, the variable “Sick” has linguistic values, rather than numerical. This means that it is clearer to express the degree of sickness by saying “not sick”, “sick”, “very sick”.</text:span></text:p>
      <text:p text:style-name="P44"><text:tab/><text:span text:style-name="T48">We will define the linguistic variable as a quintuple (x, T(x), U, G, M), where:</text:span></text:p>
      <text:list xml:id="list3497350142780836184" text:style-name="L68">
        <text:list-item>
          <text:p text:style-name="P100">x – the name of the linguistic variable</text:p>
        </text:list-item>
        <text:list-item>
          <text:p text:style-name="P100">T(x) – the term set that can compose a linguistic variable</text:p>
        </text:list-item>
        <text:list-item>
          <text:p text:style-name="P100">U – the universe of discourse</text:p>
        </text:list-item>
        <text:list-item>
          <text:p text:style-name="P100">G – a syntactic rule that generates the terms in T(x)</text:p>
        </text:list-item>
        <text:list-item>
          <text:p text:style-name="P100">M – semantic rule <text:s/><text:span text:style-name="T49">that associaotes each x to a meaning, M(x), where M(x) is a subset of U.</text:span></text:p>
        </text:list-item>
      </text:list>
      <text:p text:style-name="P101"><text:tab/><text:span text:style-name="T50">So, the linguistic variable “Sick”, defined above, will be defined as:</text:span></text:p>
      <text:p text:style-name="P102"><text:tab/><text:span text:style-name="T50">X = (“Sickness”, {“not sick”, “sick”, “very sick”}, [0, 10], {“sick” U {“not”, “very”}}, M(x)), where </text:span></text:p>
      <text:list xml:id="list8787988608687969470" text:style-name="L69">
        <text:list-item>
          <text:p text:style-name="P104"><text:span text:style-name="T50">M(“Sick”) = </text:span><text:span text:style-name="T50"><draw:frame draw:style-name="fr2" draw:name="Object65" text:anchor-type="as-char" svg:y="-0.152in" svg:width="1.7063in" svg:height="0.2134in" draw:z-index="71"><draw:object xlink:href="./Object 65" xlink:type="simple" xlink:show="embed" xlink:actuate="onLoad"/><draw:image xlink:href="./ObjectReplacements/Object 65" xlink:type="simple" xlink:show="embed" xlink:actuate="onLoad"/></draw:frame></text:span><text:span text:style-name="T50">and:</text:span></text:p>
        </text:list-item>
      </text:list>
      <text:p text:style-name="P101"><text:tab/><draw:frame draw:style-name="fr2" draw:name="Object66" text:anchor-type="as-char" svg:y="-0.461in" svg:width="1.8827in" svg:height="0.8701in" draw:z-index="69"><draw:object xlink:href="./Object 66" xlink:type="simple" xlink:show="embed" xlink:actuate="onLoad"/><draw:image xlink:href="./ObjectReplacements/Object 66" xlink:type="simple" xlink:show="embed" xlink:actuate="onLoad"/></draw:frame></text:p>
      <text:list xml:id="list4159425454082196661" text:style-name="L70">
        <text:list-item>
          <text:p text:style-name="P105">M(“Not sick”)<text:span text:style-name="T53">=</text:span><text:span text:style-name="T53"><draw:frame draw:style-name="fr2" draw:name="Object68" text:anchor-type="as-char" svg:y="-0.152in" svg:width="1.8311in" svg:height="0.2134in" draw:z-index="73"><draw:object xlink:href="./Object 68" xlink:type="simple" xlink:show="embed" xlink:actuate="onLoad"/><draw:image xlink:href="./ObjectReplacements/Object 68" xlink:type="simple" xlink:show="embed" xlink:actuate="onLoad"/></draw:frame></text:span><text:span text:style-name="T53"> </text:span><text:s/><text:span text:style-name="T53">and:</text:span></text:p>
          <text:p text:style-name="P105"><text:s/><draw:frame draw:style-name="fr2" draw:name="Object67" text:anchor-type="as-char" svg:y="-0.461in" svg:width="2.0063in" svg:height="0.8701in" draw:z-index="72"><draw:object xlink:href="./Object 67" xlink:type="simple" xlink:show="embed" xlink:actuate="onLoad"/><draw:image xlink:href="./ObjectReplacements/Object 67" xlink:type="simple" xlink:show="embed" xlink:actuate="onLoad"/></draw:frame></text:p>
        </text:list-item>
      </text:list>
      <text:p text:style-name="P106"/>
      <text:p text:style-name="P106"/>
      <text:p text:style-name="P106"/>
      <text:p text:style-name="P106"><text:soft-page-break/></text:p>
      <text:p text:style-name="P106"/>
      <text:list xml:id="list170950574757255" text:continue-numbering="true" text:style-name="L70">
        <text:list-item>
          <text:p text:style-name="P107">M(“Very sick”)=<draw:frame draw:style-name="fr2" draw:name="Object69" text:anchor-type="as-char" svg:y="-0.152in" svg:width="1.878in" svg:height="0.2134in" draw:z-index="74"><draw:object xlink:href="./Object 69" xlink:type="simple" xlink:show="embed" xlink:actuate="onLoad"/><draw:image xlink:href="./ObjectReplacements/Object 69" xlink:type="simple" xlink:show="embed" xlink:actuate="onLoad"/></draw:frame> <text:span text:style-name="T54">and:</text:span></text:p>
          <text:p text:style-name="P107"><draw:frame draw:style-name="fr2" draw:name="Object70" text:anchor-type="as-char" svg:y="-0.461in" svg:width="2.0571in" svg:height="0.8701in" draw:z-index="75"><draw:object xlink:href="./Object 70" xlink:type="simple" xlink:show="embed" xlink:actuate="onLoad"/><draw:image xlink:href="./ObjectReplacements/Object 70" xlink:type="simple" xlink:show="embed" xlink:actuate="onLoad"/></draw:frame></text:p>
        </text:list-item>
      </text:list>
      <text:p text:style-name="P101"><text:tab/>*<text:span text:style-name="T51">using a trapezoidal membership function</text:span></text:p>
      <text:p text:style-name="P101"><text:tab/><text:span text:style-name="T52">Bellow is the example that shows how a linguistic variable si computed.</text:span></text:p>
      <text:p text:style-name="P8"><draw:g text:anchor-type="paragraph" draw:z-index="70" draw:style-name="gr22"><draw:line draw:style-name="gr23" draw:text-style-name="P165" svg:x1="0.4079in" svg:y1="3.9276in" svg:x2="7.1409in" svg:y2="3.9276in"><text:p/></draw:line><draw:line draw:style-name="gr24" draw:text-style-name="P165" svg:x1="0.4591in" svg:y1="3.9272in" svg:x2="0.4591in" svg:y2="0.1528in"><text:p/></draw:line><draw:polygon draw:style-name="gr25" draw:text-style-name="P165" svg:width="0in" svg:height="0in" svg:x="6.1717in" svg:y="3.9783in" svg:viewBox="0 0 0 0" draw:points="0,0"><text:p/></draw:polygon><draw:line draw:style-name="gr26" draw:text-style-name="P165" svg:x1="6.1717in" svg:y1="3.9783in" svg:x2="6.172in" svg:y2="3.9787in"><text:p/></draw:line><draw:line draw:style-name="gr27" draw:text-style-name="P165" svg:x1="0.9693in" svg:y1="3.8764in" svg:x2="0.9693in" svg:y2="3.9783in"><text:p/></draw:line><draw:line draw:style-name="gr28" draw:text-style-name="P165" svg:x1="1.5303in" svg:y1="3.8764in" svg:x2="1.5303in" svg:y2="3.9783in"><text:p/></draw:line><draw:line draw:style-name="gr29" draw:text-style-name="P165" svg:x1="2.0402in" svg:y1="3.8764in" svg:x2="2.0402in" svg:y2="3.9783in"><text:p/></draw:line><draw:line draw:style-name="gr30" draw:text-style-name="P165" svg:x1="2.6012in" svg:y1="3.8764in" svg:x2="2.6012in" svg:y2="3.9783in"><text:p/></draw:line><draw:line draw:style-name="gr31" draw:text-style-name="P165" svg:x1="3.1114in" svg:y1="3.8764in" svg:x2="3.1114in" svg:y2="4.0295in"><text:p/></draw:line><draw:line draw:style-name="gr32" draw:text-style-name="P165" svg:x1="3.6217in" svg:y1="3.8764in" svg:x2="3.6217in" svg:y2="3.9783in"><text:p/></draw:line><draw:line draw:style-name="gr33" draw:text-style-name="P165" svg:x1="4.2335in" svg:y1="3.8764in" svg:x2="4.2335in" svg:y2="3.9783in"><text:p/></draw:line><draw:line draw:style-name="gr34" draw:text-style-name="P165" svg:x1="4.7437in" svg:y1="3.8764in" svg:x2="4.7437in" svg:y2="3.9783in"><text:p/></draw:line><draw:line draw:style-name="gr35" draw:text-style-name="P165" svg:x1="5.3559in" svg:y1="3.8764in" svg:x2="5.3559in" svg:y2="4.0295in"><text:p/></draw:line><draw:line draw:style-name="gr36" draw:text-style-name="P165" svg:x1="5.9169in" svg:y1="3.8764in" svg:x2="5.9169in" svg:y2="3.9783in"><text:p/></draw:line><draw:line draw:style-name="gr37" draw:text-style-name="P165" svg:x1="0.4079in" svg:y1="0.8161in" svg:x2="0.5098in" svg:y2="0.8161in"><text:p/></draw:line><draw:frame draw:style-name="gr38" draw:text-style-name="P169" svg:width="5.5087in" svg:height="0.4276in" svg:x="0.6634in" svg:y="4.0807in"><draw:text-box><text:p text:style-name="P167"><text:span text:style-name="T81"><text:s text:c="4"/></text:span><text:span text:style-name="T81">1 <text:s text:c="11"/>2 <text:s text:c="10"/>3 <text:s text:c="12"/>4 <text:s text:c="10"/>5 <text:s text:c="10"/>6 <text:s text:c="13"/>7 <text:s text:c="9"/>8 <text:s text:c="14"/>9 <text:s text:c="11"/>10</text:span></text:p></draw:text-box></draw:frame><draw:line draw:style-name="gr39" draw:text-style-name="P165" svg:x1="1.5303in" svg:y1="3.9276in" svg:x2="2.0913in" svg:y2="0.8161in"><text:p/></draw:line><draw:line draw:style-name="gr40" draw:text-style-name="P165" svg:x1="4.7437in" svg:y1="3.9276in" svg:x2="4.7437in" svg:y2="0.8161in"><text:p/></draw:line><draw:line draw:style-name="gr41" draw:text-style-name="P165" svg:x1="5.9169in" svg:y1="3.9787in" svg:x2="5.9169in" svg:y2="0.8161in"><text:p/></draw:line><draw:line draw:style-name="gr42" draw:text-style-name="P165" svg:x1="5.9169in" svg:y1="0.8161in" svg:x2="0.4591in" svg:y2="0.8161in"><text:p/></draw:line><draw:frame draw:style-name="gr43" draw:text-style-name="P169" svg:width="0.3067in" svg:height="0.5087in" svg:x="0in" svg:y="0.663in"><draw:text-box><text:p text:style-name="P167"><text:span text:style-name="T81">1</text:span></text:p></draw:text-box></draw:frame><draw:frame draw:style-name="gr44" draw:text-style-name="P169" svg:width="0.1531in" svg:height="0.3567in" svg:x="0.2043in" svg:y="3.9272in"><draw:text-box><text:p text:style-name="P167"><text:span text:style-name="T81">0</text:span></text:p></draw:text-box></draw:frame><draw:frame draw:style-name="gr45" draw:text-style-name="P169" svg:width="0.8677in" svg:height="0.2642in" svg:x="0.6118in" svg:y="0.561in"><draw:text-box><text:p text:style-name="P167"><text:span text:style-name="T81">not sick</text:span></text:p></draw:text-box></draw:frame><draw:frame draw:style-name="gr46" draw:text-style-name="P169" svg:width="0.8161in" svg:height="0.3559in" draw:transform="rotate (0.00418879020478639) translate (2.95833333333333in 0.513194444444444in)"><draw:text-box><text:p text:style-name="P167"><text:span text:style-name="T81">sick</text:span></text:p></draw:text-box></draw:frame><draw:frame draw:style-name="gr47" draw:text-style-name="P169" svg:width="1.0205in" svg:height="0.3051in" svg:x="4.8457in" svg:y="0.5098in"><draw:text-box><text:p text:style-name="P167"><text:span text:style-name="T81">very sick</text:span></text:p></draw:text-box></draw:frame><draw:line draw:style-name="gr48" draw:text-style-name="P165" svg:x1="5.3559in" svg:y1="3.9276in" svg:x2="5.4071in" svg:y2="0.8161in"><text:p/></draw:line><draw:line draw:style-name="gr49" draw:text-style-name="P165" svg:x1="0.9693in" svg:y1="3.9276in" svg:x2="1.0205in" svg:y2="0.8161in"><text:p/></draw:line><draw:line draw:style-name="gr50" draw:text-style-name="P165" svg:x1="2.0402in" svg:y1="3.9276in" svg:x2="2.0913in" svg:y2="0.8161in"><text:p/></draw:line><draw:line draw:style-name="gr51" draw:text-style-name="P165" svg:x1="2.6012in" svg:y1="3.9276in" svg:x2="2.6524in" svg:y2="0.8161in"><text:p/></draw:line><draw:line draw:style-name="gr52" draw:text-style-name="P165" svg:x1="3.6217in" svg:y1="3.9276in" svg:x2="3.6728in" svg:y2="0.8161in"><text:p/></draw:line><draw:line draw:style-name="gr53" draw:text-style-name="P165" svg:x1="4.2335in" svg:y1="3.8764in" svg:x2="4.2846in" svg:y2="0.765in"><text:p/></draw:line><draw:line draw:style-name="gr54" draw:text-style-name="P165" svg:x1="3.1114in" svg:y1="3.9276in" svg:x2="3.1626in" svg:y2="0.8161in"><text:p/></draw:line><draw:line draw:style-name="gr55" draw:text-style-name="P165" svg:x1="1.5303in" svg:y1="3.9276in" svg:x2="1.5815in" svg:y2="0.8161in"><text:p/></draw:line><draw:line draw:style-name="gr56" draw:text-style-name="P165" svg:x1="2.0913in" svg:y1="0.8161in" svg:x2="4.2846in" svg:y2="0.8161in"><text:p/></draw:line><draw:line draw:style-name="gr57" draw:text-style-name="P165" svg:x1="4.2846in" svg:y1="0.8161in" svg:x2="4.7437in" svg:y2="3.9276in"><text:p/></draw:line><draw:line draw:style-name="gr58" draw:text-style-name="P165" svg:x1="1.5303in" svg:y1="3.9276in" svg:x2="0.4591in" svg:y2="3.9276in"><text:p/></draw:line><draw:line draw:style-name="gr59" draw:text-style-name="P165" svg:x1="4.7437in" svg:y1="3.9276in" svg:x2="5.9169in" svg:y2="3.9276in"><text:p/></draw:line><draw:line draw:style-name="gr60" draw:text-style-name="P165" svg:x1="0.5102in" svg:y1="0.8161in" svg:x2="1.5815in" svg:y2="0.8161in"><text:p/></draw:line><draw:line draw:style-name="gr61" draw:text-style-name="P165" svg:x1="1.5811in" svg:y1="0.8161in" svg:x2="2.0402in" svg:y2="3.9276in"><text:p/></draw:line><draw:line draw:style-name="gr62" draw:text-style-name="P165" svg:x1="2.0402in" svg:y1="3.9783in" svg:x2="5.9165in" svg:y2="3.9783in"><text:p/></draw:line><draw:line draw:style-name="gr63" draw:text-style-name="P165" svg:x1="0.4591in" svg:y1="3.8764in" svg:x2="4.2335in" svg:y2="3.8764in"><text:p/></draw:line><draw:line draw:style-name="gr64" draw:text-style-name="P165" svg:x1="4.7437in" svg:y1="0.8161in" svg:x2="4.2335in" svg:y2="3.8764in"><text:p/></draw:line><draw:line draw:style-name="gr65" draw:text-style-name="P165" svg:x1="5.9169in" svg:y1="0.8161in" svg:x2="4.7437in" svg:y2="0.8161in"><text:p/></draw:lin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08">13.1. Structure of a linguistic variable</text:p>
      <text:p text:style-name="P108"/>
      <text:p text:style-name="P110"><text:tab/>As we could see above, we not only had the word “sick”, but we also had some other words, that expressed a quantifier(“not”, “very”). We call the word “sick”, a fuzzy <text:span text:style-name="T56">predicate/primary term</text:span>; it is the prim<text:span text:style-name="T56">a</text:span>ry word that describes a linguistic variable. We call the words “not” and “very” fuzzy modifers; they will always <text:span text:style-name="T55">appear</text:span> near a fuzzy predicate. <text:span text:style-name="T55">Fuzzy modifiers are of two types:</text:span></text:p>
      <text:list xml:id="list2591614205316011078" text:style-name="L71">
        <text:list-item>
          <text:p text:style-name="P111">fuzzy truth qualifiers/fuzzy truth values: quite sick, very sick, more sick</text:p>
        </text:list-item>
        <text:list-item>
          <text:p text:style-name="P111">fuzzy quantifier: many, few</text:p>
        </text:list-item>
      </text:list>
      <text:p text:style-name="P113"><text:tab/><text:span text:style-name="T57">We will also call fuzzy modifiers as hedges.</text:span></text:p>
      <text:p text:style-name="P115">If the set of individual predicates is a fuzzy set, then the set is called a fuzzy predicate. For instance, “x is sick.”</text:p>
      <text:p text:style-name="P2"/>
      <text:p text:style-name="P117">14. Fuzzy Rule</text:p>
      <text:p text:style-name="P2"><text:tab/><text:span text:style-name="T58">Modus Ponens, X, X', Y, Y' are fuzzy sets, x, y symbolic names for objects:</text:span></text:p>
      <text:list xml:id="list803242692367199803" text:style-name="L72">
        <text:list-item>
          <text:p text:style-name="P119">premise : x is X'</text:p>
        </text:list-item>
        <text:list-item>
          <text:p text:style-name="P119">implication: if x is X then y is Y</text:p>
        </text:list-item>
        <text:list-item>
          <text:p text:style-name="P119">consequence: y is Y'</text:p>
        </text:list-item>
      </text:list>
      <text:p text:style-name="P120"><text:tab/></text:p>
      <text:p text:style-name="P120"><text:soft-page-break/></text:p>
      <text:p text:style-name="P120"><text:tab/>Modus Tollens, X, X', Y, Y' are fuzzy sets, x, y symbolic names for objects:</text:p>
      <text:list xml:id="list6080014906242321743" text:style-name="L73">
        <text:list-item>
          <text:p text:style-name="P121">premise: y is Y'</text:p>
        </text:list-item>
        <text:list-item>
          <text:p text:style-name="P121">implication: if x is X' then y is Y</text:p>
        </text:list-item>
        <text:list-item>
          <text:p text:style-name="P121">consequence: x is X'</text:p>
        </text:list-item>
      </text:list>
      <text:p text:style-name="P120"/>
      <text:p text:style-name="P2"><text:tab/><text:span text:style-name="T59">Below, we will express a fuzzy rule as a relation:</text:span></text:p>
      <text:p text:style-name="P2">“<text:span text:style-name="T59">x is X</text:span>”, “<text:span text:style-name="T59">y is Y</text:span>” - <text:span text:style-name="T59">fuzzy predicates X(x), Y(y); so we can write a fuzzy rule as follows:</text:span></text:p>
      <text:p text:style-name="P122">If X(x) then Y(y).</text:p>
      <text:p text:style-name="P122"><text:tab/>Furthermore, we will represent this rule as a relation:</text:p>
      <text:p text:style-name="P122"><draw:frame draw:style-name="fr2" draw:name="Object71" text:anchor-type="as-char" svg:y="-0.152in" svg:width="7.178in" svg:height="0.2134in" draw:z-index="76"><draw:object xlink:href="./Object 71" xlink:type="simple" xlink:show="embed" xlink:actuate="onLoad"/><draw:image xlink:href="./ObjectReplacements/Object 71" xlink:type="simple" xlink:show="embed" xlink:actuate="onLoad"/></draw:frame></text:p>
      <text:p text:style-name="P123"/>
      <text:p text:style-name="P123">14.1. MIN Fuzzy Implication</text:p>
      <text:p text:style-name="P2"><text:tab/><text:span text:style-name="T60">The fuzzy implication is interpreted as the minimum operation:</text:span></text:p>
      <text:p text:style-name="P2"><text:tab/><draw:frame draw:style-name="fr2" draw:name="Object72" text:anchor-type="as-char" svg:y="-0.1819in" svg:width="4.4929in" svg:height="0.2736in" draw:z-index="77"><draw:object xlink:href="./Object 72" xlink:type="simple" xlink:show="embed" xlink:actuate="onLoad"/><draw:image xlink:href="./ObjectReplacements/Object 72" xlink:type="simple" xlink:show="embed" xlink:actuate="onLoad"/></draw:frame></text:p>
      <text:p text:style-name="P49"><text:tab/></text:p>
      <text:p text:style-name="P49"><text:span text:style-name="T61"><text:tab/>For instance, we have the following:</text:span></text:p>
      <text:p text:style-name="P103"><text:span text:style-name="T1">- fuzzy rule: “If tremble is high, then person is very sick” and :</text:span></text:p>
      <text:list xml:id="list1888593822957783500" text:style-name="L74">
        <text:list-item>
          <text:p text:style-name="P125">T – universe of discourse for tremble</text:p>
        </text:list-item>
        <text:list-item>
          <text:p text:style-name="P125">S – universe of discourse for sickness</text:p>
        </text:list-item>
        <text:list-item>
          <text:p text:style-name="P125"><draw:frame draw:style-name="fr2" draw:name="Object73" text:anchor-type="as-char" svg:y="-0.1484in" svg:width="0.7598in" svg:height="0.1846in" draw:z-index="78"><draw:object xlink:href="./Object 73" xlink:type="simple" xlink:show="embed" xlink:actuate="onLoad"/><draw:image xlink:href="./ObjectReplacements/Object 73" xlink:type="simple" xlink:show="embed" xlink:actuate="onLoad"/></draw:frame>variables for tremble and sickness</text:p>
        </text:list-item>
        <text:list-item>
          <text:p text:style-name="P125">denote “high” as A, <draw:frame draw:style-name="fr2" draw:name="Object74" text:anchor-type="as-char" svg:y="-0.1484in" svg:width="0.4575in" svg:height="0.1846in" draw:z-index="79"><draw:object xlink:href="./Object 74" xlink:type="simple" xlink:show="embed" xlink:actuate="onLoad"/><draw:image xlink:href="./ObjectReplacements/Object 74" xlink:type="simple" xlink:show="embed" xlink:actuate="onLoad"/></draw:frame>, and “vey sick” as B, <draw:frame draw:style-name="fr2" draw:name="Object75" text:anchor-type="as-char" svg:y="-0.1484in" svg:width="0.4272in" svg:height="0.1846in" draw:z-index="80"><draw:object xlink:href="./Object 75" xlink:type="simple" xlink:show="embed" xlink:actuate="onLoad"/><draw:image xlink:href="./ObjectReplacements/Object 75" xlink:type="simple" xlink:show="embed" xlink:actuate="onLoad"/></draw:frame></text:p>
        </text:list-item>
      </text:list>
      <text:p text:style-name="P126"><text:tab/>Now, we can say that:</text:p>
      <text:p text:style-name="P126"><text:tab/>R(t, s): if t is A then s is B <text:s text:c="7"/>or <text:s text:c="6"/><draw:frame draw:style-name="fr2" draw:name="Object76" text:anchor-type="as-char" svg:y="-0.152in" svg:width="1.411in" svg:height="0.2008in" draw:z-index="81"><draw:object xlink:href="./Object 76" xlink:type="simple" xlink:show="embed" xlink:actuate="onLoad"/><draw:image xlink:href="./ObjectReplacements/Object 76" xlink:type="simple" xlink:show="embed" xlink:actuate="onLoad"/></draw:frame> </text:p>
      <text:p text:style-name="P126"><text:tab/><text:span text:style-name="T62">Suppose we know the fuzzy sets A and B, with values:</text:span></text:p>
      <text:p text:style-name="P126"/>
      <table:table table:name="A" table:style-name="A">
        <table:table-column table:style-name="A.A"/>
        <table:table-column table:style-name="A.B"/>
        <table:table-column table:style-name="A.C"/>
        <table:table-column table:style-name="A.D"/>
        <table:table-row>
          <table:table-cell table:style-name="A.A1" office:value-type="string">
            <text:p text:style-name="P156">t</text:p>
          </table:table-cell>
          <table:table-cell table:style-name="A.A1" office:value-type="string">
            <text:p text:style-name="P157"><text:s/><text:span text:style-name="T62">4</text:span></text:p>
          </table:table-cell>
          <table:table-cell table:style-name="A.A1" office:value-type="string">
            <text:p text:style-name="P156">6</text:p>
          </table:table-cell>
          <table:table-cell table:style-name="A.D1" office:value-type="string">
            <text:p text:style-name="P156">9</text:p>
          </table:table-cell>
        </table:table-row>
        <table:table-row>
          <table:table-cell table:style-name="A.A2" office:value-type="string">
            <text:p text:style-name="Table_20_Contents"><draw:frame draw:style-name="fr2" draw:name="Object77" text:anchor-type="as-char" svg:y="-0.152in" svg:width="0.4535in" svg:height="0.2134in" draw:z-index="82"><draw:object xlink:href="./Object 77" xlink:type="simple" xlink:show="embed" xlink:actuate="onLoad"/><draw:image xlink:href="./ObjectReplacements/Object 77" xlink:type="simple" xlink:show="embed" xlink:actuate="onLoad"/></draw:frame></text:p>
          </table:table-cell>
          <table:table-cell table:style-name="A.A2" office:value-type="string">
            <text:p text:style-name="P156">0.1</text:p>
          </table:table-cell>
          <table:table-cell table:style-name="A.A2" office:value-type="string">
            <text:p text:style-name="P156">0.3</text:p>
          </table:table-cell>
          <table:table-cell table:style-name="A.D2" office:value-type="string">
            <text:p text:style-name="P157"><text:s/><text:span text:style-name="T62">0.7</text:span></text:p>
          </table:table-cell>
        </table:table-row>
      </table:table>
      <text:p text:style-name="P126"/>
      <text:p text:style-name="P2"/>
      <table:table table:name="B" table:style-name="B">
        <table:table-column table:style-name="B.A"/>
        <table:table-column table:style-name="B.B"/>
        <table:table-column table:style-name="B.C"/>
        <table:table-column table:style-name="B.A"/>
        <table:table-column table:style-name="B.E"/>
        <table:table-row>
          <table:table-cell table:style-name="B.A1" office:value-type="string">
            <text:p text:style-name="P159">s</text:p>
          </table:table-cell>
          <table:table-cell table:style-name="B.A1" office:value-type="string">
            <text:p text:style-name="P159">2</text:p>
          </table:table-cell>
          <table:table-cell table:style-name="B.A1" office:value-type="string">
            <text:p text:style-name="P159">4</text:p>
          </table:table-cell>
          <table:table-cell table:style-name="B.A1" office:value-type="string">
            <text:p text:style-name="P159">6</text:p>
          </table:table-cell>
          <table:table-cell table:style-name="B.E1" office:value-type="string">
            <text:p text:style-name="P159">8</text:p>
          </table:table-cell>
        </table:table-row>
        <table:table-row>
          <table:table-cell table:style-name="B.A2" office:value-type="string">
            <text:p text:style-name="P157"><draw:frame draw:style-name="fr2" draw:name="Object78" text:anchor-type="as-char" svg:y="-0.152in" svg:width="0.4602in" svg:height="0.2134in" draw:z-index="83"><draw:object xlink:href="./Object 78" xlink:type="simple" xlink:show="embed" xlink:actuate="onLoad"/><draw:image xlink:href="./ObjectReplacements/Object 78" xlink:type="simple" xlink:show="embed" xlink:actuate="onLoad"/></draw:frame></text:p>
          </table:table-cell>
          <table:table-cell table:style-name="B.A2" office:value-type="string">
            <text:p text:style-name="P159">0.1</text:p>
          </table:table-cell>
          <table:table-cell table:style-name="B.A2" office:value-type="string">
            <text:p text:style-name="P159">0.3</text:p>
          </table:table-cell>
          <table:table-cell table:style-name="B.A2" office:value-type="string">
            <text:p text:style-name="P159">0.7</text:p>
          </table:table-cell>
          <table:table-cell table:style-name="B.E2" office:value-type="string">
            <text:p text:style-name="P159">0.9</text:p>
          </table:table-cell>
        </table:table-row>
      </table:table>
      <text:p text:style-name="P2"/>
      <text:p text:style-name="P2"><text:tab/><text:span text:style-name="T63">And we know how to compute R(t, s) = A xB, by taking the miminum value of the membership functions, for each combination between t and s.</text:span></text:p>
      <text:p text:style-name="P2"/>
      <table:table table:name="R" table:style-name="R">
        <table:table-column table:style-name="R.A"/>
        <table:table-column table:style-name="R.B"/>
        <table:table-column table:style-name="R.C"/>
        <table:table-column table:style-name="R.A"/>
        <table:table-column table:style-name="R.E"/>
        <table:table-row>
          <table:table-cell table:style-name="R.A1" office:value-type="string">
            <text:p text:style-name="P161">t\s</text:p>
          </table:table-cell>
          <table:table-cell table:style-name="R.A1" office:value-type="string">
            <text:p text:style-name="P161">2</text:p>
          </table:table-cell>
          <table:table-cell table:style-name="R.A1" office:value-type="string">
            <text:p text:style-name="P161">4</text:p>
          </table:table-cell>
          <table:table-cell table:style-name="R.A1" office:value-type="string">
            <text:p text:style-name="P161">6</text:p>
          </table:table-cell>
          <table:table-cell table:style-name="R.E1" office:value-type="string">
            <text:p text:style-name="P161">8</text:p>
          </table:table-cell>
        </table:table-row>
        <table:table-row>
          <table:table-cell table:style-name="R.A2" office:value-type="string">
            <text:p text:style-name="P161">4</text:p>
          </table:table-cell>
          <table:table-cell table:style-name="R.A2" office:value-type="string">
            <text:p text:style-name="P161">0.1</text:p>
          </table:table-cell>
          <table:table-cell table:style-name="R.A2" office:value-type="string">
            <text:p text:style-name="P161">0.1</text:p>
          </table:table-cell>
          <table:table-cell table:style-name="R.A2" office:value-type="string">
            <text:p text:style-name="P161">0.1</text:p>
          </table:table-cell>
          <table:table-cell table:style-name="R.E2" office:value-type="string">
            <text:p text:style-name="P161">0.1</text:p>
          </table:table-cell>
        </table:table-row>
        <table:table-row>
          <table:table-cell table:style-name="R.A2" office:value-type="string">
            <text:p text:style-name="P161">6</text:p>
          </table:table-cell>
          <table:table-cell table:style-name="R.A2" office:value-type="string">
            <text:p text:style-name="P161">0.1</text:p>
          </table:table-cell>
          <table:table-cell table:style-name="R.A2" office:value-type="string">
            <text:p text:style-name="P161">0.3</text:p>
          </table:table-cell>
          <table:table-cell table:style-name="R.A2" office:value-type="string">
            <text:p text:style-name="P161">0.3</text:p>
          </table:table-cell>
          <table:table-cell table:style-name="R.E2" office:value-type="string">
            <text:p text:style-name="P161">0.3</text:p>
          </table:table-cell>
        </table:table-row>
        <table:table-row>
          <table:table-cell table:style-name="R.A2" office:value-type="string">
            <text:p text:style-name="P161">9</text:p>
          </table:table-cell>
          <table:table-cell table:style-name="R.A2" office:value-type="string">
            <text:p text:style-name="P161">0.1</text:p>
          </table:table-cell>
          <table:table-cell table:style-name="R.A2" office:value-type="string">
            <text:p text:style-name="P161">0.3</text:p>
          </table:table-cell>
          <table:table-cell table:style-name="R.A2" office:value-type="string">
            <text:p text:style-name="P161">0.7</text:p>
          </table:table-cell>
          <table:table-cell table:style-name="R.E2" office:value-type="string">
            <text:p text:style-name="P161">0.7</text:p>
          </table:table-cell>
        </table:table-row>
      </table:table>
      <text:p text:style-name="P2"/>
      <text:p text:style-name="P49"><text:tab/><text:span text:style-name="T64">Now, that we know the relation's values for the fuzzy rule “</text:span>If tremble is high, then person is very sick<text:span text:style-name="T64">”, we can compute the following: “what is the sickness when tremble is very high?”.</text:span></text:p>
      <text:p text:style-name="P49"><text:tab/><text:span text:style-name="T65">Suppose tremble, T', <text:s/>has the values:</text:span></text:p>
      <text:p text:style-name="P49"/>
      <table:table table:name="A'" table:style-name="A_27_">
        <table:table-column table:style-name="A_27_.A"/>
        <table:table-column table:style-name="A_27_.B"/>
        <table:table-column table:style-name="A_27_.C"/>
        <table:table-column table:style-name="A_27_.A"/>
        <table:table-row>
          <table:table-cell table:style-name="A_27_.A1" office:value-type="string">
            <text:p text:style-name="P162">t</text:p>
          </table:table-cell>
          <table:table-cell table:style-name="A_27_.A1" office:value-type="string">
            <text:p text:style-name="P163">4</text:p>
          </table:table-cell>
          <table:table-cell table:style-name="A_27_.A1" office:value-type="string">
            <text:p text:style-name="P163">6</text:p>
          </table:table-cell>
          <table:table-cell table:style-name="A_27_.D1" office:value-type="string">
            <text:p text:style-name="P163">9</text:p>
          </table:table-cell>
        </table:table-row>
        <table:table-row>
          <table:table-cell table:style-name="A_27_.A2" office:value-type="string">
            <text:p text:style-name="P157"><draw:frame draw:style-name="fr2" draw:name="Object79" text:anchor-type="as-char" svg:y="-0.152in" svg:width="0.4917in" svg:height="0.2134in" draw:z-index="84"><draw:object xlink:href="./Object 79" xlink:type="simple" xlink:show="embed" xlink:actuate="onLoad"/><draw:image xlink:href="./ObjectReplacements/Object 79" xlink:type="simple" xlink:show="embed" xlink:actuate="onLoad"/></draw:frame></text:p>
          </table:table-cell>
          <table:table-cell table:style-name="A_27_.A2" office:value-type="string">
            <text:p text:style-name="P164">0.5</text:p>
          </table:table-cell>
          <table:table-cell table:style-name="A_27_.A2" office:value-type="string">
            <text:p text:style-name="P164">0.7</text:p>
          </table:table-cell>
          <table:table-cell table:style-name="A_27_.D2" office:value-type="string">
            <text:p text:style-name="P164">0.9</text:p>
          </table:table-cell>
        </table:table-row>
      </table:table>
      <text:p text:style-name="P49"><text:soft-page-break/><text:tab/></text:p>
      <text:p text:style-name="P50"><text:tab/><text:span text:style-name="T66">Using the Max-Min Composition(chapter 9) of fuzzy relations between R and T', we obtain:</text:span></text:p>
      <text:p text:style-name="P50"><draw:frame draw:style-name="fr2" draw:name="Object80" text:anchor-type="as-char" svg:y="-0.4547in" svg:width="5.8035in" svg:height="0.8756in" draw:z-index="85"><draw:object xlink:href="./Object 80" xlink:type="simple" xlink:show="embed" xlink:actuate="onLoad"/><draw:image xlink:href="./ObjectReplacements/Object 80" xlink:type="simple" xlink:show="embed" xlink:actuate="onLoad"/></draw:frame></text:p>
      <text:p text:style-name="P50"/>
      <text:p text:style-name="P127"><text:tab/>So, <text:span text:style-name="T77">S'</text:span> will have the values:</text:p>
      <text:p text:style-name="P51"><text:tab/></text:p>
      <table:table table:name="Table1" table:style-name="Table1">
        <table:table-column table:style-name="Table1.A"/>
        <table:table-column table:style-name="Table1.B"/>
        <table:table-column table:style-name="Table1.C"/>
        <table:table-column table:style-name="Table1.A"/>
        <table:table-column table:style-name="Table1.E"/>
        <table:table-row>
          <table:table-cell table:style-name="Table1.A1" office:value-type="string">
            <text:p text:style-name="P160">s</text:p>
          </table:table-cell>
          <table:table-cell table:style-name="Table1.A1" office:value-type="string">
            <text:p text:style-name="P160">2</text:p>
          </table:table-cell>
          <table:table-cell table:style-name="Table1.A1" office:value-type="string">
            <text:p text:style-name="P160">4</text:p>
          </table:table-cell>
          <table:table-cell table:style-name="Table1.A1" office:value-type="string">
            <text:p text:style-name="P160">6</text:p>
          </table:table-cell>
          <table:table-cell table:style-name="Table1.E1" office:value-type="string">
            <text:p text:style-name="P160">8</text:p>
          </table:table-cell>
        </table:table-row>
        <table:table-row>
          <table:table-cell table:style-name="Table1.A2" office:value-type="string">
            <text:p text:style-name="P158"><draw:frame draw:style-name="fr2" draw:name="Object81" text:anchor-type="as-char" svg:y="-0.152in" svg:width="0.4598in" svg:height="0.2134in" draw:z-index="86"><draw:object xlink:href="./Object 81" xlink:type="simple" xlink:show="embed" xlink:actuate="onLoad"/><draw:image xlink:href="./ObjectReplacements/Object 81" xlink:type="simple" xlink:show="embed" xlink:actuate="onLoad"/><svg:desc>formula</svg:desc></draw:frame></text:p>
          </table:table-cell>
          <table:table-cell table:style-name="Table1.A2" office:value-type="string">
            <text:p text:style-name="P160">0.1</text:p>
          </table:table-cell>
          <table:table-cell table:style-name="Table1.A2" office:value-type="string">
            <text:p text:style-name="P160">0.3</text:p>
          </table:table-cell>
          <table:table-cell table:style-name="Table1.A2" office:value-type="string">
            <text:p text:style-name="P160">0.7</text:p>
          </table:table-cell>
          <table:table-cell table:style-name="Table1.E2" office:value-type="string">
            <text:p text:style-name="P160">0.<text:span text:style-name="T67">7</text:span></text:p>
          </table:table-cell>
        </table:table-row>
      </table:table>
      <text:p text:style-name="P51"/>
      <text:p text:style-name="P2"/>
      <text:p text:style-name="P128">15. Fuzzy Inference</text:p>
      <text:p text:style-name="P130"><text:tab/>Obtaining an output from a set of rules is done using the compositional rule of inference, defined below:</text:p>
      <text:p text:style-name="P130"><text:tab/>We have:</text:p>
      <text:list xml:id="list3509021742291910073" text:style-name="L75">
        <text:list-item>
          <text:p text:style-name="P131">a fuzzy rule: if x is X then y is Y, where X, Y are fuzzy sets</text:p>
        </text:list-item>
        <text:list-item>
          <text:p text:style-name="P131">input: x is X'</text:p>
        </text:list-item>
        <text:list-item>
          <text:p text:style-name="P131">result: Y'</text:p>
        </text:list-item>
      </text:list>
      <text:p text:style-name="P130"><text:tab/>where <draw:frame draw:style-name="fr2" draw:name="Object82" text:anchor-type="as-char" svg:y="-0.1484in" svg:width="1.3957in" svg:height="0.1846in" draw:z-index="87"><draw:object xlink:href="./Object 82" xlink:type="simple" xlink:show="embed" xlink:actuate="onLoad"/><draw:image xlink:href="./ObjectReplacements/Object 82" xlink:type="simple" xlink:show="embed" xlink:actuate="onLoad"/></draw:frame>.</text:p>
      <text:p text:style-name="P130"><text:tab/>Then, we write the fuzzy rule as <text:span text:style-name="T68">the implication</text:span><draw:frame draw:style-name="fr2" draw:name="Object83" text:anchor-type="as-char" svg:y="-0.1484in" svg:width="1.6543in" svg:height="0.1846in" draw:z-index="88"><draw:object xlink:href="./Object 83" xlink:type="simple" xlink:show="embed" xlink:actuate="onLoad"/><draw:image xlink:href="./ObjectReplacements/Object 83" xlink:type="simple" xlink:show="embed" xlink:actuate="onLoad"/></draw:frame>and the output as <draw:frame draw:style-name="fr2" draw:name="Object84" text:anchor-type="as-char" svg:y="-0.1484in" svg:width="0.8346in" svg:height="0.1846in" draw:z-index="89"><draw:object xlink:href="./Object 84" xlink:type="simple" xlink:show="embed" xlink:actuate="onLoad"/><draw:image xlink:href="./ObjectReplacements/Object 84" xlink:type="simple" xlink:show="embed" xlink:actuate="onLoad"/></draw:frame><text:span text:style-name="T1">.</text:span></text:p>
      <text:p text:style-name="P130"><text:tab/><text:span text:style-name="T68">We will use as implication operators the min-operator and as composition operator, the max-min operator.</text:span></text:p>
      <text:p text:style-name="P2"/>
      <text:p text:style-name="P134">16. MAMDANI Method</text:p>
      <text:p text:style-name="P135"><text:tab/><text:span text:style-name="T69">Mamdani method is an inference method that uses the MIN Fuzzy Implication and the Max-Min Composition. </text:span></text:p>
      <text:p text:style-name="P52"><text:tab/><text:span text:style-name="T70">We define this method as follows:</text:span></text:p>
      <text:p text:style-name="P52"><text:tab/><draw:frame draw:style-name="fr2" draw:name="Object85" text:anchor-type="as-char" svg:y="-0.2335in" svg:width="4.5516in" svg:height="0.5425in" draw:z-index="90"><draw:object xlink:href="./Object 85" xlink:type="simple" xlink:show="embed" xlink:actuate="onLoad"/><draw:image xlink:href="./ObjectReplacements/Object 85" xlink:type="simple" xlink:show="embed" xlink:actuate="onLoad"/></draw:frame></text:p>
      <text:p text:style-name="P53"><text:tab/><text:span text:style-name="T71">Mamdani method inferes results both from crisp inputs and fuzzy sets. This application uses only crisp values as input.</text:span></text:p>
      <text:p text:style-name="P53"><text:tab/><text:span text:style-name="T72">The inference result is computed after this formula:</text:span></text:p>
      <text:p text:style-name="P53"><text:tab/><draw:frame draw:style-name="fr2" draw:name="Object86" text:anchor-type="as-char" svg:y="-0.152in" svg:width="2.6134in" svg:height="0.2283in" draw:z-index="91"><draw:object xlink:href="./Object 86" xlink:type="simple" xlink:show="embed" xlink:actuate="onLoad"/><draw:image xlink:href="./ObjectReplacements/Object 86" xlink:type="simple" xlink:show="embed" xlink:actuate="onLoad"/></draw:frame>, <text:span text:style-name="T72">where “and” is the “min” operator.</text:span></text:p>
      <text:p text:style-name="P53"/>
      <text:p text:style-name="P53"><draw:g text:anchor-type="paragraph" draw:z-index="92" draw:style-name="gr22"><draw:line draw:style-name="gr66" draw:text-style-name="P165" svg:x1="0.7228in" svg:y1="1.5205in" svg:x2="0.7228in" svg:y2="0.002in"><text:p/></draw:line><draw:line draw:style-name="gr67" draw:text-style-name="P165" svg:x1="3.0689in" svg:y1="1.5205in" svg:x2="3.0689in" svg:y2="0.002in"><text:p/></draw:line><draw:line draw:style-name="gr68" draw:text-style-name="P165" svg:x1="5.0937in" svg:y1="1.5205in" svg:x2="5.0937in" svg:y2="0.002in"><text:p/></draw:line><draw:line draw:style-name="gr69" draw:text-style-name="P165" svg:x1="0.7228in" svg:y1="1.474in" svg:x2="2.6551in" svg:y2="1.474in"><text:p/></draw:line><draw:line draw:style-name="gr70" draw:text-style-name="P165" svg:x1="5.0937in" svg:y1="1.5205in" svg:x2="7.026in" svg:y2="1.5205in"><text:p/></draw:line><draw:line draw:style-name="gr71" draw:text-style-name="P165" svg:x1="3.0232in" svg:y1="1.5205in" svg:x2="4.9555in" svg:y2="1.5205in"><text:p/></draw:line><draw:custom-shape draw:style-name="gr72" draw:text-style-name="P165" svg:width="0.5067in" svg:height="0.9661in" svg:x="0.9063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73" draw:text-style-name="P165" svg:width="0.5067in" svg:height="0.9661in" svg:x="3.5752in" svg:y="0.5539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74" draw:text-style-name="P169" svg:width="0.6898in" svg:height="0.2752in" svg:x="1.137in" svg:y="1.4756in"><draw:text-box><text:p text:style-name="P167"><text:span text:style-name="T81">u0</text:span></text:p></draw:text-box></draw:frame><draw:line draw:style-name="gr75" draw:text-style-name="P165" svg:x1="1.2744in" svg:y1="1.4744in" svg:x2="1.2744in" svg:y2="0.9681in"><text:p/></draw:line><draw:frame draw:style-name="gr76" draw:text-style-name="P169" svg:width="0.2303in" svg:height="0.2752in" svg:x="2.4709in" svg:y="1.474in"><draw:text-box><text:p text:style-name="P167"><text:span text:style-name="T81">u</text:span></text:p></draw:text-box></draw:frame><draw:frame draw:style-name="gr77" draw:text-style-name="P169" svg:width="0.276in" svg:height="0.2752in" svg:x="2.7933in" svg:y="0.4173in"><draw:text-box><text:p text:style-name="P167"><text:span text:style-name="T81">1</text:span></text:p></draw:text-box></draw:frame><draw:frame draw:style-name="gr78" draw:text-style-name="P169" svg:width="0.2768in" svg:height="0.2748in" svg:x="0.4925in" svg:y="0.4622in"><draw:text-box><text:p text:style-name="P167"><text:span text:style-name="T81">1</text:span></text:p></draw:text-box></draw:frame><draw:frame draw:style-name="gr79" draw:text-style-name="P169" svg:width="0.2768in" svg:height="0.2752in" svg:x="4.7252in" svg:y="0.4157in"><draw:text-box><text:p text:style-name="P167"><text:span text:style-name="T81">1</text:span></text:p></draw:text-box></draw:frame><draw:line draw:style-name="gr80" draw:text-style-name="P165" svg:x1="3.6673in" svg:y1="1.5205in" svg:x2="3.6673in" svg:y2="1.2445in"><text:p/></draw:line><draw:frame draw:style-name="gr81" draw:text-style-name="P169" svg:width="0.276in" svg:height="0.2594in" svg:x="4.7717in" svg:y="1.5154in"><draw:text-box><text:p text:style-name="P167"><text:span text:style-name="T81">v</text:span></text:p></draw:text-box></draw:frame><draw:line draw:style-name="gr82" draw:text-style-name="P165" svg:x1="1.2744in" svg:y1="1.0142in" svg:x2="5.0012in" svg:y2="1.0142in"><text:p/></draw:line><draw:line draw:style-name="gr83" draw:text-style-name="P165" svg:x1="3.6673in" svg:y1="1.2445in" svg:x2="5.0016in" svg:y2="1.2445in"><text:p/></draw:line><draw:line draw:style-name="gr84" draw:text-style-name="P165" svg:x1="5.0012in" svg:y1="1.2445in" svg:x2="5.8295in" svg:y2="1.2445in"><text:p/></draw:line><draw:frame draw:style-name="gr85" draw:text-style-name="P169" svg:width="0.8748in" svg:height="0.4189in" svg:x="4.1732in" svg:y="0.7839in"><draw:text-box><text:p text:style-name="P167"><text:span text:style-name="T81">Choose min</text:span></text:p></draw:text-box></draw:frame><draw:frame draw:style-name="gr86" draw:text-style-name="P169" svg:width="0.4598in" svg:height="0.3669in" svg:x="6.1059in" svg:y="0.8303in"><draw:text-box><text:p text:style-name="P167"><text:span text:style-name="T81">C1'</text:span></text:p></draw:text-box></draw:frame><draw:custom-shape draw:style-name="gr87" draw:text-style-name="P165" svg:width="0.6441in" svg:height="0.274in" draw:transform="rotate (3.13338960610542) translate (5.96458333333333in 1.52013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tab/></text:p>
      <text:p text:style-name="P53"><text:tab/><text:tab/></text:p>
      <text:p text:style-name="P2"/>
      <text:p text:style-name="P2"/>
      <text:p text:style-name="P2"/>
      <text:p text:style-name="P2"/>
      <text:p text:style-name="P2"/>
      <text:p text:style-name="P2"/>
      <text:p text:style-name="P2"/>
      <text:p text:style-name="P2"/>
      <text:p text:style-name="P54"><text:tab/></text:p>
      <text:p text:style-name="P54"/>
      <text:p text:style-name="P54"/>
      <text:p text:style-name="P54"><text:soft-page-break/></text:p>
      <text:p text:style-name="P54"><text:span text:style-name="T73"><text:tab/>For multiple rules(take 2), we have this formula:</text:span></text:p>
      <text:p text:style-name="P2"><text:tab/><draw:frame draw:style-name="fr2" draw:name="Object87" text:anchor-type="as-char" svg:y="-0.152in" svg:width="5.2457in" svg:height="0.2283in" draw:z-index="93"><draw:object xlink:href="./Object 87" xlink:type="simple" xlink:show="embed" xlink:actuate="onLoad"/><draw:image xlink:href="./ObjectReplacements/Object 87" xlink:type="simple" xlink:show="embed" xlink:actuate="onLoad"/></draw:frame></text:p>
      <text:p text:style-name="P2"><draw:g text:anchor-type="paragraph" draw:z-index="94" draw:style-name="gr22"><draw:line draw:style-name="gr88" draw:text-style-name="P165" svg:x1="0.761in" svg:y1="1.1657in" svg:x2="0.761in" svg:y2="0.1327in"><text:p/></draw:line><draw:line draw:style-name="gr89" draw:text-style-name="P165" svg:x1="2.3571in" svg:y1="1.1657in" svg:x2="2.3571in" svg:y2="0.1327in"><text:p/></draw:line><draw:line draw:style-name="gr90" draw:text-style-name="P165" svg:x1="3.735in" svg:y1="1.1657in" svg:x2="3.735in" svg:y2="0.1327in"><text:p/></draw:line><draw:line draw:style-name="gr91" draw:text-style-name="P165" svg:x1="0.761in" svg:y1="1.1343in" svg:x2="2.076in" svg:y2="1.1343in"><text:p/></draw:line><draw:line draw:style-name="gr92" draw:text-style-name="P165" svg:x1="3.735in" svg:y1="1.1657in" svg:x2="5.05in" svg:y2="1.1657in"><text:p/></draw:line><draw:line draw:style-name="gr93" draw:text-style-name="P165" svg:x1="2.3264in" svg:y1="1.1657in" svg:x2="3.6413in" svg:y2="1.1657in"><text:p/></draw:line><draw:custom-shape draw:style-name="gr94" draw:text-style-name="P165" svg:width="0.3449in" svg:height="0.6579in" svg:x="0.8854in" svg:y="0.4772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95" draw:text-style-name="P165" svg:width="0.3449in" svg:height="0.6579in" svg:x="2.7016in" svg:y="0.5083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96" draw:text-style-name="P169" svg:width="0.4705in" svg:height="0.2594in" svg:x="1.0425in" svg:y="1.1354in"><draw:text-box><text:p text:style-name="P167"><text:span text:style-name="T81">u0</text:span></text:p></draw:text-box></draw:frame><draw:line draw:style-name="gr97" draw:text-style-name="P165" svg:x1="1.1362in" svg:y1="1.1346in" svg:x2="1.1362in" svg:y2="0.7902in"><text:p/></draw:line><draw:frame draw:style-name="gr98" draw:text-style-name="P169" svg:width="0.1567in" svg:height="0.2594in" svg:x="1.95in" svg:y="1.1346in"><draw:text-box><text:p text:style-name="P167"><text:span text:style-name="T81">u</text:span></text:p></draw:text-box></draw:frame><draw:frame draw:style-name="gr99" draw:text-style-name="P169" svg:width="0.1878in" svg:height="0.2594in" svg:x="2.1697in" svg:y="0.4154in"><draw:text-box><text:p text:style-name="P167"><text:span text:style-name="T81">1</text:span></text:p></draw:text-box></draw:frame><draw:frame draw:style-name="gr100" draw:text-style-name="P169" svg:width="0.1878in" svg:height="0.2594in" svg:x="0.6043in" svg:y="0.4461in"><draw:text-box><text:p text:style-name="P167"><text:span text:style-name="T81">1</text:span></text:p></draw:text-box></draw:frame><draw:frame draw:style-name="gr101" draw:text-style-name="P169" svg:width="0.1886in" svg:height="0.2594in" svg:x="3.4843in" svg:y="0.4138in"><draw:text-box><text:p text:style-name="P167"><text:span text:style-name="T81">1</text:span></text:p></draw:text-box></draw:frame><draw:frame draw:style-name="gr102" draw:text-style-name="P169" svg:width="0.2512in" svg:height="0.4189in" svg:x="2.7016in" svg:y="1.1972in"><draw:text-box><text:p text:style-name="P167"><text:span text:style-name="T81">v0</text:span></text:p></draw:text-box></draw:frame><draw:line draw:style-name="gr103" draw:text-style-name="P165" svg:x1="2.7646in" svg:y1="1.1657in" svg:x2="2.7646in" svg:y2="0.978in"><text:p/></draw:line><draw:frame draw:style-name="gr104" draw:text-style-name="P169" svg:width="0.1878in" svg:height="0.2594in" svg:x="3.5161in" svg:y="1.1626in"><draw:text-box><text:p text:style-name="P167"><text:span text:style-name="T81">v</text:span></text:p></draw:text-box></draw:frame><draw:line draw:style-name="gr105" draw:text-style-name="P165" svg:x1="1.1362in" svg:y1="0.8213in" svg:x2="3.672in" svg:y2="0.8213in"><text:p/></draw:line><draw:line draw:style-name="gr106" draw:text-style-name="P165" svg:x1="2.7646in" svg:y1="0.978in" svg:x2="3.6724in" svg:y2="0.978in"><text:p/></draw:line><draw:line draw:style-name="gr107" draw:text-style-name="P165" svg:x1="3.6724in" svg:y1="0.978in" svg:x2="4.2358in" svg:y2="0.978in"><text:p/></draw:line><draw:frame draw:style-name="gr108" draw:text-style-name="P169" svg:width="0.5953in" svg:height="0.5787in" svg:x="3.1087in" svg:y="0.6646in"><draw:text-box><text:p text:style-name="P167"><text:span text:style-name="T81">Choose min</text:span></text:p></draw:text-box></draw:frame><draw:frame draw:style-name="gr109" draw:text-style-name="P169" svg:width="0.3134in" svg:height="0.4189in" svg:x="2.2634in" svg:y="3.4209in"><draw:text-box><text:p text:style-name="P167"><text:span text:style-name="T81">C1'</text:span></text:p></draw:text-box></draw:frame><draw:custom-shape draw:style-name="gr110" draw:text-style-name="P165" svg:width="0.4386in" svg:height="0.187in" draw:transform="skewX (-0.00750491578357562) rotate (3.13338960610542) translate (4.32777777777778in 1.16597222222222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11" draw:text-style-name="P165" svg:x1="0.761in" svg:y1="2.5118in" svg:x2="0.761in" svg:y2="1.4787in"><text:p/></draw:line><draw:line draw:style-name="gr112" draw:text-style-name="P165" svg:x1="2.3571in" svg:y1="2.5118in" svg:x2="2.3571in" svg:y2="1.4787in"><text:p/></draw:line><draw:line draw:style-name="gr113" draw:text-style-name="P165" svg:x1="3.735in" svg:y1="2.5118in" svg:x2="3.735in" svg:y2="1.4787in"><text:p/></draw:line><draw:line draw:style-name="gr114" draw:text-style-name="P165" svg:x1="0.761in" svg:y1="2.4807in" svg:x2="2.076in" svg:y2="2.4807in"><text:p/></draw:line><draw:line draw:style-name="gr115" draw:text-style-name="P165" svg:x1="3.735in" svg:y1="2.5118in" svg:x2="5.05in" svg:y2="2.5118in"><text:p/></draw:line><draw:line draw:style-name="gr116" draw:text-style-name="P165" svg:x1="2.3264in" svg:y1="2.5118in" svg:x2="3.6413in" svg:y2="2.5118in"><text:p/></draw:line><draw:custom-shape draw:style-name="gr117" draw:text-style-name="P165" svg:width="0.3449in" svg:height="0.6571in" svg:x="0.8854in" svg:y="1.8236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18" draw:text-style-name="P165" svg:width="0.3449in" svg:height="0.6571in" svg:x="2.7016in" svg:y="1.8547i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19" draw:text-style-name="P169" svg:width="0.4705in" svg:height="0.2594in" svg:x="0.8543in" svg:y="2.4807in"><draw:text-box><text:p text:style-name="P167"><text:span text:style-name="T81">u0</text:span></text:p></draw:text-box></draw:frame><draw:line draw:style-name="gr120" draw:text-style-name="P165" svg:x1="1.0114in" svg:y1="2.4807in" svg:x2="1.0114in" svg:y2="2.011in"><text:p/></draw:line><draw:frame draw:style-name="gr121" draw:text-style-name="P169" svg:width="0.1567in" svg:height="0.2594in" svg:x="1.95in" svg:y="2.4807in"><draw:text-box><text:p text:style-name="P167"><text:span text:style-name="T81">u</text:span></text:p></draw:text-box></draw:frame><draw:frame draw:style-name="gr122" draw:text-style-name="P169" svg:width="0.1878in" svg:height="0.2594in" svg:x="2.1697in" svg:y="1.761in"><draw:text-box><text:p text:style-name="P167"><text:span text:style-name="T81">1</text:span></text:p></draw:text-box></draw:frame><draw:frame draw:style-name="gr123" draw:text-style-name="P169" svg:width="0.1886in" svg:height="0.2594in" svg:x="3.4843in" svg:y="1.7606in"><draw:text-box><text:p text:style-name="P167"><text:span text:style-name="T81">1</text:span></text:p></draw:text-box></draw:frame><draw:line draw:style-name="gr124" draw:text-style-name="P165" svg:x1="2.7957in" svg:y1="2.5118in" svg:x2="2.7957in" svg:y2="2.1047in"><text:p/></draw:line><draw:frame draw:style-name="gr125" draw:text-style-name="P169" svg:width="0.1878in" svg:height="0.2594in" svg:x="3.5161in" svg:y="2.5083in"><draw:text-box><text:p text:style-name="P167"><text:span text:style-name="T81">v</text:span></text:p></draw:text-box></draw:frame><draw:line draw:style-name="gr126" draw:text-style-name="P165" svg:x1="1.0114in" svg:y1="2.011in" svg:x2="3.5472in" svg:y2="2.011in"><text:p/></draw:line><draw:line draw:style-name="gr127" draw:text-style-name="P165" svg:x1="2.7957in" svg:y1="2.1047in" svg:x2="3.5783in" svg:y2="2.1047in"><text:p/></draw:line><draw:line draw:style-name="gr128" draw:text-style-name="P165" svg:x1="3.5154in" svg:y1="2.1047in" svg:x2="4.4547in" svg:y2="2.1047in"><text:p/></draw:line><draw:frame draw:style-name="gr129" draw:text-style-name="P169" svg:width="0.5953in" svg:height="0.5787in" svg:x="3.1087in" svg:y="2.011in"><draw:text-box><text:p text:style-name="P167"><text:span text:style-name="T81">Choose min</text:span></text:p></draw:text-box></draw:frame><draw:frame draw:style-name="gr130" draw:text-style-name="P169" svg:width="0.3134in" svg:height="0.4189in" svg:x="4.5799in" svg:y="1.9173in"><draw:text-box><text:p text:style-name="P167"><text:span text:style-name="T81">C2'</text:span></text:p></draw:text-box></draw:frame><draw:frame draw:style-name="gr131" draw:text-style-name="P169" svg:width="0.2504in" svg:height="0.4189in" svg:x="2.7335in" svg:y="2.5118in"><draw:text-box><text:p text:style-name="P167"><text:span text:style-name="T81">v0</text:span></text:p></draw:text-box></draw:frame><draw:custom-shape draw:style-name="gr132" draw:text-style-name="P165" svg:width="0.4697in" svg:height="0.4016in" draw:transform="rotate (3.13077161222743) translate (4.54900481189851in 2.51180555555556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3" draw:text-style-name="P165" svg:x1="2.2323in" svg:y1="3.7642in" svg:x2="2.2323in" svg:y2="2.7311in"><text:p/></draw:line><draw:frame draw:style-name="gr134" draw:text-style-name="P169" svg:width="0.3441in" svg:height="0.4189in" svg:x="2.9209in" svg:y="3.2945in"><draw:text-box><text:p text:style-name="P167"><text:span text:style-name="T81">C2'</text:span></text:p></draw:text-box></draw:frame><draw:custom-shape draw:style-name="gr135" draw:text-style-name="P165" svg:width="0.4697in" svg:height="0.4016in" draw:transform="rotate (3.13077161222743) translate (3.04583333333333in 3.7642825896762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draw:style-name="gr136" draw:text-style-name="P165" svg:x1="2.2323in" svg:y1="3.7642in" svg:x2="3.5472in" svg:y2="3.7642in"><text:p/></draw:line><draw:custom-shape draw:style-name="gr137" draw:text-style-name="P165" svg:width="0.4386in" svg:height="0.1862in" draw:transform="rotate (3.13338960610542) translate (2.79444444444444in 3.76388888888889in)"><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span text:style-name="T74">As seen above, the result of the methods are fuzzy sets. We need to defuzzify the result into crisp values, so we can obtain our final value.</text:span></text:p>
      <text:p text:style-name="P2"/>
      <text:p text:style-name="P137">17. Defuzzification</text:p>
      <text:p text:style-name="P137"><text:tab/>For this aplication, the chosen method for defuzzification is Centroid of the Area, computed with the following formula:</text:p>
      <text:p text:style-name="P137"><text:tab/><draw:frame draw:style-name="fr2" draw:name="Object88" text:anchor-type="as-char" svg:y="-0.3102in" svg:width="1.161in" svg:height="0.5256in" draw:z-index="95"><draw:object xlink:href="./Object 88" xlink:type="simple" xlink:show="embed" xlink:actuate="onLoad"/><draw:image xlink:href="./ObjectReplacements/Object 88"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Bibliography</text:p>
      <text:p text:style-name="P3">[1] - <text:span text:style-name="T2">Novák, V., Perfilieva, I. and Močkoř, J. (1999) Mathematical principles of fuzzy logic Dodrecht: Kluwer Academic.</text:span></text:p>
      <text:p text:style-name="P9">[2] - <text:a xlink:type="simple" xlink:href="http://www.webopedia.com/TERM/F/fuzzy_logic.html"><text:span text:style-name="T1">http://www.webopedia.com/TERM/F/fuzzy_logic.html</text:span></text:a></text:p>
      <text:p text:style-name="P33">[3] - <text:a xlink:type="simple" xlink:href="http://en.wikipedia.org/wiki/Propositional_variable">http://en.wikipedia.org/wiki/Propositional_variable</text:a></text:p>
      <text:p text:style-name="P34">[4] - <text:a xlink:type="simple" xlink:href="http://en.wikipedia.org/wiki/Logical_connective">http://en.wikipedia.org/wiki/Logical_connective</text:a></text:p>
      <text:p text:style-name="P35">[5] - <text:a xlink:type="simple" xlink:href="http://en.wikipedia.org/wiki/Logic_gate">http://en.wikipedia.org/wiki/Logic_gate</text:a></text:p>
      <text:p text:style-name="P37">[6] - <text:a xlink:type="simple" xlink:href="http://en.wikipedia.org/wiki/Well-formed_formula#cite_note-1">http://en.wikipedia.org/wiki/Well-formed_formula#cite_note-1</text:a></text:p>
      <text:p text:style-name="P37">[7] - <text:a xlink:type="simple" xlink:href="http://en.wikipedia.org/wiki/Propositional_formula">http://en.wikipedia.org/wiki/Propositional_formula</text:a></text:p>
      <text:p text:style-name="P35"/>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Liberation Sans3" svg:font-family="'Liberation Sans'" style:font-family-generic="swiss"/>
    <style:font-face style:name="Liberation Sans2" svg:font-family="'Liberation Sans'" style:font-adornments="Regular"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ana </meta:initial-creator>
    <meta:creation-date>2015-05-09T10:28:16.675870306</meta:creation-date>
    <dc:date>2015-05-10T17:09:48.496467188</dc:date>
    <dc:creator>oana </dc:creator>
    <meta:editing-duration>PT16H12M26S</meta:editing-duration>
    <meta:editing-cycles>167</meta:editing-cycles>
    <meta:generator>LibreOffice/4.2.3.3$Linux_X86_64 LibreOffice_project/420m0$Build-3</meta:generator>
    <meta:document-statistic meta:table-count="5" meta:image-count="0" meta:object-count="88" meta:page-count="13" meta:paragraph-count="340" meta:word-count="2258" meta:character-count="12837" meta:non-whitespace-character-count="10778"/>
  </office:meta>
</office:document-meta>
</file>

<file path=Object 1/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text>if</mtext>
                    <mrow>
                      <mi>x</mi>
                      <mo stretchy="false">∉</mo>
                      <mi>A</mi>
                    </mrow>
                  </mrow>
                </mtd>
              </mtr>
              <mtr>
                <mtd>
                  <mrow>
                    <mn>1,</mn>
                    <mtext>if</mtext>
                    <mrow>
                      <mi>x</mi>
                      <mo stretchy="false">∈</mo>
                      <mi>A</mi>
                    </mrow>
                  </mrow>
                </mtd>
              </mtr>
            </mtable>
          </mrow>
        </mrow>
      </mrow>
    </mrow>
    <annotation encoding="StarMath 5.0">μ( x ) =  left lbrace stack {0, "if" x notin A # 1, "if" x in A} right none</annotation>
  </semantics>
</math>
</file>

<file path=Object 10/content.xml><?xml version="1.0" encoding="utf-8"?>
<math xmlns="http://www.w3.org/1998/Math/MathML" display="block">
  <semantics>
    <mrow>
      <mrow>
        <mover accent="true">
          <mi>A</mi>
          <mo>¯</mo>
        </mover>
        <mo stretchy="false">=</mo>
        <mrow>
          <mtext>{</mtext>
          <mrow>
            <mi>x</mi>
            <mo stretchy="false">∣</mo>
            <mi>x</mi>
            <mo stretchy="false">∉</mo>
            <mrow>
              <mi>A</mi>
              <mo stretchy="false">∧</mo>
              <mi>x</mi>
            </mrow>
            <mo stretchy="false">∈</mo>
            <mi>X</mi>
          </mrow>
          <mtext>}</mtext>
        </mrow>
      </mrow>
      <mi>,</mi>
      <mi mathvariant="italic">where</mi>
      <mi>X</mi>
      <mi mathvariant="italic">is</mi>
      <mi mathvariant="italic">everything</mi>
      <mi mathvariant="italic">but</mi>
      <mi>A</mi>
    </mrow>
    <annotation encoding="StarMath 5.0">overline {A} = { "{"x divides  x notin A and x in X "}"} , where X is everything but A</annotation>
  </semantics>
</math>
</file>

<file path=Object 11/content.xml><?xml version="1.0" encoding="utf-8"?>
<math xmlns="http://www.w3.org/1998/Math/MathML" display="block">
  <semantics>
    <mover accent="true">
      <mi>A</mi>
      <mo>¯</mo>
    </mover>
    <annotation encoding="StarMath 5.0">overline {A} </annotation>
  </semantics>
</math>
</file>

<file path=Object 12/content.xml><?xml version="1.0" encoding="utf-8"?>
<math xmlns="http://www.w3.org/1998/Math/MathML" display="block">
  <semantics>
    <mrow>
      <mrow>
        <mi>A</mi>
        <mo stretchy="false">=</mo>
        <mi>B</mi>
      </mrow>
      <mi mathvariant="italic">iff</mi>
      <mrow>
        <mi>B</mi>
        <mo stretchy="false">=</mo>
        <mi>A</mi>
      </mrow>
    </mrow>
    <annotation encoding="StarMath 5.0">A = B iff B = A </annotation>
  </semantics>
</math>
</file>

<file path=Object 13/content.xml><?xml version="1.0" encoding="utf-8"?>
<math xmlns="http://www.w3.org/1998/Math/MathML" display="block">
  <semantics>
    <mtable>
      <mtr>
        <mtd>
          <mrow>
            <mrow>
              <mi>A</mi>
              <mo stretchy="false">∪</mo>
              <mi>B</mi>
            </mrow>
            <mo stretchy="false">=</mo>
            <mrow>
              <mi>B</mi>
              <mo stretchy="false">∪</mo>
              <mi>A</mi>
            </mrow>
          </mrow>
        </mtd>
      </mtr>
      <mtr>
        <mtd>
          <mrow>
            <mrow>
              <mi>A</mi>
              <mo stretchy="false">∩</mo>
              <mi>B</mi>
            </mrow>
            <mo stretchy="false">=</mo>
            <mrow>
              <mi>B</mi>
              <mo stretchy="false">∩</mo>
              <mi>A</mi>
            </mrow>
          </mrow>
        </mtd>
      </mtr>
    </mtable>
    <annotation encoding="StarMath 5.0">stack {A union B = B union A # A intersection B = B intersection A}</annotation>
  </semantics>
</math>
</file>

<file path=Object 14/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i>C</mi>
            </mrow>
          </mrow>
        </mtd>
      </mtr>
      <mtr>
        <mtd>
          <mrow>
            <mrow>
              <mi>A</mi>
              <mo stretchy="false">∩</mo>
              <mtext>(</mtext>
            </mrow>
            <mrow>
              <mi>B</mi>
              <mo stretchy="false">∩</mo>
              <mi>C</mi>
            </mrow>
            <mrow>
              <mtext>)</mtext>
              <mo stretchy="false">=</mo>
              <mtext>(</mtext>
            </mrow>
            <mrow>
              <mi>A</mi>
              <mo stretchy="false">∩</mo>
              <mi>B</mi>
            </mrow>
            <mrow>
              <mtext>)</mtext>
              <mo stretchy="false">∩</mo>
              <mi>C</mi>
            </mrow>
          </mrow>
        </mtd>
      </mtr>
    </mtable>
    <annotation encoding="StarMath 5.0">stack { A union "(" B union C ")" = "(" A union B ")" union C # A intersection "(" B intersection C ")" = "(" A intersection B ")" intersection C}</annotation>
  </semantics>
</math>
</file>

<file path=Object 15/content.xml><?xml version="1.0" encoding="utf-8"?>
<math xmlns="http://www.w3.org/1998/Math/MathML" display="block">
  <semantics>
    <mtable>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r>
        <mtd>
          <mrow>
            <mrow>
              <mi>A</mi>
              <mo stretchy="false">∩</mo>
              <mtext>(</mtext>
            </mrow>
            <mrow>
              <mi>B</mi>
              <mo stretchy="false">∪</mo>
              <mi>C</mi>
            </mrow>
            <mrow>
              <mtext>)</mtext>
              <mo stretchy="false">=</mo>
              <mtext>(</mtext>
            </mrow>
            <mrow>
              <mi>A</mi>
              <mo stretchy="false">∩</mo>
              <mi>B</mi>
            </mrow>
            <mrow>
              <mtext>)</mtext>
              <mo stretchy="false">∪</mo>
              <mtext>(</mtext>
            </mrow>
            <mrow>
              <mi>A</mi>
              <mo stretchy="false">∩</mo>
              <mi>C</mi>
            </mrow>
            <mtext>)</mtext>
          </mrow>
        </mtd>
      </mtr>
    </mtable>
    <annotation encoding="StarMath 5.0">stack {A union "(" B intersection C ")" = "(" A union B ")" intersection "(" A union C ")" # A intersection "(" B union C ")" = "(" A intersection B ")" union "(" A intersection C ")"}</annotation>
  </semantics>
</math>
</file>

<file path=Object 16/content.xml><?xml version="1.0" encoding="utf-8"?>
<math xmlns="http://www.w3.org/1998/Math/MathML" display="block">
  <semantics>
    <mrow>
      <mi>μ</mi>
      <mrow>
        <mrow>
          <mo fence="true" stretchy="false">(</mo>
          <mrow>
            <mi>x</mi>
          </mrow>
          <mo fence="true" stretchy="false">)</mo>
        </mrow>
        <mo stretchy="false">=</mo>
        <mrow>
          <mo fence="true" stretchy="true">{</mo>
          <mrow>
            <mtable>
              <mtr>
                <mtd>
                  <mrow>
                    <mn>0</mn>
                    <mi mathvariant="italic">if</mi>
                    <mrow>
                      <mi>x</mi>
                      <mo stretchy="false">∈</mo>
                      <mrow>
                        <mo fence="true" stretchy="false">[</mo>
                        <mrow>
                          <mrow>
                            <mi>a</mi>
                            <mi>,</mi>
                            <mi>b</mi>
                          </mrow>
                        </mrow>
                        <mo fence="true" stretchy="false">]</mo>
                      </mrow>
                    </mrow>
                  </mrow>
                </mtd>
              </mtr>
              <mtr>
                <mtd>
                  <mrow>
                    <mi>g</mi>
                    <mrow>
                      <mo fence="true" stretchy="false">(</mo>
                      <mrow>
                        <mi>x</mi>
                      </mrow>
                      <mo fence="true" stretchy="false">)</mo>
                    </mrow>
                    <mi mathvariant="italic">if</mi>
                    <mrow>
                      <mi>x</mi>
                      <mo stretchy="false">∈</mo>
                      <mrow>
                        <mo fence="true" stretchy="false">[</mo>
                        <mrow>
                          <mrow>
                            <mi>b</mi>
                            <mi>,</mi>
                            <mi>c</mi>
                          </mrow>
                        </mrow>
                        <mo fence="true" stretchy="false">]</mo>
                      </mrow>
                    </mrow>
                  </mrow>
                </mtd>
              </mtr>
              <mtr>
                <mtd>
                  <mrow>
                    <mn>1</mn>
                    <mi mathvariant="italic">if</mi>
                    <mrow>
                      <mi>x</mi>
                      <mo stretchy="false">∈</mo>
                      <mrow>
                        <mo fence="true" stretchy="false">[</mo>
                        <mrow>
                          <mrow>
                            <mi>c</mi>
                            <mi>,</mi>
                            <mi>d</mi>
                          </mrow>
                        </mrow>
                        <mo fence="true" stretchy="false">]</mo>
                      </mrow>
                    </mrow>
                  </mrow>
                </mtd>
              </mtr>
            </mtable>
          </mrow>
        </mrow>
      </mrow>
      <mi>,</mi>
      <mtext>     </mtext>
      <mi mathvariant="italic">where</mi>
      <mi>g</mi>
      <mrow>
        <mo fence="true" stretchy="false">(</mo>
        <mrow>
          <mi>x</mi>
        </mrow>
        <mo fence="true" stretchy="false">)</mo>
      </mrow>
      <mi mathvariant="italic">is</mi>
      <mi mathvariant="italic">some</mi>
      <mi mathvariant="italic">function</mi>
      <mi mathvariant="italic">chosen</mi>
      <mi mathvariant="italic">by</mi>
      <mi mathvariant="italic">the</mi>
      <mi mathvariant="italic">user</mi>
      <mtext>and</mtext>
      <mrow>
        <mi>a</mi>
        <mo stretchy="false">≤</mo>
        <mi>b</mi>
        <mo stretchy="false">≤</mo>
        <mi>c</mi>
        <mo stretchy="false">≤</mo>
        <mi>d</mi>
      </mrow>
    </mrow>
    <annotation encoding="StarMath 5.0">μ( x ) =  left lbrace stack { 0 if x in [a, b] # g(x) if x in [b, c]# 1 if x  in [c, d] } right none, "     " where g( x ) is some function chosen by the user "and" a&lt;=b&lt;=c&lt;=d</annotation>
  </semantics>
</math>
</file>

<file path=Object 17/content.xml><?xml version="1.0" encoding="utf-8"?>
<math xmlns="http://www.w3.org/1998/Math/MathML" display="block">
  <semantics>
    <mrow>
      <mi>A</mi>
      <mo stretchy="false">=</mo>
      <mrow>
        <mtext>{</mtext>
        <mtext>(</mtext>
        <mi>x</mi>
        <mi>,</mi>
        <mi mathvariant="normal">μ</mi>
        <mrow>
          <mo fence="true" stretchy="false">(</mo>
          <mrow>
            <mi>x</mi>
          </mrow>
          <mo fence="true" stretchy="false">)</mo>
        </mrow>
        <mrow>
          <mtext>)</mtext>
          <mo stretchy="false">∣</mo>
          <mi>x</mi>
          <mo stretchy="false">∈</mo>
          <mi>X</mi>
        </mrow>
        <mtext>}</mtext>
      </mrow>
    </mrow>
    <annotation encoding="StarMath 5.0">A = {"{" "(" x, %mu (x) ")" divides x in X "}"}</annotation>
  </semantics>
</math>
</file>

<file path=Object 18/content.xml><?xml version="1.0" encoding="utf-8"?>
<math xmlns="http://www.w3.org/1998/Math/MathML" display="block">
  <semantics>
    <mrow>
      <msub>
        <mi mathvariant="normal">μ</mi>
        <mi mathvariant="normal">φ</mi>
      </msub>
      <mo stretchy="false">=</mo>
      <mn>0</mn>
    </mrow>
    <annotation encoding="StarMath 5.0">%mu _{ %varphi } = 0</annotation>
  </semantics>
</math>
</file>

<file path=Object 19/content.xml><?xml version="1.0" encoding="utf-8"?>
<math xmlns="http://www.w3.org/1998/Math/MathML" display="block">
  <semantics>
    <mrow>
      <msub>
        <mi mathvariant="normal">μ</mi>
        <mi>x</mi>
      </msub>
      <mo stretchy="false">=</mo>
      <mn>1</mn>
    </mrow>
    <annotation encoding="StarMath 5.0">%mu _{ x } = 1</annotation>
  </semantics>
</math>
</file>

<file path=Object 2/content.xml><?xml version="1.0" encoding="utf-8"?>
<math xmlns="http://www.w3.org/1998/Math/MathML" display="block">
  <semantics>
    <mrow>
      <mi>A</mi>
      <mo stretchy="false">∪</mo>
      <mi>B</mi>
    </mrow>
    <annotation encoding="StarMath 5.0">A union B</annotation>
  </semantics>
</math>
</file>

<file path=Object 20/content.xml><?xml version="1.0" encoding="utf-8"?>
<math xmlns="http://www.w3.org/1998/Math/MathML" display="block">
  <semantics>
    <mrow>
      <mrow>
        <mi>A</mi>
        <mo stretchy="false">=</mo>
        <mi>B</mi>
      </mrow>
      <mo stretchy="false">⇔</mo>
      <msub>
        <mi mathvariant="normal">μ</mi>
        <mi>A</mi>
      </msub>
      <mrow>
        <mrow>
          <mo fence="true" stretchy="false">(</mo>
          <mrow>
            <mi>x</mi>
          </mrow>
          <mo fence="true" stretchy="false">)</mo>
        </mrow>
        <mo stretchy="false">=</mo>
        <msub>
          <mi mathvariant="normal">μ</mi>
          <mi>B</mi>
        </msub>
      </mrow>
      <mrow>
        <mo fence="true" stretchy="false">(</mo>
        <mrow>
          <mi>x</mi>
        </mrow>
        <mo fence="true" stretchy="false">)</mo>
      </mrow>
      <mo stretchy="false">∀</mo>
      <mrow>
        <mi>x</mi>
        <mo stretchy="false">∈</mo>
        <mi>X</mi>
      </mrow>
    </mrow>
    <annotation encoding="StarMath 5.0">A = B dlrarrow %mu_{A}( x ) = %mu_{ B }( x ) forall x in X</annotation>
  </semantics>
</math>
</file>

<file path=Object 21/content.xml><?xml version="1.0" encoding="utf-8"?>
<math xmlns="http://www.w3.org/1998/Math/MathML" display="block">
  <semantics>
    <mrow>
      <mi>A</mi>
      <mi>⊂</mi>
      <mi>B</mi>
      <mi>⇔</mi>
      <msub>
        <mi>µ</mi>
        <mi>A</mi>
      </msub>
      <mrow>
        <mo fence="true" stretchy="false">(</mo>
        <mrow>
          <mi>x</mi>
        </mrow>
        <mo fence="true" stretchy="false">)</mo>
      </mrow>
      <mi>≤</mi>
      <msub>
        <mi>µ</mi>
        <mi>B</mi>
      </msub>
      <mrow>
        <mo fence="true" stretchy="false">(</mo>
        <mrow>
          <mi>x</mi>
        </mrow>
        <mo fence="true" stretchy="false">)</mo>
      </mrow>
      <mo stretchy="false">∀</mo>
      <mi>x</mi>
      <mi>∈</mi>
      <mi>X</mi>
    </mrow>
    <annotation encoding="StarMath 5.0">A ⊂ B ⇔ µ_A
(x) ≤ µ_B
(x) forall x∈ X</annotation>
  </semantics>
</math>
</file>

<file path=Object 22/content.xml><?xml version="1.0" encoding="utf-8"?>
<math xmlns="http://www.w3.org/1998/Math/MathML" display="block">
  <semantics>
    <mrow>
      <mi>U</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sub>
        <mi>µ</mi>
        <mrow>
          <mi>A</mi>
          <mo stretchy="false">∪</mo>
          <mi>B</mi>
        </mrow>
      </msub>
      <mrow>
        <mrow>
          <mo fence="true" stretchy="false">(</mo>
          <mrow>
            <mi>x</mi>
          </mrow>
          <mo fence="true" stretchy="false">)</mo>
        </mrow>
        <mo stretchy="false">=</mo>
        <mi>U</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 U: [0,1] × [0,1] → [0,1] µ_{A union B}
(x) = U[µ_A
(x), µ_B
(x)]</annotation>
  </semantics>
</math>
</file>

<file path=Object 23/content.xml><?xml version="1.0" encoding="utf-8"?>
<math xmlns="http://www.w3.org/1998/Math/MathML" display="block">
  <semantics>
    <mrow>
      <mi>U</mi>
      <mrow>
        <mrow>
          <mo fence="true" stretchy="false">[</mo>
          <mrow>
            <mrow>
              <msub>
                <mi mathvariant="normal">μ</mi>
                <mi>A</mi>
              </msub>
              <mi>,</mi>
              <msub>
                <mi mathvariant="normal">μ</mi>
                <mi>B</mi>
              </msub>
            </mrow>
          </mrow>
          <mo fence="true" stretchy="false">]</mo>
        </mrow>
        <mo stretchy="false">=</mo>
        <mi mathvariant="italic">max</mi>
      </mrow>
      <mrow>
        <mo fence="true" stretchy="false">(</mo>
        <mrow>
          <mrow>
            <msub>
              <mi mathvariant="normal">μ</mi>
              <mi>A</mi>
            </msub>
            <mi>,</mi>
            <msub>
              <mi mathvariant="normal">μ</mi>
              <mi>B</mi>
            </msub>
          </mrow>
        </mrow>
        <mo fence="true" stretchy="false">)</mo>
      </mrow>
      <mi>,</mi>
      <mo stretchy="false">∀</mo>
      <mrow>
        <mi>x</mi>
        <mo stretchy="false">∈</mo>
        <mi>X</mi>
      </mrow>
      <mi mathvariant="normal">:</mi>
      <mtext>  </mtext>
      <mrow>
        <msub>
          <mi mathvariant="normal">μ</mi>
          <mrow>
            <mi>A</mi>
            <mo stretchy="false">∪</mo>
            <mi>B</mi>
          </mrow>
        </msub>
        <mo stretchy="false">=</mo>
        <mi mathvariant="italic">max</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U[%mu_A, %mu_B] = max(%mu_A, %mu_B), 
forall x in X:"  " %mu_{A union B}=max( %mu_a(x), %mu_B(x) )</annotation>
  </semantics>
</math>
</file>

<file path=Object 24/content.xml><?xml version="1.0" encoding="utf-8"?>
<math xmlns="http://www.w3.org/1998/Math/MathML" display="block">
  <semantics>
    <mrow>
      <mi>I</mi>
      <mi mathvariant="normal">:</mi>
      <mrow>
        <mo fence="true" stretchy="false">[</mo>
        <mrow>
          <mn>0,1</mn>
        </mrow>
        <mo fence="true" stretchy="false">]</mo>
      </mrow>
      <mi>×</mi>
      <mrow>
        <mo fence="true" stretchy="false">[</mo>
        <mrow>
          <mn>0,1</mn>
        </mrow>
        <mo fence="true" stretchy="false">]</mo>
      </mrow>
      <mi>→</mi>
      <mrow>
        <mo fence="true" stretchy="false">[</mo>
        <mrow>
          <mn>0,1</mn>
        </mrow>
        <mo fence="true" stretchy="false">]</mo>
      </mrow>
      <mi>,</mi>
      <msub>
        <mi>µ</mi>
        <mrow>
          <mi>A</mi>
          <mi>∩</mi>
          <mi>B</mi>
        </mrow>
      </msub>
      <mrow>
        <mrow>
          <mo fence="true" stretchy="false">(</mo>
          <mrow>
            <mi>x</mi>
          </mrow>
          <mo fence="true" stretchy="false">)</mo>
        </mrow>
        <mo stretchy="false">=</mo>
        <mi>I</mi>
      </mrow>
      <mrow>
        <mo fence="true" stretchy="false">[</mo>
        <mrow>
          <mrow>
            <msub>
              <mi>µ</mi>
              <mi>A</mi>
            </msub>
            <mrow>
              <mo fence="true" stretchy="false">(</mo>
              <mrow>
                <mi>x</mi>
              </mrow>
              <mo fence="true" stretchy="false">)</mo>
            </mrow>
            <mi>,</mi>
            <msub>
              <mi>µ</mi>
              <mi>B</mi>
            </msub>
            <mrow>
              <mo fence="true" stretchy="false">(</mo>
              <mrow>
                <mi>x</mi>
              </mrow>
              <mo fence="true" stretchy="false">)</mo>
            </mrow>
          </mrow>
        </mrow>
        <mo fence="true" stretchy="false">]</mo>
      </mrow>
    </mrow>
    <annotation encoding="StarMath 5.0">I:[0,1] × [0,1] → [0,1], µ_{A∩B}(x) = I[µ_A(x), µ_B(x)]</annotation>
  </semantics>
</math>
</file>

<file path=Object 25/content.xml><?xml version="1.0" encoding="utf-8"?>
<math xmlns="http://www.w3.org/1998/Math/MathML" display="block">
  <semantics>
    <mrow>
      <mi>I</mi>
      <mrow>
        <mrow>
          <mo fence="true" stretchy="false">[</mo>
          <mrow>
            <mrow>
              <msub>
                <mi mathvariant="normal">μ</mi>
                <mi>A</mi>
              </msub>
              <mi>,</mi>
              <msub>
                <mi mathvariant="normal">μ</mi>
                <mi>B</mi>
              </msub>
            </mrow>
          </mrow>
          <mo fence="true" stretchy="false">]</mo>
        </mrow>
        <mo stretchy="false">=</mo>
        <mi mathvariant="italic">min</mi>
      </mrow>
      <mrow>
        <mo fence="true" stretchy="false">(</mo>
        <mrow>
          <mrow>
            <msub>
              <mi mathvariant="normal">μ</mi>
              <mi>a</mi>
            </msub>
            <mi>,</mi>
            <msub>
              <mi mathvariant="normal">μ</mi>
              <mi>B</mi>
            </msub>
          </mrow>
        </mrow>
        <mo fence="true" stretchy="false">)</mo>
      </mrow>
      <mi>,</mi>
      <mo stretchy="false">∀</mo>
      <mrow>
        <mi>x</mi>
        <mo stretchy="false">∈</mo>
        <mi>X</mi>
      </mrow>
      <mi mathvariant="normal">:</mi>
      <msub>
        <mi mathvariant="normal">μ</mi>
        <mrow>
          <mo fence="true" stretchy="false">(</mo>
          <mrow>
            <mrow>
              <mi>A</mi>
              <mo stretchy="false">∩</mo>
              <mi>B</mi>
            </mrow>
          </mrow>
          <mo fence="true" stretchy="false">)</mo>
        </mrow>
      </msub>
      <mrow>
        <mrow>
          <mo fence="true" stretchy="false">(</mo>
          <mrow>
            <mi>x</mi>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B</mi>
            </msub>
            <mrow>
              <mo fence="true" stretchy="false">(</mo>
              <mrow>
                <mi>x</mi>
              </mrow>
              <mo fence="true" stretchy="false">)</mo>
            </mrow>
          </mrow>
        </mrow>
        <mo fence="true" stretchy="false">)</mo>
      </mrow>
    </mrow>
    <annotation encoding="StarMath 5.0">I[ %mu_A, %mu_B ] = min( %mu_a, %mu_B ), forall x in X: %mu_( A intersection B )(x) = min( %mu_A(x), %mu_B(x) ) </annotation>
  </semantics>
</math>
</file>

<file path=Object 26/content.xml><?xml version="1.0" encoding="utf-8"?>
<math xmlns="http://www.w3.org/1998/Math/MathML" display="block">
  <semantics>
    <mrow>
      <mi>C</mi>
      <mrow>
        <mrow>
          <mo fence="true" stretchy="false">(</mo>
          <mrow>
            <mi>a</mi>
          </mrow>
          <mo fence="true" stretchy="false">)</mo>
        </mrow>
        <mo stretchy="false">=</mo>
        <mrow>
          <mn>1</mn>
          <mo stretchy="false">−</mo>
          <mi>a</mi>
        </mrow>
      </mrow>
      <mi>;</mi>
      <mo stretchy="false">∀</mo>
      <mrow>
        <mi>x</mi>
        <mo stretchy="false">∈</mo>
        <mi>X</mi>
      </mrow>
      <mi mathvariant="normal">:</mi>
      <mrow>
        <msub>
          <mi mathvariant="normal">μ</mi>
          <mover accent="true">
            <mi>A</mi>
            <mo>¯</mo>
          </mover>
        </msub>
        <mo stretchy="false">=</mo>
        <mrow>
          <mi>a</mi>
          <mo stretchy="false">−</mo>
          <msub>
            <mi mathvariant="normal">μ</mi>
            <mi>a</mi>
          </msub>
        </mrow>
      </mrow>
    </mrow>
    <annotation encoding="StarMath 5.0">C( a ) = 1 - a; forall x in X: %mu_{ overline {A}  } = a - %mu_a</annotation>
  </semantics>
</math>
</file>

<file path=Object 27/content.xml><?xml version="1.0" encoding="utf-8"?>
<math xmlns="http://www.w3.org/1998/Math/MathML" display="block">
  <semantics>
    <mrow>
      <mo stretchy="false">∀</mo>
      <mi>x</mi>
      <mi>,</mi>
      <mrow>
        <mi>y</mi>
        <mo stretchy="false">∈</mo>
        <mi>X</mi>
      </mrow>
      <mtext>and</mtext>
      <mo stretchy="false">∀</mo>
      <mrow>
        <mi mathvariant="normal">λ</mi>
        <mo stretchy="false">∈</mo>
        <mrow>
          <mo fence="true" stretchy="false">[</mo>
          <mrow>
            <mrow>
              <mn>0,</mn>
              <mn>1</mn>
            </mrow>
          </mrow>
          <mo fence="true" stretchy="false">]</mo>
        </mrow>
      </mrow>
      <mi mathvariant="normal">:</mi>
      <msub>
        <mi mathvariant="normal">μ</mi>
        <mi>A</mi>
      </msub>
      <mrow>
        <mrow>
          <mo fence="true" stretchy="false">(</mo>
          <mrow>
            <mrow>
              <mi mathvariant="normal">λ</mi>
              <mrow>
                <mi>x</mi>
                <mo stretchy="false">+</mo>
                <mrow>
                  <mo fence="true" stretchy="false">(</mo>
                  <mrow>
                    <mrow>
                      <mn>1</mn>
                      <mo stretchy="false">−</mo>
                      <mi mathvariant="normal">λ</mi>
                    </mrow>
                  </mrow>
                  <mo fence="true" stretchy="false">)</mo>
                </mrow>
              </mrow>
              <mi>y</mi>
            </mrow>
          </mrow>
          <mo fence="true" stretchy="false">)</mo>
        </mrow>
        <mo stretchy="false">≥</mo>
        <mi mathvariant="italic">min</mi>
      </mrow>
      <mrow>
        <mo fence="true" stretchy="false">(</mo>
        <mrow>
          <mrow>
            <msub>
              <mi mathvariant="normal">μ</mi>
              <mi>A</mi>
            </msub>
            <mrow>
              <mo fence="true" stretchy="false">(</mo>
              <mrow>
                <mi>x</mi>
              </mrow>
              <mo fence="true" stretchy="false">)</mo>
            </mrow>
            <mi>,</mi>
            <msub>
              <mi mathvariant="normal">μ</mi>
              <mi>A</mi>
            </msub>
            <mrow>
              <mo fence="true" stretchy="false">(</mo>
              <mrow>
                <mi>y</mi>
              </mrow>
              <mo fence="true" stretchy="false">)</mo>
            </mrow>
          </mrow>
        </mrow>
        <mo fence="true" stretchy="false">)</mo>
      </mrow>
    </mrow>
    <annotation encoding="StarMath 5.0">forall x, y in X "and" forall %lambda in [ 0, 1 ]: %mu_A( %lambda x + (1-%lambda)y )&gt;=min( %mu_A(x), %mu_A(y) )</annotation>
  </semantics>
</math>
</file>

<file path=Object 28/content.xml><?xml version="1.0" encoding="utf-8"?>
<math xmlns="http://www.w3.org/1998/Math/MathML" display="block">
  <semantics>
    <mrow>
      <mi mathvariant="italic">supp</mi>
      <mrow>
        <mrow>
          <mo fence="true" stretchy="false">(</mo>
          <mrow>
            <mi>A</mi>
          </mrow>
          <mo fence="true" stretchy="false">)</mo>
        </mrow>
        <mo stretchy="false">=</mo>
        <mrow>
          <mi>x</mi>
          <mi>∈</mi>
          <mi>X</mi>
          <mi>,</mi>
          <msub>
            <mi>µ</mi>
            <mi>A</mi>
          </msub>
          <mrow>
            <mrow>
              <mo fence="true" stretchy="false">(</mo>
              <mrow>
                <mi>x</mi>
              </mrow>
              <mo fence="true" stretchy="false">)</mo>
            </mrow>
            <mo stretchy="false">&gt;</mo>
            <mn>0</mn>
          </mrow>
        </mrow>
      </mrow>
    </mrow>
    <annotation encoding="StarMath 5.0">supp(A) = {x∈ X, µ_A
(x) &gt; 0}</annotation>
  </semantics>
</math>
</file>

<file path=Object 29/content.xml><?xml version="1.0" encoding="utf-8"?>
<math xmlns="http://www.w3.org/1998/Math/MathML" display="block">
  <semantics>
    <mrow>
      <mi mathvariant="italic">core</mi>
      <mrow>
        <mrow>
          <mo fence="true" stretchy="false">(</mo>
          <mrow>
            <mi>A</mi>
          </mrow>
          <mo fence="true" stretchy="false">)</mo>
        </mrow>
        <mo stretchy="false">=</mo>
        <mrow>
          <mi>x</mi>
          <mi>∈</mi>
          <mi>X</mi>
          <mi>,</mi>
          <msub>
            <mi>µ</mi>
            <mi>A</mi>
          </msub>
          <mrow>
            <mrow>
              <mo fence="true" stretchy="false">(</mo>
              <mrow>
                <mi>x</mi>
              </mrow>
              <mo fence="true" stretchy="false">)</mo>
            </mrow>
            <mo stretchy="false">=</mo>
            <mn>1</mn>
          </mrow>
        </mrow>
      </mrow>
    </mrow>
    <annotation encoding="StarMath 5.0">core(A) = {x∈ X, µ_A
(x) =1}</annotation>
  </semantics>
</math>
</file>

<file path=Object 3/content.xml><?xml version="1.0" encoding="utf-8"?>
<math xmlns="http://www.w3.org/1998/Math/MathML" display="block">
  <semantics>
    <mrow>
      <mi>A</mi>
      <mo stretchy="false">∪</mo>
      <mi>B</mi>
    </mrow>
    <annotation encoding="StarMath 5.0">A union B</annotation>
  </semantics>
</math>
</file>

<file path=Object 30/content.xml><?xml version="1.0" encoding="utf-8"?>
<math xmlns="http://www.w3.org/1998/Math/MathML" display="block">
  <semantics>
    <mrow>
      <mi mathvariant="italic">bnd</mi>
      <mrow>
        <mrow>
          <mo fence="true" stretchy="false">(</mo>
          <mrow>
            <mi>A</mi>
          </mrow>
          <mo fence="true" stretchy="false">)</mo>
        </mrow>
        <mo stretchy="false">=</mo>
        <mrow>
          <mi>x</mi>
          <mi>∈</mi>
          <mi>X</mi>
          <mi>,</mi>
          <mrow>
            <mn>0</mn>
            <mo stretchy="false">&lt;</mo>
            <msub>
              <mi>µ</mi>
              <mi>A</mi>
            </msub>
          </mrow>
          <mrow>
            <mrow>
              <mo fence="true" stretchy="false">(</mo>
              <mrow>
                <mi>x</mi>
              </mrow>
              <mo fence="true" stretchy="false">)</mo>
            </mrow>
            <mo stretchy="false">&lt;</mo>
            <mn>1</mn>
          </mrow>
        </mrow>
      </mrow>
    </mrow>
    <annotation encoding="StarMath 5.0">bnd(A) = {x∈ X, 0 &lt; µ_A
(x) &lt;1}</annotation>
  </semantics>
</math>
</file>

<file path=Object 31/content.xml><?xml version="1.0" encoding="utf-8"?>
<math xmlns="http://www.w3.org/1998/Math/MathML" display="block">
  <semantics>
    <mrow>
      <mi mathvariant="italic">height</mi>
      <mrow>
        <mrow>
          <mo fence="true" stretchy="false">(</mo>
          <mrow>
            <mi>A</mi>
          </mrow>
          <mo fence="true" stretchy="false">)</mo>
        </mrow>
        <mo stretchy="false">=</mo>
        <mtext>sup</mtext>
      </mrow>
      <munder>
        <mrow>
          <mo fence="true" stretchy="false">(</mo>
          <mrow>
            <msub>
              <mi mathvariant="normal">μ</mi>
              <mi>A</mi>
            </msub>
          </mrow>
          <mo fence="true" stretchy="false">)</mo>
        </mrow>
        <mrow>
          <mi>x</mi>
          <mo stretchy="false">∈</mo>
          <mi>X</mi>
        </mrow>
      </munder>
      <mrow>
        <mo fence="true" stretchy="false">(</mo>
        <mrow>
          <mi>x</mi>
        </mrow>
        <mo fence="true" stretchy="false">)</mo>
      </mrow>
    </mrow>
    <annotation encoding="StarMath 5.0">height( A ) = "sup"(%mu_A) csub {x in X} ( x )</annotation>
  </semantics>
</math>
</file>

<file path=Object 32/content.xml><?xml version="1.0" encoding="utf-8"?>
<math xmlns="http://www.w3.org/1998/Math/MathML" display="block">
  <semantics>
    <mrow>
      <msub>
        <mi mathvariant="normal">μ</mi>
        <mi>A</mi>
      </msub>
      <mi mathvariant="normal">:</mi>
      <mrow>
        <mi>X</mi>
        <mo stretchy="false">→</mo>
        <mrow>
          <mo fence="true" stretchy="false">[</mo>
          <mrow>
            <mrow>
              <mn>0,</mn>
              <mn>1</mn>
            </mrow>
          </mrow>
          <mo fence="true" stretchy="false">]</mo>
        </mrow>
      </mrow>
    </mrow>
    <annotation encoding="StarMath 5.0">%mu_A: X toward [ 0, 1 ]</annotation>
  </semantics>
</math>
</file>

<file path=Object 33/content.xml><?xml version="1.0" encoding="utf-8"?>
<math xmlns="http://www.w3.org/1998/Math/MathML" display="block">
  <semantics>
    <mrow>
      <mi mathvariant="italic">triangularmf</mi>
      <mrow>
        <mrow>
          <mo fence="true" stretchy="false">(</mo>
          <mrow>
            <mrow>
              <mi>x</mi>
              <mi>,</mi>
              <mi>c</mi>
              <mi>,</mi>
              <mi>h</mi>
            </mrow>
          </mrow>
          <mo fence="true" stretchy="false">)</mo>
        </mrow>
        <mo stretchy="false">=</mo>
        <mi mathvariant="italic">max</mi>
      </mrow>
      <mrow>
        <mo fence="true" stretchy="false">(</mo>
        <mrow>
          <mrow>
            <mi mathvariant="italic">min</mi>
            <mrow>
              <mo fence="true" stretchy="false">(</mo>
              <mrow>
                <mrow>
                  <mfrac>
                    <mrow>
                      <mi>h</mi>
                      <mo stretchy="false">−</mo>
                      <mi>c</mi>
                      <mo stretchy="false">+</mo>
                      <mi>x</mi>
                    </mrow>
                    <mi>h</mi>
                  </mfrac>
                  <mi>,</mi>
                  <mfrac>
                    <mrow>
                      <mi>h</mi>
                      <mo stretchy="false">+</mo>
                      <mi>c</mi>
                      <mo stretchy="false">−</mo>
                      <mi>x</mi>
                    </mrow>
                    <mi>h</mi>
                  </mfrac>
                </mrow>
              </mrow>
              <mo fence="true" stretchy="false">)</mo>
            </mrow>
            <mi>,</mi>
            <mn>0</mn>
          </mrow>
        </mrow>
        <mo fence="true" stretchy="false">)</mo>
      </mrow>
    </mrow>
    <annotation encoding="StarMath 5.0">triangularmf( x, c, h ) = max( min( {h - c + x} over {h}, {h + c - x} over {h} ), 0 )</annotation>
  </semantics>
</math>
</file>

<file path=Object 34/content.xml><?xml version="1.0" encoding="utf-8"?>
<math xmlns="http://www.w3.org/1998/Math/MathML" display="block">
  <semantics>
    <mrow>
      <mi mathvariant="italic">trapmf</mi>
      <mrow>
        <mrow>
          <mo fence="true" stretchy="false">(</mo>
          <mrow>
            <mrow>
              <mi>x</mi>
              <mi>,</mi>
              <mi>a</mi>
              <mi>,</mi>
              <mi>b</mi>
              <mi>,</mi>
              <mi>c</mi>
              <mi>,</mi>
              <mi>d</mi>
            </mrow>
          </mrow>
          <mo fence="true" stretchy="false">)</mo>
        </mrow>
        <mo stretchy="false">=</mo>
        <mi mathvariant="italic">max</mi>
      </mrow>
      <mrow>
        <mo fence="true" stretchy="false">(</mo>
        <mrow>
          <mrow>
            <mi mathvariant="italic">min</mi>
            <mrow>
              <mo fence="true" stretchy="false">(</mo>
              <mrow>
                <mrow>
                  <mfrac>
                    <mrow>
                      <mi>x</mi>
                      <mo stretchy="false">−</mo>
                      <mi>a</mi>
                    </mrow>
                    <mrow>
                      <mi>b</mi>
                      <mo stretchy="false">−</mo>
                      <mi>a</mi>
                    </mrow>
                  </mfrac>
                  <mi>,</mi>
                  <mn>1,</mn>
                  <mfrac>
                    <mrow>
                      <mi>d</mi>
                      <mo stretchy="false">−</mo>
                      <mi>x</mi>
                    </mrow>
                    <mrow>
                      <mi>d</mi>
                      <mo stretchy="false">−</mo>
                      <mi>c</mi>
                    </mrow>
                  </mfrac>
                </mrow>
              </mrow>
              <mo fence="true" stretchy="false">)</mo>
            </mrow>
            <mi>,</mi>
            <mn>0</mn>
          </mrow>
        </mrow>
        <mo fence="true" stretchy="false">)</mo>
      </mrow>
    </mrow>
    <annotation encoding="StarMath 5.0">trapmf( x, a, b,c,d ) = max( min({x-a} over {b-a}, 1, {d-x}over{d-c}), 0 )</annotation>
  </semantics>
</math>
</file>

<file path=Object 35/content.xml><?xml version="1.0" encoding="utf-8"?>
<math xmlns="http://www.w3.org/1998/Math/MathML" display="block">
  <semantics>
    <mrow>
      <mi mathvariant="italic">Suppose</mi>
      <mi>f</mi>
      <mi mathvariant="normal">:</mi>
      <mrow>
        <mi>X</mi>
        <mo stretchy="false">→</mo>
        <mi>Y</mi>
      </mrow>
      <mtext>and</mtext>
      <mi>A</mi>
      <mi mathvariant="italic">is</mi>
      <mi>a</mi>
      <mi mathvariant="italic">fuzzy</mi>
      <mi mathvariant="italic">set</mi>
      <mi mathvariant="italic">defined</mi>
      <mi mathvariant="italic">as</mi>
      <mi mathvariant="normal">:</mi>
    </mrow>
    <annotation encoding="StarMath 5.0">Suppose f: X toward Y "and" A is a fuzzy set defined as:</annotation>
  </semantics>
</math>
</file>

<file path=Object 36/content.xml><?xml version="1.0" encoding="utf-8"?>
<math xmlns="http://www.w3.org/1998/Math/MathML" display="block">
  <semantics>
    <mrow>
      <mi>A</mi>
      <mo stretchy="false">=</mo>
      <mrow>
        <mfrac>
          <mrow>
            <msub>
              <mi mathvariant="normal">μ</mi>
              <mi>A</mi>
            </msub>
            <mrow>
              <mo fence="true" stretchy="false">(</mo>
              <mrow>
                <msub>
                  <mi>x</mi>
                  <mn>1</mn>
                </msub>
              </mrow>
              <mo fence="true" stretchy="false">)</mo>
            </mrow>
          </mrow>
          <msub>
            <mi>x</mi>
            <mn>1</mn>
          </msub>
        </mfrac>
        <mo stretchy="false">+</mo>
        <mfrac>
          <mrow>
            <msub>
              <mi mathvariant="normal">μ</mi>
              <mi>A</mi>
            </msub>
            <mrow>
              <mo fence="true" stretchy="false">(</mo>
              <mrow>
                <msub>
                  <mi>x</mi>
                  <mn>2</mn>
                </msub>
              </mrow>
              <mo fence="true" stretchy="false">)</mo>
            </mrow>
          </mrow>
          <msub>
            <mi>x</mi>
            <mn>2</mn>
          </msub>
        </mfrac>
        <mo stretchy="false">+</mo>
        <mn>...</mn>
        <mo stretchy="false">+</mo>
        <mfrac>
          <mrow>
            <msub>
              <mi mathvariant="normal">μ</mi>
              <mi>A</mi>
            </msub>
            <mrow>
              <mo fence="true" stretchy="false">(</mo>
              <mrow>
                <msub>
                  <mi>x</mi>
                  <mi>n</mi>
                </msub>
              </mrow>
              <mo fence="true" stretchy="false">)</mo>
            </mrow>
          </mrow>
          <msub>
            <mi>x</mi>
            <mi>n</mi>
          </msub>
        </mfrac>
      </mrow>
    </mrow>
    <annotation encoding="StarMath 5.0">A = {%mu_A( x_1 )} over x_1 +  {%mu_A( x_2 )} over x_2 + ... + {%mu_A( x_n )} over x_n</annotation>
  </semantics>
</math>
</file>

<file path=Object 37/content.xml><?xml version="1.0" encoding="utf-8"?>
<math xmlns="http://www.w3.org/1998/Math/MathML" display="block">
  <semantics>
    <mrow>
      <mrow>
        <mi>B</mi>
        <mo stretchy="false">=</mo>
        <mi>f</mi>
      </mrow>
      <mrow>
        <mrow>
          <mo fence="true" stretchy="false">(</mo>
          <mrow>
            <mi>A</mi>
          </mrow>
          <mo fence="true" stretchy="false">)</mo>
        </mrow>
        <mo stretchy="false">=</mo>
        <mrow>
          <mfrac>
            <mrow>
              <msub>
                <mi mathvariant="normal">μ</mi>
                <mi>A</mi>
              </msub>
              <mrow>
                <mo fence="true" stretchy="false">(</mo>
                <mrow>
                  <msub>
                    <mi>y</mi>
                    <mn>1</mn>
                  </msub>
                </mrow>
                <mo fence="true" stretchy="false">)</mo>
              </mrow>
            </mrow>
            <msub>
              <mi>y</mi>
              <mn>1</mn>
            </msub>
          </mfrac>
          <mo stretchy="false">+</mo>
          <mfrac>
            <mrow>
              <msub>
                <mi mathvariant="normal">μ</mi>
                <mi>A</mi>
              </msub>
              <mrow>
                <mo fence="true" stretchy="false">(</mo>
                <mrow>
                  <msub>
                    <mi>y</mi>
                    <mn>2</mn>
                  </msub>
                </mrow>
                <mo fence="true" stretchy="false">)</mo>
              </mrow>
            </mrow>
            <msub>
              <mi>y</mi>
              <mn>2</mn>
            </msub>
          </mfrac>
          <mo stretchy="false">+</mo>
          <mn>...</mn>
          <mo stretchy="false">+</mo>
          <mfrac>
            <mrow>
              <msub>
                <mi mathvariant="normal">μ</mi>
                <mi>A</mi>
              </msub>
              <mrow>
                <mo fence="true" stretchy="false">(</mo>
                <mrow>
                  <msub>
                    <mi>y</mi>
                    <mn>2</mn>
                  </msub>
                </mrow>
                <mo fence="true" stretchy="false">)</mo>
              </mrow>
            </mrow>
            <msub>
              <mi>y</mi>
              <mn>2</mn>
            </msub>
          </mfrac>
        </mrow>
      </mrow>
      <mi>,</mi>
      <mtext>    </mtext>
      <mi mathvariant="italic">where</mi>
      <mrow>
        <msub>
          <mi>y</mi>
          <mi>i</mi>
        </msub>
        <mo stretchy="false">=</mo>
        <mi>f</mi>
      </mrow>
      <mrow>
        <mo fence="true" stretchy="false">(</mo>
        <mrow>
          <msub>
            <mi>x</mi>
            <mi>i</mi>
          </msub>
        </mrow>
        <mo fence="true" stretchy="false">)</mo>
      </mrow>
      <mi>,</mi>
      <mrow>
        <mi>i</mi>
        <mo stretchy="false">=</mo>
        <mover accent="true">
          <mrow>
            <mn>1.</mn>
            <mn>..</mn>
            <mi>n</mi>
          </mrow>
          <mo>¯</mo>
        </mover>
      </mrow>
    </mrow>
    <annotation encoding="StarMath 5.0">B = f( A ) = { %mu_A(y_1) } over y_1 + { %mu_A(y_2) } over y_2 + ... + { %mu_A(y_2) } over y_2 , "    " where y_i = f(x_i), i= overline {1...n}  
 </annotation>
  </semantics>
</math>
</file>

<file path=Object 38/content.xml><?xml version="1.0" encoding="utf-8"?>
<math xmlns="http://www.w3.org/1998/Math/MathML" display="block">
  <semantics>
    <mrow>
      <msub>
        <mi mathvariant="normal">μ</mi>
        <mi>B</mi>
      </msub>
      <mrow>
        <mrow>
          <mo fence="true" stretchy="false">(</mo>
          <mrow>
            <mi>y</mi>
          </mrow>
          <mo fence="true" stretchy="false">)</mo>
        </mrow>
        <mo stretchy="false">=</mo>
        <munder>
          <mi mathvariant="italic">max</mi>
          <mrow>
            <mrow>
              <mi>x</mi>
              <mo stretchy="false">=</mo>
              <msup>
                <mi>f</mi>
                <mrow>
                  <mo stretchy="false">−</mo>
                  <mn>1</mn>
                </mrow>
              </msup>
            </mrow>
            <mrow>
              <mo fence="true" stretchy="false">(</mo>
              <mrow>
                <mi>y</mi>
              </mrow>
              <mo fence="true" stretchy="false">)</mo>
            </mrow>
          </mrow>
        </munder>
      </mrow>
      <msub>
        <mi mathvariant="normal">μ</mi>
        <mi>A</mi>
      </msub>
      <mrow>
        <mo fence="true" stretchy="false">(</mo>
        <mrow>
          <mi>x</mi>
        </mrow>
        <mo fence="true" stretchy="false">)</mo>
      </mrow>
    </mrow>
    <annotation encoding="StarMath 5.0">%mu_B( y ) = max csub { x = f^{-1}(y) } %mu_A( x )</annotation>
  </semantics>
</math>
</file>

<file path=Object 39/content.xml><?xml version="1.0" encoding="utf-8"?>
<math xmlns="http://www.w3.org/1998/Math/MathML" display="block">
  <semantics>
    <mrow>
      <msub>
        <mi mathvariant="normal">μ</mi>
        <mrow>
          <mrow>
            <msub>
              <mi>A</mi>
              <mn>1</mn>
            </msub>
            <mo stretchy="false">×</mo>
            <msub>
              <mi>A</mi>
              <mn>2</mn>
            </msub>
            <mo stretchy="false">×</mo>
            <mn>...</mn>
          </mrow>
          <msub>
            <mi>A</mi>
            <mi>n</mi>
          </msub>
        </mrow>
      </msub>
      <mrow>
        <mrow>
          <mo fence="true" stretchy="false">(</mo>
          <mrow>
            <mrow>
              <msub>
                <mi>x</mi>
                <mn>1,</mn>
              </msub>
              <msub>
                <mi>x</mi>
                <mrow>
                  <mn>2.</mn>
                  <mn>..</mn>
                </mrow>
              </msub>
              <msub>
                <mi>x</mi>
                <mi>n</mi>
              </msub>
            </mrow>
          </mrow>
          <mo fence="true" stretchy="false">)</mo>
        </mrow>
        <mo stretchy="false">=</mo>
        <mi mathvariant="italic">min</mi>
      </mrow>
      <mrow>
        <mo fence="true" stretchy="false">(</mo>
        <mrow>
          <mrow>
            <msub>
              <mi mathvariant="normal">μ</mi>
              <msub>
                <mi>A</mi>
                <mn>1</mn>
              </msub>
            </msub>
            <mrow>
              <mo fence="true" stretchy="false">(</mo>
              <mrow>
                <msub>
                  <mi>x</mi>
                  <mn>1</mn>
                </msub>
              </mrow>
              <mo fence="true" stretchy="false">)</mo>
            </mrow>
            <mi>,</mi>
            <msub>
              <mi mathvariant="normal">μ</mi>
              <msub>
                <mi>A</mi>
                <mn>2</mn>
              </msub>
            </msub>
            <mrow>
              <mo fence="true" stretchy="false">(</mo>
              <mrow>
                <msub>
                  <mi>x</mi>
                  <mn>2</mn>
                </msub>
              </mrow>
              <mo fence="true" stretchy="false">)</mo>
            </mrow>
            <mi>,</mi>
            <mn>...</mn>
            <msub>
              <mi mathvariant="normal">μ</mi>
              <msub>
                <mi>A</mi>
                <mi>n</mi>
              </msub>
            </msub>
            <mrow>
              <mo fence="true" stretchy="false">(</mo>
              <mrow>
                <msub>
                  <mi>x</mi>
                  <mi>n</mi>
                </msub>
              </mrow>
              <mo fence="true" stretchy="false">)</mo>
            </mrow>
          </mrow>
        </mrow>
        <mo fence="true" stretchy="false">)</mo>
      </mrow>
    </mrow>
    <annotation encoding="StarMath 5.0">%mu_{ A_1 times A_2 times ... A_n }( x_1, x_2... x_n ) = min( %mu_{A_1}(x_1), %mu_{A_2}(x_2), ... %mu_{A_n}(x_n) )</annotation>
  </semantics>
</math>
</file>

<file path=Object 4/content.xml><?xml version="1.0" encoding="utf-8"?>
<math xmlns="http://www.w3.org/1998/Math/MathML" display="block">
  <semantics>
    <mrow>
      <mi>x</mi>
      <mo stretchy="false">∈</mo>
      <mrow>
        <mi>A</mi>
        <mo stretchy="false">∨</mo>
        <mi>x</mi>
      </mrow>
      <mo stretchy="false">∈</mo>
      <mi>B</mi>
    </mrow>
    <annotation encoding="StarMath 5.0">x in A or x in B</annotation>
  </semantics>
</math>
</file>

<file path=Object 40/content.xml><?xml version="1.0" encoding="utf-8"?>
<math xmlns="http://www.w3.org/1998/Math/MathML" display="block">
  <semantics>
    <mrow>
      <mo fence="true" stretchy="false">(</mo>
      <mrow>
        <mrow>
          <msub>
            <mi>x</mi>
            <mn>1,</mn>
          </msub>
          <msub>
            <mi>x</mi>
            <mn>2</mn>
          </msub>
          <mn>...</mn>
          <msub>
            <mi>x</mi>
            <mi>n</mi>
          </msub>
        </mrow>
      </mrow>
      <mo fence="true" stretchy="false">)</mo>
    </mrow>
    <annotation encoding="StarMath 5.0">( x_1, x_2 ... x_n )</annotation>
  </semantics>
</math>
</file>

<file path=Object 41/content.xml><?xml version="1.0" encoding="utf-8"?>
<math xmlns="http://www.w3.org/1998/Math/MathML" display="block">
  <semantics>
    <mrow>
      <mo fence="true" stretchy="false">(</mo>
      <mrow>
        <mrow>
          <mrow>
            <msub>
              <mi>A</mi>
              <mn>1</mn>
            </msub>
            <mo stretchy="false">×</mo>
            <msub>
              <mi>A</mi>
              <mn>2</mn>
            </msub>
            <mo stretchy="false">×</mo>
            <mn>...</mn>
          </mrow>
          <msub>
            <mi>A</mi>
            <mi>n</mi>
          </msub>
        </mrow>
      </mrow>
      <mo fence="true" stretchy="false">)</mo>
    </mrow>
    <annotation encoding="StarMath 5.0">( A_1 times A_2 times ... A_n )</annotation>
  </semantics>
</math>
</file>

<file path=Object 42/content.xml><?xml version="1.0" encoding="utf-8"?>
<math xmlns="http://www.w3.org/1998/Math/MathML" display="block">
  <semantics>
    <mrow>
      <msub>
        <mi mathvariant="normal">μ</mi>
        <mi>R</mi>
      </msub>
      <mi mathvariant="normal">:</mi>
      <mrow>
        <mi>X</mi>
        <mo stretchy="false">×</mo>
        <mi>Y</mi>
      </mrow>
      <mo stretchy="false">→</mo>
      <mrow>
        <mo fence="true" stretchy="false">[</mo>
        <mrow>
          <mrow>
            <mn>0,</mn>
            <mn>1</mn>
          </mrow>
        </mrow>
        <mo fence="true" stretchy="false">]</mo>
      </mrow>
      <mi>,</mi>
      <mrow>
        <mi>R</mi>
        <mo stretchy="false">=</mo>
        <mrow>
          <mrow>
            <mrow>
              <mo fence="true" stretchy="false">(</mo>
              <mrow>
                <mrow>
                  <mrow>
                    <mo fence="true" stretchy="false">(</mo>
                    <mrow>
                      <mrow>
                        <mi>x</mi>
                        <mi>,</mi>
                        <mi>y</mi>
                      </mrow>
                    </mrow>
                    <mo fence="true" stretchy="false">)</mo>
                  </mrow>
                  <mi>,</mi>
                  <msub>
                    <mi mathvariant="normal">μ</mi>
                    <mi>R</mi>
                  </msub>
                  <mrow>
                    <mo fence="true" stretchy="false">(</mo>
                    <mrow>
                      <mrow>
                        <mi>x</mi>
                        <mi>,</mi>
                        <mi>y</mi>
                      </mrow>
                    </mrow>
                    <mo fence="true" stretchy="false">)</mo>
                  </mrow>
                </mrow>
              </mrow>
              <mo fence="true" stretchy="false">)</mo>
            </mrow>
            <mo stretchy="false">∣</mo>
            <msub>
              <mi mathvariant="normal">μ</mi>
              <mi>R</mi>
            </msub>
          </mrow>
          <mrow>
            <mrow>
              <mo fence="true" stretchy="false">(</mo>
              <mrow>
                <mrow>
                  <mi>x</mi>
                  <mi>,</mi>
                  <mi>y</mi>
                </mrow>
              </mrow>
              <mo fence="true" stretchy="false">)</mo>
            </mrow>
            <mo stretchy="false">≥</mo>
            <mn>0,</mn>
          </mrow>
          <mrow>
            <mi>x</mi>
            <mo stretchy="false">∈</mo>
            <mi>X</mi>
          </mrow>
          <mi>,</mi>
          <mrow>
            <mi>y</mi>
            <mo stretchy="false">∈</mo>
            <mi>Y</mi>
          </mrow>
        </mrow>
      </mrow>
    </mrow>
    <annotation encoding="StarMath 5.0">%mu_R : X times Y rightarrow [ 0, 1 ], 
R = { ((x, y), %mu_R(x, y)) divides %mu_R(x, y)&gt;=0, x in X, y in Y }</annotation>
  </semantics>
</math>
</file>

<file path=Object 43/content.xml><?xml version="1.0" encoding="utf-8"?>
<math xmlns="http://www.w3.org/1998/Math/MathML" display="block">
  <semantics>
    <mrow>
      <mrow>
        <mi>R</mi>
        <mo stretchy="false">⊆</mo>
        <mrow>
          <mi>A</mi>
          <mo stretchy="false">×</mo>
          <mi>B</mi>
        </mrow>
      </mrow>
      <mtext>and</mtext>
      <mrow>
        <mi>S</mi>
        <mo stretchy="false">⊆</mo>
        <mrow>
          <mi>B</mi>
          <mo stretchy="false">×</mo>
          <mi>C</mi>
        </mrow>
      </mrow>
      <mi>,</mi>
      <mi mathvariant="italic">where</mi>
      <mi>A</mi>
      <mi>,</mi>
      <mi>B</mi>
      <mi>,</mi>
      <mi>C</mi>
      <mi mathvariant="italic">are</mi>
      <mi mathvariant="italic">fuzzy</mi>
      <mi mathvariant="italic">sets</mi>
      <mi>.</mi>
    </mrow>
    <annotation encoding="StarMath 5.0">R subseteq { A times B } "and" S subseteq { B times C }, where A, B, C are fuzzy sets.
 </annotation>
  </semantics>
</math>
</file>

<file path=Object 44/content.xml><?xml version="1.0" encoding="utf-8"?>
<math xmlns="http://www.w3.org/1998/Math/MathML" display="block">
  <semantics>
    <mtable>
      <mtr>
        <mtd>
          <mrow>
            <mi mathvariant="italic">For</mi>
            <mrow>
              <mrow>
                <mo fence="true" stretchy="false">(</mo>
                <mrow>
                  <mrow>
                    <mi>x</mi>
                    <mi>,</mi>
                    <mi>y</mi>
                  </mrow>
                </mrow>
                <mo fence="true" stretchy="false">)</mo>
              </mrow>
              <mo stretchy="false">∈</mo>
              <mrow>
                <mi>A</mi>
                <mo stretchy="false">×</mo>
                <mi>B</mi>
              </mrow>
            </mrow>
            <mi>,</mi>
            <mrow>
              <mrow>
                <mo fence="true" stretchy="false">(</mo>
                <mrow>
                  <mrow>
                    <mi>y</mi>
                    <mi>,</mi>
                    <mi>z</mi>
                  </mrow>
                </mrow>
                <mo fence="true" stretchy="false">)</mo>
              </mrow>
              <mo stretchy="false">∈</mo>
              <mrow>
                <mi>B</mi>
                <mo stretchy="false">×</mo>
                <mi>C</mi>
              </mrow>
            </mrow>
            <mi>,</mi>
          </mrow>
        </mtd>
      </mtr>
      <mtr>
        <mtd>
          <mrow>
            <mrow>
              <msub>
                <mi mathvariant="normal">μ</mi>
                <mrow>
                  <mi>S</mi>
                  <mo stretchy="false">⋅</mo>
                  <mi>R</mi>
                </mrow>
              </msub>
              <mo stretchy="false">=</mo>
              <munder>
                <mi mathvariant="italic">max</mi>
                <mi>y</mi>
              </munder>
            </mrow>
            <mrow>
              <mo fence="true" stretchy="false">[</mo>
              <mrow>
                <mrow>
                  <mi mathvariant="italic">min</mi>
                  <mrow>
                    <mo fence="true" stretchy="false">(</mo>
                    <mrow>
                      <mrow>
                        <msub>
                          <mi mathvariant="normal">μ</mi>
                          <mi>R</mi>
                        </msub>
                        <mrow>
                          <mo fence="true" stretchy="false">(</mo>
                          <mrow>
                            <mrow>
                              <mi>x</mi>
                              <mi>,</mi>
                              <mi>y</mi>
                            </mrow>
                          </mrow>
                          <mo fence="true" stretchy="false">)</mo>
                        </mrow>
                        <mi>,</mi>
                        <msub>
                          <mi mathvariant="normal">μ</mi>
                          <mi>S</mi>
                        </msub>
                        <mrow>
                          <mo fence="true" stretchy="false">(</mo>
                          <mrow>
                            <mrow>
                              <mi>y</mi>
                              <mi>,</mi>
                              <mi>z</mi>
                            </mrow>
                          </mrow>
                          <mo fence="true" stretchy="false">)</mo>
                        </mrow>
                      </mrow>
                    </mrow>
                    <mo fence="true" stretchy="false">)</mo>
                  </mrow>
                </mrow>
              </mrow>
              <mo fence="true" stretchy="false">]</mo>
            </mrow>
          </mrow>
        </mtd>
      </mtr>
      <mtr>
        <mtd>
          <mrow>
            <mrow/>
            <mo stretchy="false">=</mo>
            <mrow>
              <mrow/>
              <munder>
                <mo stretchy="false">∨</mo>
                <mi>y</mi>
              </munder>
              <mrow>
                <mo fence="true" stretchy="false">[</mo>
                <mrow>
                  <mrow>
                    <msub>
                      <mi mathvariant="normal">μ</mi>
                      <mi>R</mi>
                    </msub>
                    <mrow>
                      <mrow>
                        <mo fence="true" stretchy="false">(</mo>
                        <mrow>
                          <mrow>
                            <mi>x</mi>
                            <mi>,</mi>
                            <mi>y</mi>
                          </mrow>
                        </mrow>
                        <mo fence="true" stretchy="false">)</mo>
                      </mrow>
                      <mo stretchy="false">∧</mo>
                      <msub>
                        <mi mathvariant="normal">μ</mi>
                        <mi>S</mi>
                      </msub>
                    </mrow>
                    <mrow>
                      <mo fence="true" stretchy="false">(</mo>
                      <mrow>
                        <mrow>
                          <mi>y</mi>
                          <mi>,</mi>
                          <mi>z</mi>
                        </mrow>
                      </mrow>
                      <mo fence="true" stretchy="false">)</mo>
                    </mrow>
                  </mrow>
                </mrow>
                <mo fence="true" stretchy="false">]</mo>
              </mrow>
            </mrow>
          </mrow>
        </mtd>
      </mtr>
      <mtr>
        <mtd>
          <mrow>
            <msub>
              <mi>M</mi>
              <mrow>
                <mi>S</mi>
                <mo stretchy="false">⋅</mo>
                <mi>R</mi>
              </mrow>
            </msub>
            <mo stretchy="false">=</mo>
            <mrow>
              <msub>
                <mi>M</mi>
                <mi>R</mi>
              </msub>
              <mo stretchy="false">⋅</mo>
              <msub>
                <mi>M</mi>
                <mi>S</mi>
              </msub>
            </mrow>
          </mrow>
        </mtd>
      </mtr>
    </mtable>
    <annotation encoding="StarMath 5.0">stack {For ( x, y ) in A times B, ( y, z ) in B times C, # 
%mu_{ S cdot R } = max csub y [ min(%mu_R (x,y), %mu_S (y, z) )] #
{} = {} or csub y [%mu_R(x, y) and %mu_S(y, z)] #
M_{S cdot R} = M_R cdot M_S}</annotation>
  </semantics>
</math>
</file>

<file path=Object 45/content.xml><?xml version="1.0" encoding="utf-8"?>
<math xmlns="http://www.w3.org/1998/Math/MathML" display="block">
  <semantics>
    <mrow>
      <mrow>
        <mi>T</mi>
        <mo stretchy="false">=</mo>
        <mtable>
          <mtr>
            <mtd>
              <msub>
                <mi>x</mi>
                <mn>1</mn>
              </msub>
            </mtd>
          </mtr>
          <mtr>
            <mtd>
              <msub>
                <mi>x</mi>
                <mn>2</mn>
              </msub>
            </mtd>
          </mtr>
        </mtable>
      </mrow>
      <mtable>
        <mtr>
          <mtd>
            <mrow>
              <msub>
                <mi>y</mi>
                <mn>1</mn>
              </msub>
              <msub>
                <mi>y</mi>
                <mn>2</mn>
              </msub>
            </mrow>
          </mtd>
        </mtr>
        <mtr>
          <mtd>
            <mrow>
              <mo fence="true" stretchy="true">[</mo>
              <mrow>
                <mtable>
                  <mtr>
                    <mtd>
                      <mrow>
                        <mn>0,1</mn>
                        <mn>0,3</mn>
                      </mrow>
                    </mtd>
                  </mtr>
                  <mtr>
                    <mtd>
                      <mrow>
                        <mn>0,4</mn>
                        <mn>0,5</mn>
                      </mrow>
                    </mtd>
                  </mtr>
                </mtable>
              </mrow>
              <mo fence="true" stretchy="true">]</mo>
            </mrow>
          </mtd>
        </mtr>
      </mtable>
    </mrow>
    <annotation encoding="StarMath 5.0">T = stack {x_1 # x_2} binom { y_1 y_2} {left [ stack { 0,1 0,3 # 0,4 0,5} right ]} </annotation>
  </semantics>
</math>
</file>

<file path=Object 46/content.xml><?xml version="1.0" encoding="utf-8"?>
<math xmlns="http://www.w3.org/1998/Math/MathML" display="block">
  <semantics>
    <mrow>
      <mrow>
        <mi>D</mi>
        <mo stretchy="false">=</mo>
        <mtable>
          <mtr>
            <mtd>
              <msub>
                <mi>y</mi>
                <mn>1</mn>
              </msub>
            </mtd>
          </mtr>
          <mtr>
            <mtd>
              <msub>
                <mi>y</mi>
                <mn>2</mn>
              </msub>
            </mtd>
          </mtr>
        </mtable>
      </mrow>
      <mtable>
        <mtr>
          <mtd>
            <mrow>
              <msub>
                <mi>z</mi>
                <mn>1</mn>
              </msub>
              <msub>
                <mi>z</mi>
                <mn>2</mn>
              </msub>
              <msub>
                <mi>z</mi>
                <mn>3</mn>
              </msub>
            </mrow>
          </mtd>
        </mtr>
        <mtr>
          <mtd>
            <mrow>
              <mo fence="true" stretchy="true">[</mo>
              <mrow>
                <mtable>
                  <mtr>
                    <mtd>
                      <mrow>
                        <mn>0,4</mn>
                        <mn>0,5</mn>
                        <mn>0,1</mn>
                      </mrow>
                    </mtd>
                  </mtr>
                  <mtr>
                    <mtd>
                      <mrow>
                        <mn>0,6</mn>
                        <mn>0,7</mn>
                        <mn>0,2</mn>
                      </mrow>
                    </mtd>
                  </mtr>
                </mtable>
              </mrow>
              <mo fence="true" stretchy="true">]</mo>
            </mrow>
          </mtd>
        </mtr>
      </mtable>
    </mrow>
    <annotation encoding="StarMath 5.0">D = stack {y_1 # y_2} binom { z_1 z_2 z_3} {left [ stack { 0,4 0,5 0,1 # 0,6 0,7 0,2} right ]} </annotation>
  </semantics>
</math>
</file>

<file path=Object 47/content.xml><?xml version="1.0" encoding="utf-8"?>
<math xmlns="http://www.w3.org/1998/Math/MathML" display="block">
  <semantics>
    <mtable>
      <mtr>
        <mtd>
          <mrow>
            <msub>
              <mi mathvariant="normal">μ</mi>
              <mi>R</mi>
            </msub>
            <mrow>
              <mrow>
                <mo fence="true" stretchy="false">(</mo>
                <mrow>
                  <mrow>
                    <msub>
                      <mi>x</mi>
                      <mn>1,</mn>
                    </msub>
                    <msub>
                      <mi>z</mi>
                      <mn>1</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4</mn>
                        </mrow>
                      </mrow>
                      <mo fence="true" stretchy="false">)</mo>
                    </mrow>
                    <mi>,</mi>
                    <mi mathvariant="italic">min</mi>
                    <mrow>
                      <mo fence="true" stretchy="false">(</mo>
                      <mrow>
                        <mrow>
                          <mn>0,3,</mn>
                          <mn>0,6</mn>
                        </mrow>
                      </mrow>
                      <mo fence="true" stretchy="false">)</mo>
                    </mrow>
                  </mrow>
                </mrow>
                <mo fence="true" stretchy="false">]</mo>
              </mrow>
              <mo stretchy="false">=</mo>
              <mn>0,3</mn>
            </mrow>
          </mrow>
        </mtd>
      </mtr>
      <mtr>
        <mtd>
          <mrow>
            <msub>
              <mi mathvariant="normal">μ</mi>
              <mi>R</mi>
            </msub>
            <mrow>
              <mrow>
                <mo fence="true" stretchy="false">(</mo>
                <mrow>
                  <mrow>
                    <msub>
                      <mi>x</mi>
                      <mn>1,</mn>
                    </msub>
                    <msub>
                      <mi>z</mi>
                      <mn>2</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6</mn>
                        </mrow>
                      </mrow>
                      <mo fence="true" stretchy="false">)</mo>
                    </mrow>
                    <mi>,</mi>
                    <mi mathvariant="italic">min</mi>
                    <mrow>
                      <mo fence="true" stretchy="false">(</mo>
                      <mrow>
                        <mrow>
                          <mn>0,3,</mn>
                          <mn>0,7</mn>
                        </mrow>
                      </mrow>
                      <mo fence="true" stretchy="false">)</mo>
                    </mrow>
                  </mrow>
                </mrow>
                <mo fence="true" stretchy="false">]</mo>
              </mrow>
              <mo stretchy="false">=</mo>
              <mn>0,3</mn>
            </mrow>
          </mrow>
        </mtd>
      </mtr>
      <mtr>
        <mtd>
          <mrow>
            <msub>
              <mi mathvariant="normal">μ</mi>
              <mi>R</mi>
            </msub>
            <mrow>
              <mrow>
                <mo fence="true" stretchy="false">(</mo>
                <mrow>
                  <mrow>
                    <msub>
                      <mi>x</mi>
                      <mn>1,</mn>
                    </msub>
                    <msub>
                      <mi>z</mi>
                      <mn>3</mn>
                    </msub>
                  </mrow>
                </mrow>
                <mo fence="true" stretchy="false">)</mo>
              </mrow>
              <mo stretchy="false">=</mo>
              <mrow>
                <mrow/>
                <mo stretchy="false">∨</mo>
                <mrow>
                  <mo fence="true" stretchy="false">(</mo>
                  <mrow>
                    <mrow>
                      <msub>
                        <mi mathvariant="normal">μ</mi>
                        <mi>T</mi>
                      </msub>
                      <mrow>
                        <mrow>
                          <mo fence="true" stretchy="false">(</mo>
                          <mrow>
                            <mrow>
                              <msub>
                                <mi>x</mi>
                                <mn>1,</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5</mn>
                        </mrow>
                      </mrow>
                      <mo fence="true" stretchy="false">)</mo>
                    </mrow>
                    <mi>,</mi>
                    <mi mathvariant="italic">min</mi>
                    <mrow>
                      <mo fence="true" stretchy="false">(</mo>
                      <mrow>
                        <mrow>
                          <mn>0,3,</mn>
                          <mn>0,5</mn>
                        </mrow>
                      </mrow>
                      <mo fence="true" stretchy="false">)</mo>
                    </mrow>
                  </mrow>
                </mrow>
                <mo fence="true" stretchy="false">]</mo>
              </mrow>
              <mo stretchy="false">=</mo>
              <mn>0,3</mn>
            </mrow>
          </mrow>
        </mtd>
      </mtr>
      <mtr>
        <mtd>
          <mrow>
            <msub>
              <mi mathvariant="normal">μ</mi>
              <mi>R</mi>
            </msub>
            <mrow>
              <mrow>
                <mo fence="true" stretchy="false">(</mo>
                <mrow>
                  <mrow>
                    <msub>
                      <mi>x</mi>
                      <mn>2,</mn>
                    </msub>
                    <msub>
                      <mi>z</mi>
                      <mn>1</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1</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4</mn>
                        </mrow>
                      </mrow>
                      <mo fence="true" stretchy="false">)</mo>
                    </mrow>
                    <mi>,</mi>
                    <mi mathvariant="italic">min</mi>
                    <mrow>
                      <mo fence="true" stretchy="false">(</mo>
                      <mrow>
                        <mrow>
                          <mn>0,5,</mn>
                          <mn>0,6</mn>
                        </mrow>
                      </mrow>
                      <mo fence="true" stretchy="false">)</mo>
                    </mrow>
                  </mrow>
                </mrow>
                <mo fence="true" stretchy="false">]</mo>
              </mrow>
              <mo stretchy="false">=</mo>
              <mn>0,4</mn>
            </mrow>
          </mrow>
        </mtd>
      </mtr>
      <mtr>
        <mtd>
          <mrow>
            <msub>
              <mi mathvariant="normal">μ</mi>
              <mi>R</mi>
            </msub>
            <mrow>
              <mrow>
                <mo fence="true" stretchy="false">(</mo>
                <mrow>
                  <mrow>
                    <msub>
                      <mi>x</mi>
                      <mn>2,</mn>
                    </msub>
                    <msub>
                      <mi>z</mi>
                      <mn>2</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2</mn>
                            </msub>
                          </mrow>
                        </mrow>
                        <mo fence="true" stretchy="false">)</mo>
                      </mrow>
                    </mrow>
                  </mrow>
                  <mo fence="true" stretchy="false">)</mo>
                </mrow>
              </mrow>
              <mo stretchy="false">=</mo>
              <mi mathvariant="italic">max</mi>
            </mrow>
            <mrow>
              <mrow>
                <mo fence="true" stretchy="false">[</mo>
                <mrow>
                  <mrow>
                    <mi mathvariant="italic">min</mi>
                    <mrow>
                      <mo fence="true" stretchy="false">(</mo>
                      <mrow>
                        <mrow>
                          <mn>0,4,</mn>
                          <mn>0,5</mn>
                        </mrow>
                      </mrow>
                      <mo fence="true" stretchy="false">)</mo>
                    </mrow>
                    <mi>,</mi>
                    <mi mathvariant="italic">min</mi>
                    <mrow>
                      <mo fence="true" stretchy="false">(</mo>
                      <mrow>
                        <mrow>
                          <mn>0,4,</mn>
                          <mn>0,7</mn>
                        </mrow>
                      </mrow>
                      <mo fence="true" stretchy="false">)</mo>
                    </mrow>
                  </mrow>
                </mrow>
                <mo fence="true" stretchy="false">]</mo>
              </mrow>
              <mo stretchy="false">=</mo>
              <mn>0,4</mn>
            </mrow>
          </mrow>
        </mtd>
      </mtr>
      <mtr>
        <mtd>
          <mrow>
            <msub>
              <mi mathvariant="normal">μ</mi>
              <mi>R</mi>
            </msub>
            <mrow>
              <mrow>
                <mo fence="true" stretchy="false">(</mo>
                <mrow>
                  <mrow>
                    <msub>
                      <mi>x</mi>
                      <mn>2,</mn>
                    </msub>
                    <msub>
                      <mi>z</mi>
                      <mn>3</mn>
                    </msub>
                  </mrow>
                </mrow>
                <mo fence="true" stretchy="false">)</mo>
              </mrow>
              <mo stretchy="false">=</mo>
              <mrow>
                <mrow/>
                <mo stretchy="false">∨</mo>
                <mrow>
                  <mo fence="true" stretchy="false">(</mo>
                  <mrow>
                    <mrow>
                      <msub>
                        <mi mathvariant="normal">μ</mi>
                        <mi>T</mi>
                      </msub>
                      <mrow>
                        <mrow>
                          <mo fence="true" stretchy="false">(</mo>
                          <mrow>
                            <mrow>
                              <msub>
                                <mi>x</mi>
                                <mn>2,</mn>
                              </msub>
                              <mi>y</mi>
                            </mrow>
                          </mrow>
                          <mo fence="true" stretchy="false">)</mo>
                        </mrow>
                        <mo stretchy="false">∧</mo>
                        <msub>
                          <mi mathvariant="normal">μ</mi>
                          <mi>D</mi>
                        </msub>
                      </mrow>
                      <mrow>
                        <mo fence="true" stretchy="false">(</mo>
                        <mrow>
                          <mrow>
                            <mi>y</mi>
                            <mi>,</mi>
                            <msub>
                              <mi>z</mi>
                              <mn>3</mn>
                            </msub>
                          </mrow>
                        </mrow>
                        <mo fence="true" stretchy="false">)</mo>
                      </mrow>
                    </mrow>
                  </mrow>
                  <mo fence="true" stretchy="false">)</mo>
                </mrow>
              </mrow>
              <mo stretchy="false">=</mo>
              <mi mathvariant="italic">max</mi>
            </mrow>
            <mrow>
              <mrow>
                <mo fence="true" stretchy="false">[</mo>
                <mrow>
                  <mrow>
                    <mi mathvariant="italic">min</mi>
                    <mrow>
                      <mo fence="true" stretchy="false">(</mo>
                      <mrow>
                        <mrow>
                          <mn>0,1,</mn>
                          <mn>0,1</mn>
                        </mrow>
                      </mrow>
                      <mo fence="true" stretchy="false">)</mo>
                    </mrow>
                    <mi>,</mi>
                    <mi mathvariant="italic">min</mi>
                    <mrow>
                      <mo fence="true" stretchy="false">(</mo>
                      <mrow>
                        <mrow>
                          <mn>0,3,</mn>
                          <mn>0,2</mn>
                        </mrow>
                      </mrow>
                      <mo fence="true" stretchy="false">)</mo>
                    </mrow>
                  </mrow>
                </mrow>
                <mo fence="true" stretchy="false">]</mo>
              </mrow>
              <mo stretchy="false">=</mo>
              <mn>0,2</mn>
            </mrow>
          </mrow>
        </mtd>
      </mtr>
    </mtable>
    <annotation encoding="StarMath 5.0">stack {%mu_R(x_1, z_1) = { } or ( %mu_T(x_1, y) and %mu_D(y, z_1) )  = max[min(0,1, 0,4), min(0,3, 0,6)] = 0,3 # 
%mu_R(x_1, z_2) = { } or ( %mu_T(x_1, y) and %mu_D(y, z_2) )  = max[min(0,1, 0,6), min(0,3, 0,7)] = 0,3 #
%mu_R(x_1, z_3) = { } or ( %mu_T(x_1, y) and %mu_D(y, z_3) )  = max[min(0,1, 0,5), min(0,3, 0,5)] = 0,3 #
%mu_R(x_2, z_1) = { } or ( %mu_T(x_2, y) and %mu_D(y, z_1) )  = max[min(0,4, 0,4), min(0,5, 0,6)] = 0,4 #
%mu_R(x_2, z_2) = { } or ( %mu_T(x_2, y) and %mu_D(y, z_2) )  = max[min(0,4, 0,5), min(0,4, 0,7)] = 0,4 #
%mu_R(x_2, z_3) = { } or ( %mu_T(x_2, y) and %mu_D(y, z_3) )  = max[min(0,1, 0,1), min(0,3, 0,2)] = 0,2}</annotation>
  </semantics>
</math>
</file>

<file path=Object 48/content.xml><?xml version="1.0" encoding="utf-8"?>
<math xmlns="http://www.w3.org/1998/Math/MathML" display="block">
  <semantics>
    <mrow>
      <mrow>
        <mi>R</mi>
        <mo stretchy="false">=</mo>
        <mtable>
          <mtr>
            <mtd>
              <msub>
                <mi>x</mi>
                <mn>1</mn>
              </msub>
            </mtd>
          </mtr>
          <mtr>
            <mtd>
              <msub>
                <mi>x</mi>
                <mn>2</mn>
              </msub>
            </mtd>
          </mtr>
        </mtable>
      </mrow>
      <mtable>
        <mtr>
          <mtd>
            <mrow>
              <msub>
                <mi>z</mi>
                <mn>1</mn>
              </msub>
              <msub>
                <mi>z</mi>
                <mn>2</mn>
              </msub>
              <msub>
                <mi>z</mi>
                <mn>3</mn>
              </msub>
            </mrow>
          </mtd>
        </mtr>
        <mtr>
          <mtd>
            <mrow>
              <mo fence="true" stretchy="true">[</mo>
              <mrow>
                <mtable>
                  <mtr>
                    <mtd>
                      <mrow>
                        <mn>0,3</mn>
                        <mn>0,3</mn>
                        <mn>0,3</mn>
                      </mrow>
                    </mtd>
                  </mtr>
                  <mtr>
                    <mtd>
                      <mrow>
                        <mn>0,4</mn>
                        <mn>0,4</mn>
                        <mn>0,2</mn>
                      </mrow>
                    </mtd>
                  </mtr>
                </mtable>
              </mrow>
              <mo fence="true" stretchy="true">]</mo>
            </mrow>
          </mtd>
        </mtr>
      </mtable>
    </mrow>
    <annotation encoding="StarMath 5.0">R = stack {x_1 # x_2} binom { z_1 z_2 z_3} {left [ stack { 0,3 0,3 0,3 # 0,4 0,4 0,2} right ]} </annotation>
  </semantics>
</math>
</file>

<file path=Object 49/content.xml><?xml version="1.0" encoding="utf-8"?>
<math xmlns="http://www.w3.org/1998/Math/MathML" display="block">
  <semantics>
    <mover accent="true">
      <mi>a</mi>
      <mo stretchy="false">¯</mo>
    </mover>
    <annotation encoding="StarMath 5.0">bar a </annotation>
  </semantics>
</math>
</file>

<file path=Object 5/content.xml><?xml version="1.0" encoding="utf-8"?>
<math xmlns="http://www.w3.org/1998/Math/MathML" display="block">
  <semantics>
    <mrow>
      <mi>A</mi>
      <mo stretchy="false">∩</mo>
      <mi>B</mi>
    </mrow>
    <annotation encoding="StarMath 5.0">A intersection B
</annotation>
  </semantics>
</math>
</file>

<file path=Object 50/content.xml><?xml version="1.0" encoding="utf-8"?>
<math xmlns="http://www.w3.org/1998/Math/MathML" display="block">
  <semantics>
    <mrow>
      <mi>a</mi>
      <mo stretchy="false">∧</mo>
      <mi>b</mi>
    </mrow>
    <annotation encoding="StarMath 5.0">a and b</annotation>
  </semantics>
</math>
</file>

<file path=Object 51/content.xml><?xml version="1.0" encoding="utf-8"?>
<math xmlns="http://www.w3.org/1998/Math/MathML" display="block">
  <semantics>
    <mrow>
      <mi>a</mi>
      <mo stretchy="false">∨</mo>
      <mi>b</mi>
    </mrow>
    <annotation encoding="StarMath 5.0">a or b</annotation>
  </semantics>
</math>
</file>

<file path=Object 52/content.xml><?xml version="1.0" encoding="utf-8"?>
<math xmlns="http://www.w3.org/1998/Math/MathML" display="block">
  <semantics>
    <mrow>
      <mi>a</mi>
      <mo stretchy="false">→</mo>
      <mi>b</mi>
    </mrow>
    <annotation encoding="StarMath 5.0">a rightarrow  b</annotation>
  </semantics>
</math>
</file>

<file path=Object 53/content.xml><?xml version="1.0" encoding="utf-8"?>
<math xmlns="http://www.w3.org/1998/Math/MathML" display="block">
  <semantics>
    <mrow>
      <mrow>
        <mo fence="true" stretchy="false">(</mo>
        <mrow>
          <mrow>
            <mi>a</mi>
            <mo stretchy="false">∧</mo>
            <mrow>
              <mo fence="true" stretchy="false">(</mo>
              <mrow>
                <mrow>
                  <mi>a</mi>
                  <mo stretchy="false">→</mo>
                  <mi>b</mi>
                </mrow>
              </mrow>
              <mo fence="true" stretchy="false">)</mo>
            </mrow>
          </mrow>
        </mrow>
        <mo fence="true" stretchy="false">)</mo>
      </mrow>
      <mo stretchy="false">→</mo>
      <mi>b</mi>
    </mrow>
    <annotation encoding="StarMath 5.0">( a and(a rightarrow b) ) rightarrow b</annotation>
  </semantics>
</math>
</file>

<file path=Object 54/content.xml><?xml version="1.0" encoding="utf-8"?>
<math xmlns="http://www.w3.org/1998/Math/MathML" display="block">
  <semantics>
    <mrow>
      <mrow>
        <mo fence="true" stretchy="false">(</mo>
        <mrow>
          <mrow>
            <mover accent="true">
              <mi>b</mi>
              <mo stretchy="false">~</mo>
            </mover>
            <mo stretchy="false">∧</mo>
            <mrow>
              <mo fence="true" stretchy="false">(</mo>
              <mrow>
                <mrow>
                  <mi>a</mi>
                  <mo stretchy="false">→</mo>
                  <mi>b</mi>
                </mrow>
              </mrow>
              <mo fence="true" stretchy="false">)</mo>
            </mrow>
          </mrow>
        </mrow>
        <mo fence="true" stretchy="false">)</mo>
      </mrow>
      <mo stretchy="false">→</mo>
      <mover accent="true">
        <mi>a</mi>
        <mo stretchy="false">~</mo>
      </mover>
    </mrow>
    <annotation encoding="StarMath 5.0">( tilde b and (a rightarrow b)) rightarrow tilde a</annotation>
  </semantics>
</math>
</file>

<file path=Object 55/content.xml><?xml version="1.0" encoding="utf-8"?>
<math xmlns="http://www.w3.org/1998/Math/MathML" display="block">
  <semantics>
    <mrow>
      <mrow>
        <mo fence="true" stretchy="false">(</mo>
        <mrow>
          <mrow>
            <mrow>
              <mo fence="true" stretchy="false">(</mo>
              <mrow>
                <mrow>
                  <mi>a</mi>
                  <mo stretchy="false">→</mo>
                  <mi>b</mi>
                </mrow>
              </mrow>
              <mo fence="true" stretchy="false">)</mo>
            </mrow>
            <mo stretchy="false">∧</mo>
            <mrow>
              <mo fence="true" stretchy="false">(</mo>
              <mrow>
                <mrow>
                  <mi>b</mi>
                  <mo stretchy="false">→</mo>
                  <mi>c</mi>
                </mrow>
              </mrow>
              <mo fence="true" stretchy="false">)</mo>
            </mrow>
          </mrow>
        </mrow>
        <mo fence="true" stretchy="false">)</mo>
      </mrow>
      <mo stretchy="false">→</mo>
      <mrow>
        <mo fence="true" stretchy="false">(</mo>
        <mrow>
          <mrow>
            <mi>a</mi>
            <mo stretchy="false">→</mo>
            <mi>c</mi>
          </mrow>
        </mrow>
        <mo fence="true" stretchy="false">)</mo>
      </mrow>
    </mrow>
    <annotation encoding="StarMath 5.0">((a rightarrow b) and (b rightarrow c)) rightarrow ( a rightarrow c )</annotation>
  </semantics>
</math>
</file>

<file path=Object 56/content.xml><?xml version="1.0" encoding="utf-8"?>
<math xmlns="http://www.w3.org/1998/Math/MathML" display="block">
  <semantics>
    <mrow>
      <mo stretchy="false">∀</mo>
      <mi>,</mi>
      <mo stretchy="false">∃</mo>
    </mrow>
    <annotation encoding="StarMath 5.0">forall, exists</annotation>
  </semantics>
</math>
</file>

<file path=Object 57/content.xml><?xml version="1.0" encoding="utf-8"?>
<math xmlns="http://www.w3.org/1998/Math/MathML" display="block">
  <semantics>
    <mrow>
      <mi>f</mi>
      <mi mathvariant="normal">:</mi>
      <mrow>
        <mo fence="true" stretchy="false">[</mo>
        <mrow>
          <mrow>
            <mn>0,</mn>
            <mn>1</mn>
          </mrow>
        </mrow>
        <mo fence="true" stretchy="false">]</mo>
      </mrow>
      <mo stretchy="false">→</mo>
      <mrow>
        <mo fence="true" stretchy="false">[</mo>
        <mrow>
          <mrow>
            <mn>0,</mn>
            <mn>1</mn>
          </mrow>
        </mrow>
        <mo fence="true" stretchy="false">]</mo>
      </mrow>
    </mrow>
    <annotation encoding="StarMath 5.0">f: [ 0, 1 ] rightarrow [ 0, 1 ]</annotation>
  </semantics>
</math>
</file>

<file path=Object 58/content.xml><?xml version="1.0" encoding="utf-8"?>
<math xmlns="http://www.w3.org/1998/Math/MathML" display="block">
  <semantics>
    <mrow>
      <mo stretchy="false">∀</mo>
      <mrow>
        <mi>x</mi>
        <mo stretchy="false">∈</mo>
        <mrow>
          <mo fence="true" stretchy="false">[</mo>
          <mrow>
            <mrow>
              <mn>0,</mn>
              <mn>1</mn>
            </mrow>
          </mrow>
          <mo fence="true" stretchy="false">]</mo>
        </mrow>
      </mrow>
      <mi>,</mi>
      <mi>x</mi>
      <mi mathvariant="italic">is</mi>
      <mi>a</mi>
      <mi mathvariant="italic">fuzzy</mi>
      <mi mathvariant="italic">expression</mi>
    </mrow>
    <annotation encoding="StarMath 5.0">forall x in [ 0, 1 ], x is a fuzzy expression</annotation>
  </semantics>
</math>
</file>

<file path=Object 59/content.xml><?xml version="1.0" encoding="utf-8"?>
<math xmlns="http://www.w3.org/1998/Math/MathML" display="block">
  <semantics>
    <mrow>
      <mi mathvariant="italic">if</mi>
      <mi>f</mi>
      <mi mathvariant="italic">is</mi>
      <mi>a</mi>
      <mi mathvariant="italic">fuzzy</mi>
      <mi mathvariant="italic">expression</mi>
      <mi>,</mi>
      <mi mathvariant="italic">then</mi>
      <mover accent="true">
        <mi>f</mi>
        <mo stretchy="false">~</mo>
      </mover>
      <mi mathvariant="italic">is</mi>
      <mi>a</mi>
      <mi mathvariant="italic">fuzzy</mi>
      <mi mathvariant="italic">expression</mi>
    </mrow>
    <annotation encoding="StarMath 5.0">if f is a fuzzy expression, then tilde f is a fuzzy expression</annotation>
  </semantics>
</math>
</file>

<file path=Object 6/content.xml><?xml version="1.0" encoding="utf-8"?>
<math xmlns="http://www.w3.org/1998/Math/MathML" display="block">
  <semantics>
    <mrow>
      <mi>A</mi>
      <mo stretchy="false">∩</mo>
      <mi>B</mi>
    </mrow>
    <annotation encoding="StarMath 5.0">A intersection B
</annotation>
  </semantics>
</math>
</file>

<file path=Object 60/content.xml><?xml version="1.0" encoding="utf-8"?>
<math xmlns="http://www.w3.org/1998/Math/MathML" display="block">
  <semantics>
    <mrow>
      <mi mathvariant="italic">if</mi>
      <mi>f</mi>
      <mtext>and</mtext>
      <mi>g</mi>
      <mi mathvariant="italic">are</mi>
      <mi mathvariant="italic">fuzzy</mi>
      <mi mathvariant="italic">expressions</mi>
      <mi>,</mi>
      <mi mathvariant="italic">then</mi>
      <mrow>
        <mi>f</mi>
        <mo stretchy="false">∧</mo>
        <mi>g</mi>
      </mrow>
      <mtext>and</mtext>
      <mrow>
        <mi>f</mi>
        <mo stretchy="false">∨</mo>
        <mi>g</mi>
      </mrow>
      <mi mathvariant="italic">are</mi>
      <mi mathvariant="italic">fuzzy</mi>
      <mi mathvariant="italic">expressions</mi>
    </mrow>
    <annotation encoding="StarMath 5.0">if f "and" g are fuzzy expressions, then f and g "and" f or g are fuzzy expressions </annotation>
  </semantics>
</math>
</file>

<file path=Object 61/content.xml><?xml version="1.0" encoding="utf-8"?>
<math xmlns="http://www.w3.org/1998/Math/MathML" display="block">
  <semantics>
    <mrow>
      <mrow>
        <mrow>
          <mi>a</mi>
          <mo stretchy="false">∧</mo>
          <mi>b</mi>
        </mrow>
        <mo stretchy="false">=</mo>
        <mi mathvariant="italic">min</mi>
      </mrow>
      <mrow>
        <mo fence="true" stretchy="false">(</mo>
        <mrow>
          <mrow>
            <mi>a</mi>
            <mi>,</mi>
            <mi>b</mi>
          </mrow>
        </mrow>
        <mo fence="true" stretchy="false">)</mo>
      </mrow>
    </mrow>
    <annotation encoding="StarMath 5.0">a and b = min( a, b )</annotation>
  </semantics>
</math>
</file>

<file path=Object 62/content.xml><?xml version="1.0" encoding="utf-8"?>
<math xmlns="http://www.w3.org/1998/Math/MathML" display="block">
  <semantics>
    <mrow>
      <mi>a</mi>
      <mrow>
        <mi>'</mi>
        <mo stretchy="false">=</mo>
        <mrow>
          <mn>1</mn>
          <mo stretchy="false">−</mo>
          <mi>a</mi>
        </mrow>
      </mrow>
    </mrow>
    <annotation encoding="StarMath 5.0">a' = 1 - a</annotation>
  </semantics>
</math>
</file>

<file path=Object 63/content.xml><?xml version="1.0" encoding="utf-8"?>
<math xmlns="http://www.w3.org/1998/Math/MathML" display="block">
  <semantics>
    <mrow>
      <mrow>
        <mrow>
          <mi>a</mi>
          <mo stretchy="false">∨</mo>
          <mi>b</mi>
        </mrow>
        <mo stretchy="false">=</mo>
        <mi mathvariant="italic">max</mi>
      </mrow>
      <mrow>
        <mo fence="true" stretchy="false">(</mo>
        <mrow>
          <mrow>
            <mi>a</mi>
            <mi>,</mi>
            <mi>b</mi>
          </mrow>
        </mrow>
        <mo fence="true" stretchy="false">)</mo>
      </mrow>
    </mrow>
    <annotation encoding="StarMath 5.0">a or b = max ( a, b )</annotation>
  </semantics>
</math>
</file>

<file path=Object 64/content.xml><?xml version="1.0" encoding="utf-8"?>
<math xmlns="http://www.w3.org/1998/Math/MathML" display="block">
  <semantics>
    <mrow>
      <mi>a</mi>
      <mo stretchy="false">→</mo>
      <mrow>
        <mi>b</mi>
        <mo stretchy="false">=</mo>
        <mi mathvariant="italic">min</mi>
      </mrow>
      <mrow>
        <mo fence="true" stretchy="false">(</mo>
        <mrow>
          <mrow>
            <mn>1,</mn>
            <mrow>
              <mn>1</mn>
              <mo stretchy="false">+</mo>
              <mi>b</mi>
              <mo stretchy="false">−</mo>
              <mi>a</mi>
            </mrow>
          </mrow>
        </mrow>
        <mo fence="true" stretchy="false">)</mo>
      </mrow>
    </mrow>
    <annotation encoding="StarMath 5.0">a rightarrow b = min( 1, 1+b-a )</annotation>
  </semantics>
</math>
</file>

<file path=Object 65/content.xml><?xml version="1.0" encoding="utf-8"?>
<math xmlns="http://www.w3.org/1998/Math/MathML" display="block">
  <semantics>
    <mrow>
      <mtext>{</mtext>
      <mrow>
        <mrow>
          <mo fence="true" stretchy="false">(</mo>
          <mrow>
            <mrow>
              <mi>u</mi>
              <mi>,</mi>
              <msub>
                <mi mathvariant="normal">μ</mi>
                <mi mathvariant="italic">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sick}(u)) divides u in [0, 10] "}"}</annotation>
  </semantics>
</math>
</file>

<file path=Object 66/content.xml><?xml version="1.0" encoding="utf-8"?>
<math xmlns="http://www.w3.org/1998/Math/MathML" display="block">
  <semantics>
    <mrow>
      <msub>
        <mi mathvariant="normal">μ</mi>
        <mi mathvariant="italic">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2</mn>
                          </mrow>
                        </mrow>
                        <mo fence="true" stretchy="false">]</mo>
                      </mrow>
                    </mrow>
                  </mrow>
                </mtd>
              </mtr>
              <mtr>
                <mtd>
                  <mrow>
                    <mfrac>
                      <mrow>
                        <mi>u</mi>
                        <mo stretchy="false">−</mo>
                        <mn>2</mn>
                      </mrow>
                      <mrow>
                        <mn>8</mn>
                        <mo stretchy="false">−</mo>
                        <mn>2</mn>
                      </mrow>
                    </mfrac>
                    <mi>,</mi>
                    <mi mathvariant="italic">if</mi>
                    <mrow>
                      <mi>u</mi>
                      <mo stretchy="false">∈</mo>
                      <mrow>
                        <mo fence="true" stretchy="false">[</mo>
                        <mrow>
                          <mrow>
                            <mn>2,</mn>
                            <mn>8</mn>
                          </mrow>
                        </mrow>
                        <mo fence="true" stretchy="false">]</mo>
                      </mrow>
                    </mrow>
                  </mrow>
                </mtd>
              </mtr>
              <mtr>
                <mtd>
                  <mrow>
                    <mn>1,</mn>
                    <mi mathvariant="italic">if</mi>
                    <mrow>
                      <mi>u</mi>
                      <mo stretchy="false">∈</mo>
                      <mrow>
                        <mo fence="true" stretchy="false">[</mo>
                        <mrow>
                          <mrow>
                            <mn>8,</mn>
                            <mn>10</mn>
                          </mrow>
                        </mrow>
                        <mo fence="true" stretchy="false">]</mo>
                      </mrow>
                    </mrow>
                  </mrow>
                </mtd>
              </mtr>
            </mtable>
          </mrow>
        </mrow>
      </mrow>
    </mrow>
    <annotation encoding="StarMath 5.0">%mu_sick( u ) = left lbrace stack { 0, if u in [0, 2] # {u - 2} over {8 - 2}, if u in [2, 8] # 1, if u in [8, 10] } right none</annotation>
  </semantics>
</math>
</file>

<file path=Object 67/content.xml><?xml version="1.0" encoding="utf-8"?>
<math xmlns="http://www.w3.org/1998/Math/MathML" display="block">
  <semantics>
    <mrow>
      <msub>
        <mi mathvariant="normal">μ</mi>
        <mi mathvariant="italic">notsick</mi>
      </msub>
      <mrow>
        <mrow>
          <mo fence="true" stretchy="false">(</mo>
          <mrow>
            <mi>u</mi>
          </mrow>
          <mo fence="true" stretchy="false">)</mo>
        </mrow>
        <mo stretchy="false">=</mo>
        <mrow>
          <mo fence="true" stretchy="true">{</mo>
          <mrow>
            <mtable>
              <mtr>
                <mtd>
                  <mrow>
                    <mn>1,</mn>
                    <mi mathvariant="italic">if</mi>
                    <mrow>
                      <mi>u</mi>
                      <mo stretchy="false">∈</mo>
                      <mrow>
                        <mo fence="true" stretchy="false">[</mo>
                        <mrow>
                          <mrow>
                            <mn>0,</mn>
                            <mn>2</mn>
                          </mrow>
                        </mrow>
                        <mo fence="true" stretchy="false">]</mo>
                      </mrow>
                    </mrow>
                  </mrow>
                </mtd>
              </mtr>
              <mtr>
                <mtd>
                  <mrow>
                    <mfrac>
                      <mrow>
                        <mn>3</mn>
                        <mo stretchy="false">−</mo>
                        <mi>u</mi>
                      </mrow>
                      <mrow>
                        <mn>3</mn>
                        <mo stretchy="false">−</mo>
                        <mn>2</mn>
                      </mrow>
                    </mfrac>
                    <mi>,</mi>
                    <mi mathvariant="italic">if</mi>
                    <mrow>
                      <mi>u</mi>
                      <mo stretchy="false">∈</mo>
                      <mrow>
                        <mo fence="true" stretchy="false">[</mo>
                        <mrow>
                          <mrow>
                            <mn>2,</mn>
                            <mn>3</mn>
                          </mrow>
                        </mrow>
                        <mo fence="true" stretchy="false">]</mo>
                      </mrow>
                    </mrow>
                  </mrow>
                </mtd>
              </mtr>
              <mtr>
                <mtd>
                  <mrow>
                    <mi>,</mi>
                    <mn>0</mn>
                    <mi mathvariant="italic">if</mi>
                    <mrow>
                      <mi>u</mi>
                      <mo stretchy="false">∈</mo>
                      <mrow>
                        <mo fence="true" stretchy="false">[</mo>
                        <mrow>
                          <mrow>
                            <mn>3,</mn>
                            <mn>10</mn>
                          </mrow>
                        </mrow>
                        <mo fence="true" stretchy="false">]</mo>
                      </mrow>
                    </mrow>
                  </mrow>
                </mtd>
              </mtr>
            </mtable>
          </mrow>
        </mrow>
      </mrow>
    </mrow>
    <annotation encoding="StarMath 5.0">%mu_notsick( u ) = left lbrace stack { 1, if u in [0, 2] # {3 - u} over {3 - 2}, if u in [2, 3] # , 0 if u in [3, 10] } right none</annotation>
  </semantics>
</math>
</file>

<file path=Object 68/content.xml><?xml version="1.0" encoding="utf-8"?>
<math xmlns="http://www.w3.org/1998/Math/MathML" display="block">
  <semantics>
    <mrow>
      <mtext>{</mtext>
      <mrow>
        <mrow>
          <mo fence="true" stretchy="false">(</mo>
          <mrow>
            <mrow>
              <mi>u</mi>
              <mi>,</mi>
              <msub>
                <mi mathvariant="normal">μ</mi>
                <mi mathvariant="italic">not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notsick}(u)) divides u in [0, 10] "}"}</annotation>
  </semantics>
</math>
</file>

<file path=Object 69/content.xml><?xml version="1.0" encoding="utf-8"?>
<math xmlns="http://www.w3.org/1998/Math/MathML" display="block">
  <semantics>
    <mrow>
      <mtext>{</mtext>
      <mrow>
        <mrow>
          <mo fence="true" stretchy="false">(</mo>
          <mrow>
            <mrow>
              <mi>u</mi>
              <mi>,</mi>
              <msub>
                <mi mathvariant="normal">μ</mi>
                <mi mathvariant="italic">verysick</mi>
              </msub>
              <mrow>
                <mo fence="true" stretchy="false">(</mo>
                <mrow>
                  <mi>u</mi>
                </mrow>
                <mo fence="true" stretchy="false">)</mo>
              </mrow>
            </mrow>
          </mrow>
          <mo fence="true" stretchy="false">)</mo>
        </mrow>
        <mo stretchy="false">∣</mo>
        <mi>u</mi>
        <mo stretchy="false">∈</mo>
        <mrow>
          <mo fence="true" stretchy="false">[</mo>
          <mrow>
            <mrow>
              <mn>0,</mn>
              <mn>10</mn>
            </mrow>
          </mrow>
          <mo fence="true" stretchy="false">]</mo>
        </mrow>
      </mrow>
      <mtext>}</mtext>
    </mrow>
    <annotation encoding="StarMath 5.0">{"{" (u, %mu_{verysick}(u)) divides u in [0, 10] "}"}</annotation>
  </semantics>
</math>
</file>

<file path=Object 7/content.xml><?xml version="1.0" encoding="utf-8"?>
<math xmlns="http://www.w3.org/1998/Math/MathML" display="block">
  <semantics>
    <mrow>
      <mi>x</mi>
      <mo stretchy="false">∈</mo>
      <mrow>
        <mi>A</mi>
        <mo stretchy="false">∧</mo>
        <mi>x</mi>
      </mrow>
      <mo stretchy="false">∈</mo>
      <mi>B</mi>
    </mrow>
    <annotation encoding="StarMath 5.0">x in A and x in B</annotation>
  </semantics>
</math>
</file>

<file path=Object 70/content.xml><?xml version="1.0" encoding="utf-8"?>
<math xmlns="http://www.w3.org/1998/Math/MathML" display="block">
  <semantics>
    <mrow>
      <msub>
        <mi mathvariant="normal">μ</mi>
        <mi mathvariant="italic">verysick</mi>
      </msub>
      <mrow>
        <mrow>
          <mo fence="true" stretchy="false">(</mo>
          <mrow>
            <mi>u</mi>
          </mrow>
          <mo fence="true" stretchy="false">)</mo>
        </mrow>
        <mo stretchy="false">=</mo>
        <mrow>
          <mo fence="true" stretchy="true">{</mo>
          <mrow>
            <mtable>
              <mtr>
                <mtd>
                  <mrow>
                    <mn>0,</mn>
                    <mi mathvariant="italic">if</mi>
                    <mrow>
                      <mi>u</mi>
                      <mo stretchy="false">∈</mo>
                      <mrow>
                        <mo fence="true" stretchy="false">[</mo>
                        <mrow>
                          <mrow>
                            <mn>0,</mn>
                            <mn>7</mn>
                          </mrow>
                        </mrow>
                        <mo fence="true" stretchy="false">]</mo>
                      </mrow>
                    </mrow>
                  </mrow>
                </mtd>
              </mtr>
              <mtr>
                <mtd>
                  <mrow>
                    <mfrac>
                      <mrow>
                        <mi>u</mi>
                        <mo stretchy="false">−</mo>
                        <mn>7</mn>
                      </mrow>
                      <mrow>
                        <mn>8</mn>
                        <mo stretchy="false">−</mo>
                        <mn>7</mn>
                      </mrow>
                    </mfrac>
                    <mi>,</mi>
                    <mi mathvariant="italic">if</mi>
                    <mrow>
                      <mi>u</mi>
                      <mo stretchy="false">∈</mo>
                      <mrow>
                        <mo fence="true" stretchy="false">[</mo>
                        <mrow>
                          <mrow>
                            <mn>7,</mn>
                            <mn>8</mn>
                          </mrow>
                        </mrow>
                        <mo fence="true" stretchy="false">]</mo>
                      </mrow>
                    </mrow>
                  </mrow>
                </mtd>
              </mtr>
              <mtr>
                <mtd>
                  <mrow>
                    <mi>,</mi>
                    <mn>1</mn>
                    <mi mathvariant="italic">if</mi>
                    <mrow>
                      <mi>u</mi>
                      <mo stretchy="false">∈</mo>
                      <mrow>
                        <mo fence="true" stretchy="false">[</mo>
                        <mrow>
                          <mrow>
                            <mn>8,</mn>
                            <mn>10</mn>
                          </mrow>
                        </mrow>
                        <mo fence="true" stretchy="false">]</mo>
                      </mrow>
                    </mrow>
                  </mrow>
                </mtd>
              </mtr>
            </mtable>
          </mrow>
        </mrow>
      </mrow>
    </mrow>
    <annotation encoding="StarMath 5.0">%mu_verysick( u ) = left lbrace stack { 0, if u in [0, 7] # {u - 7} over {8 - 7}, if u in [7, 8] # , 1 if u in [8, 10] } right none</annotation>
  </semantics>
</math>
</file>

<file path=Object 71/content.xml><?xml version="1.0" encoding="utf-8"?>
<math xmlns="http://www.w3.org/1998/Math/MathML" display="block">
  <semantics>
    <mrow>
      <mi>R</mi>
      <mrow>
        <mo fence="true" stretchy="false">(</mo>
        <mrow>
          <mrow>
            <mi>x</mi>
            <mi>,</mi>
            <mi>y</mi>
          </mrow>
        </mrow>
        <mo fence="true" stretchy="false">)</mo>
      </mrow>
      <mi mathvariant="normal">:</mi>
      <mi>X</mi>
      <mrow>
        <mo fence="true" stretchy="false">(</mo>
        <mrow>
          <mi>x</mi>
        </mrow>
        <mo fence="true" stretchy="false">)</mo>
      </mrow>
      <mo stretchy="false">→</mo>
      <mi>Y</mi>
      <mrow>
        <mo fence="true" stretchy="false">(</mo>
        <mrow>
          <mi>y</mi>
        </mrow>
        <mo fence="true" stretchy="false">)</mo>
      </mrow>
      <mi>,</mi>
      <mi mathvariant="italic">where</mi>
      <mi>R</mi>
      <mi mathvariant="italic">is</mi>
      <mi>a</mi>
      <mi mathvariant="italic">fuzzy</mi>
      <mi mathvariant="italic">set</mi>
      <mi mathvariant="italic">with</mi>
      <msub>
        <mi mathvariant="normal">μ</mi>
        <mi>R</mi>
      </msub>
      <mrow>
        <mrow>
          <mo fence="true" stretchy="false">(</mo>
          <mrow>
            <mrow>
              <mi>x</mi>
              <mi>,</mi>
              <mi>y</mi>
            </mrow>
          </mrow>
          <mo fence="true" stretchy="false">)</mo>
        </mrow>
        <mo stretchy="false">=</mo>
        <mi>f</mi>
      </mrow>
      <mrow>
        <mo fence="true" stretchy="false">(</mo>
        <mrow>
          <mrow>
            <msub>
              <mi mathvariant="normal">μ</mi>
              <mi>X</mi>
            </msub>
            <mrow>
              <mo fence="true" stretchy="false">(</mo>
              <mrow>
                <mi>x</mi>
              </mrow>
              <mo fence="true" stretchy="false">)</mo>
            </mrow>
            <mi>,</mi>
            <msub>
              <mi mathvariant="normal">μ</mi>
              <mi>Y</mi>
            </msub>
            <mrow>
              <mo fence="true" stretchy="false">(</mo>
              <mrow>
                <mi>y</mi>
              </mrow>
              <mo fence="true" stretchy="false">)</mo>
            </mrow>
          </mrow>
        </mrow>
        <mo fence="true" stretchy="false">)</mo>
      </mrow>
      <mtext>and</mtext>
      <mi>f</mi>
      <mi mathvariant="italic">fuzzy</mi>
      <mi mathvariant="italic">implication</mi>
      <mi mathvariant="italic">function</mi>
    </mrow>
    <annotation encoding="StarMath 5.0">R( x, y ) : X( x ) rightarrow Y( y ) , where R is a fuzzy set with %mu_R(x, y) = f( %mu_X(x), %mu_Y(y)) "and" f fuzzy implication function</annotation>
  </semantics>
</math>
</file>

<file path=Object 72/content.xml><?xml version="1.0" encoding="utf-8"?>
<math xmlns="http://www.w3.org/1998/Math/MathML" display="block">
  <semantics>
    <mrow>
      <mrow>
        <msub>
          <mi>R</mi>
          <mi>C</mi>
        </msub>
        <mo stretchy="false">=</mo>
        <mrow>
          <mi>A</mi>
          <mo stretchy="false">×</mo>
          <mi>B</mi>
        </mrow>
        <mo stretchy="false">=</mo>
        <mrow>
          <msub>
            <mo stretchy="false">∫</mo>
            <mrow>
              <mi>X</mi>
              <mo stretchy="false">×</mo>
              <mi>Y</mi>
            </mrow>
          </msub>
          <mrow>
            <msub>
              <mi mathvariant="normal">μ</mi>
              <mi>A</mi>
            </msub>
            <mrow>
              <mrow>
                <mo fence="true" stretchy="false">(</mo>
                <mrow>
                  <mi>x</mi>
                </mrow>
                <mo fence="true" stretchy="false">)</mo>
              </mrow>
              <mo stretchy="false">∧</mo>
              <msub>
                <mi mathvariant="normal">μ</mi>
                <mi>B</mi>
              </msub>
            </mrow>
            <mrow>
              <mrow>
                <mo fence="true" stretchy="false">(</mo>
                <mrow>
                  <mi>y</mi>
                </mrow>
                <mo fence="true" stretchy="false">)</mo>
              </mrow>
              <mo stretchy="false">/</mo>
              <mrow>
                <mo fence="true" stretchy="false">(</mo>
                <mrow>
                  <mrow>
                    <mi>x</mi>
                    <mi>,</mi>
                    <mi>y</mi>
                  </mrow>
                </mrow>
                <mo fence="true" stretchy="false">)</mo>
              </mrow>
            </mrow>
          </mrow>
        </mrow>
      </mrow>
      <mrow>
        <mi mathvariant="italic">where</mi>
        <mo stretchy="false">∧</mo>
        <mi mathvariant="italic">is</mi>
      </mrow>
      <mi mathvariant="italic">the</mi>
      <mi mathvariant="italic">min</mi>
      <mi mathvariant="italic">operator</mi>
    </mrow>
    <annotation encoding="StarMath 5.0">R_C = A times B = int_{ X times Y } { %mu_A(x) and %mu_B(y) / (x, y) } where and is the min operator </annotation>
  </semantics>
</math>
</file>

<file path=Object 73/content.xml><?xml version="1.0" encoding="utf-8"?>
<math xmlns="http://www.w3.org/1998/Math/MathML" display="block">
  <semantics>
    <mrow>
      <mrow>
        <mi>t</mi>
        <mo stretchy="false">∈</mo>
        <mi>T</mi>
      </mrow>
      <mi>,</mi>
      <mrow>
        <mi>s</mi>
        <mo stretchy="false">∈</mo>
        <mi>S</mi>
      </mrow>
    </mrow>
    <annotation encoding="StarMath 5.0">t in T, s in S</annotation>
  </semantics>
</math>
</file>

<file path=Object 74/content.xml><?xml version="1.0" encoding="utf-8"?>
<math xmlns="http://www.w3.org/1998/Math/MathML" display="block">
  <semantics>
    <mrow>
      <mi>A</mi>
      <mo stretchy="false">⊆</mo>
      <mi>T</mi>
    </mrow>
    <annotation encoding="StarMath 5.0">A subseteq T</annotation>
  </semantics>
</math>
</file>

<file path=Object 75/content.xml><?xml version="1.0" encoding="utf-8"?>
<math xmlns="http://www.w3.org/1998/Math/MathML" display="block">
  <semantics>
    <mrow>
      <mi>B</mi>
      <mo stretchy="false">⊆</mo>
      <mi>S</mi>
    </mrow>
    <annotation encoding="StarMath 5.0">B subseteq S</annotation>
  </semantics>
</math>
</file>

<file path=Object 76/content.xml><?xml version="1.0" encoding="utf-8"?>
<math xmlns="http://www.w3.org/1998/Math/MathML" display="block">
  <semantics>
    <mrow>
      <mi>R</mi>
      <mrow>
        <mo fence="true" stretchy="false">(</mo>
        <mrow>
          <mrow>
            <mi>t</mi>
            <mi>,</mi>
            <mi>s</mi>
          </mrow>
        </mrow>
        <mo fence="true" stretchy="false">)</mo>
      </mrow>
      <mi mathvariant="normal">:</mi>
      <mi>R</mi>
      <mrow>
        <mo fence="true" stretchy="false">(</mo>
        <mrow>
          <mi>t</mi>
        </mrow>
        <mo fence="true" stretchy="false">)</mo>
      </mrow>
      <mo stretchy="false">→</mo>
      <mi>R</mi>
      <mrow>
        <mo fence="true" stretchy="false">(</mo>
        <mrow>
          <mi>s</mi>
        </mrow>
        <mo fence="true" stretchy="false">)</mo>
      </mrow>
    </mrow>
    <annotation encoding="StarMath 5.0">R( t, s ): R( t ) rightarrow R( s )</annotation>
  </semantics>
</math>
</file>

<file path=Object 77/content.xml><?xml version="1.0" encoding="utf-8"?>
<math xmlns="http://www.w3.org/1998/Math/MathML" display="block">
  <semantics>
    <mrow>
      <msub>
        <mi mathvariant="normal">μ</mi>
        <mi>A</mi>
      </msub>
      <mrow>
        <mo fence="true" stretchy="false">(</mo>
        <mrow>
          <mi>t</mi>
        </mrow>
        <mo fence="true" stretchy="false">)</mo>
      </mrow>
    </mrow>
    <annotation encoding="StarMath 5.0">%mu_A( t )</annotation>
  </semantics>
</math>
</file>

<file path=Object 78/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79/content.xml><?xml version="1.0" encoding="utf-8"?>
<math xmlns="http://www.w3.org/1998/Math/MathML" display="block">
  <semantics>
    <mrow>
      <msub>
        <mi mathvariant="normal">μ</mi>
        <mrow>
          <mi>A</mi>
          <mi>'</mi>
        </mrow>
      </msub>
      <mrow>
        <mo fence="true" stretchy="false">(</mo>
        <mrow>
          <mi>t</mi>
        </mrow>
        <mo fence="true" stretchy="false">)</mo>
      </mrow>
    </mrow>
    <annotation encoding="StarMath 5.0">%mu_{ A' }( t )</annotation>
  </semantics>
</math>
</file>

<file path=Object 8/content.xml><?xml version="1.0" encoding="utf-8"?>
<math xmlns="http://www.w3.org/1998/Math/MathML" display="block">
  <semantics>
    <mrow>
      <mrow>
        <mi>A</mi>
        <mo stretchy="false">⊂</mo>
        <mi>B</mi>
      </mrow>
      <mi mathvariant="italic">if</mi>
      <mo stretchy="false">∀</mo>
      <mrow>
        <mi>x</mi>
        <mo stretchy="false">∈</mo>
        <mi>A</mi>
      </mrow>
      <mi>,</mi>
      <mi mathvariant="italic">then</mi>
      <mrow>
        <mi>x</mi>
        <mo stretchy="false">∈</mo>
        <mi>B</mi>
      </mrow>
    </mrow>
    <annotation encoding="StarMath 5.0">A subset B if forall x in A, then x in B</annotation>
  </semantics>
</math>
</file>

<file path=Object 80/content.xml><?xml version="1.0" encoding="utf-8"?>
<math xmlns="http://www.w3.org/1998/Math/MathML" display="block">
  <semantics>
    <mtable>
      <mtr>
        <mtd>
          <mrow>
            <msub>
              <mi mathvariant="normal">μ</mi>
              <mi>R</mi>
            </msub>
            <mrow>
              <mrow>
                <mo fence="true" stretchy="false">(</mo>
                <mrow>
                  <mrow>
                    <msub>
                      <mi>t</mi>
                      <mn>1,</mn>
                    </msub>
                    <msub>
                      <mi>s</mi>
                      <mn>1</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1,</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1</mn>
                        </mrow>
                      </mrow>
                      <mo fence="true" stretchy="false">)</mo>
                    </mrow>
                    <mi>,</mi>
                    <mi mathvariant="italic">min</mi>
                    <mrow>
                      <mo fence="true" stretchy="false">(</mo>
                      <mrow>
                        <mrow>
                          <mn>0.9,</mn>
                          <mn>0.1</mn>
                        </mrow>
                      </mrow>
                      <mo fence="true" stretchy="false">)</mo>
                    </mrow>
                  </mrow>
                </mrow>
                <mo fence="true" stretchy="false">]</mo>
              </mrow>
              <mo stretchy="false">=</mo>
              <mn>0,1</mn>
            </mrow>
          </mrow>
        </mtd>
      </mtr>
      <mtr>
        <mtd>
          <mrow>
            <msub>
              <mi mathvariant="normal">μ</mi>
              <mi>R</mi>
            </msub>
            <mrow>
              <mrow>
                <mo fence="true" stretchy="false">(</mo>
                <mrow>
                  <mrow>
                    <msub>
                      <mi>t</mi>
                      <mn>1,</mn>
                    </msub>
                    <msub>
                      <mi>s</mi>
                      <mn>2</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2,</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3</mn>
                        </mrow>
                      </mrow>
                      <mo fence="true" stretchy="false">)</mo>
                    </mrow>
                  </mrow>
                </mrow>
                <mo fence="true" stretchy="false">]</mo>
              </mrow>
              <mo stretchy="false">=</mo>
              <mn>0.3</mn>
            </mrow>
          </mrow>
        </mtd>
      </mtr>
      <mtr>
        <mtd>
          <mrow>
            <msub>
              <mi mathvariant="normal">μ</mi>
              <mi>R</mi>
            </msub>
            <mrow>
              <mrow>
                <mo fence="true" stretchy="false">(</mo>
                <mrow>
                  <mrow>
                    <msub>
                      <mi>t</mi>
                      <mn>1,</mn>
                    </msub>
                    <msub>
                      <mi>s</mi>
                      <mn>3</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3,</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r>
        <mtd>
          <mrow>
            <msub>
              <mi mathvariant="normal">μ</mi>
              <mi>R</mi>
            </msub>
            <mrow>
              <mrow>
                <mo fence="true" stretchy="false">(</mo>
                <mrow>
                  <mrow>
                    <msub>
                      <mi>t</mi>
                      <mn>1,</mn>
                    </msub>
                    <msub>
                      <mi>s</mi>
                      <mn>4</mn>
                    </msub>
                  </mrow>
                </mrow>
                <mo fence="true" stretchy="false">)</mo>
              </mrow>
              <mo stretchy="false">=</mo>
              <mrow>
                <mrow/>
                <mo stretchy="false">∨</mo>
                <mrow>
                  <mo fence="true" stretchy="false">(</mo>
                  <mrow>
                    <mrow>
                      <msub>
                        <mi mathvariant="normal">μ</mi>
                        <mi>T</mi>
                      </msub>
                      <mrow>
                        <mrow>
                          <mo fence="true" stretchy="false">(</mo>
                          <mrow>
                            <mrow>
                              <msub>
                                <mi>t</mi>
                                <mn>1,</mn>
                              </msub>
                              <mi>s</mi>
                            </mrow>
                          </mrow>
                          <mo fence="true" stretchy="false">)</mo>
                        </mrow>
                        <mo stretchy="false">∧</mo>
                        <msub>
                          <mi mathvariant="normal">μ</mi>
                          <mi>D</mi>
                        </msub>
                      </mrow>
                      <mrow>
                        <mo fence="true" stretchy="false">(</mo>
                        <mrow>
                          <mrow>
                            <msub>
                              <mi>s</mi>
                              <mn>4,</mn>
                            </msub>
                            <mi>t</mi>
                          </mrow>
                        </mrow>
                        <mo fence="true" stretchy="false">)</mo>
                      </mrow>
                    </mrow>
                  </mrow>
                  <mo fence="true" stretchy="false">)</mo>
                </mrow>
              </mrow>
              <mo stretchy="false">=</mo>
              <mi mathvariant="italic">max</mi>
            </mrow>
            <mrow>
              <mrow>
                <mo fence="true" stretchy="false">[</mo>
                <mrow>
                  <mrow>
                    <mi mathvariant="italic">min</mi>
                    <mrow>
                      <mo fence="true" stretchy="false">(</mo>
                      <mrow>
                        <mrow>
                          <mn>0.5,</mn>
                          <mn>0.1</mn>
                        </mrow>
                      </mrow>
                      <mo fence="true" stretchy="false">)</mo>
                    </mrow>
                    <mi>,</mi>
                    <mi mathvariant="italic">min</mi>
                    <mrow>
                      <mo fence="true" stretchy="false">(</mo>
                      <mrow>
                        <mrow>
                          <mn>0.7,</mn>
                          <mn>0.3</mn>
                        </mrow>
                      </mrow>
                      <mo fence="true" stretchy="false">)</mo>
                    </mrow>
                    <mi>,</mi>
                    <mi mathvariant="italic">min</mi>
                    <mrow>
                      <mo fence="true" stretchy="false">(</mo>
                      <mrow>
                        <mrow>
                          <mn>0.9,</mn>
                          <mn>0.7</mn>
                        </mrow>
                      </mrow>
                      <mo fence="true" stretchy="false">)</mo>
                    </mrow>
                  </mrow>
                </mrow>
                <mo fence="true" stretchy="false">]</mo>
              </mrow>
              <mo stretchy="false">=</mo>
              <mn>0,7</mn>
            </mrow>
          </mrow>
        </mtd>
      </mtr>
    </mtable>
    <annotation encoding="StarMath 5.0">stack {%mu_R(t_1, s_1) = { } or ( %mu_T(t_1, s) and %mu_D(s_1, t) )  = max[min(0.5, 0.1), min(0.7, 0.1), min(0.9, 0.1)] = 0,1 # 
%mu_R(t_1, s_2) = { } or ( %mu_T(t_1, s) and %mu_D(s_2, t) )  = max[min(0.5, 0.1), min(0.7, 0.3), min(0.9, 0.3)] = 0.3 #
%mu_R(t_1, s_3) = { } or ( %mu_T(t_1, s) and %mu_D(s_3, t) )  = max[min(0.5, 0.1), min(0.7, 0.3), min(0.9, 0.7)] = 0,7 #
%mu_R(t_1, s_4) = { } or ( %mu_T(t_1, s) and %mu_D(s_4, t) )  = max[min(0.5, 0.1), min(0.7, 0.3), min(0.9, 0.7)] = 0,7   
 }</annotation>
  </semantics>
</math>
</file>

<file path=Object 81/content.xml><?xml version="1.0" encoding="utf-8"?>
<math xmlns="http://www.w3.org/1998/Math/MathML" display="block">
  <semantics>
    <mrow>
      <msub>
        <mi mathvariant="normal">μ</mi>
        <mi>B</mi>
      </msub>
      <mrow>
        <mo fence="true" stretchy="false">(</mo>
        <mrow>
          <mi>s</mi>
        </mrow>
        <mo fence="true" stretchy="false">)</mo>
      </mrow>
    </mrow>
    <annotation encoding="StarMath 5.0">%mu_B( s )</annotation>
  </semantics>
</math>
</file>

<file path=Object 82/content.xml><?xml version="1.0" encoding="utf-8"?>
<math xmlns="http://www.w3.org/1998/Math/MathML" display="block">
  <semantics>
    <mrow>
      <mrow>
        <mi>X</mi>
        <mo stretchy="false">⊂</mo>
        <mi>U</mi>
      </mrow>
      <mi>,</mi>
      <mrow>
        <mi>Y</mi>
        <mo stretchy="false">⊂</mo>
        <mi>W</mi>
      </mrow>
      <mi>,</mi>
      <mrow>
        <mi>x</mi>
        <mo stretchy="false">∈</mo>
        <mi>Y</mi>
      </mrow>
    </mrow>
    <annotation encoding="StarMath 5.0">X subset U , Y subset W, x in Y</annotation>
  </semantics>
</math>
</file>

<file path=Object 83/content.xml><?xml version="1.0" encoding="utf-8"?>
<math xmlns="http://www.w3.org/1998/Math/MathML" display="block">
  <semantics>
    <mrow>
      <mi>R</mi>
      <mi mathvariant="normal">:</mi>
      <mi>X</mi>
      <mo stretchy="false">→</mo>
      <mi>Y</mi>
      <mtext>  or  </mtext>
      <mrow>
        <mi>R</mi>
        <mo stretchy="false">=</mo>
        <mrow>
          <mi>X</mi>
          <mo stretchy="false">×</mo>
          <mi>Y</mi>
        </mrow>
      </mrow>
    </mrow>
    <annotation encoding="StarMath 5.0">R: X rightarrow Y "  or  " R=X times Y</annotation>
  </semantics>
</math>
</file>

<file path=Object 84/content.xml><?xml version="1.0" encoding="utf-8"?>
<math xmlns="http://www.w3.org/1998/Math/MathML" display="block">
  <semantics>
    <mrow>
      <mi>Y</mi>
      <mrow>
        <mi>'</mi>
        <mo stretchy="false">=</mo>
        <mi>X</mi>
      </mrow>
      <mi>'</mi>
      <mi mathvariant="normal">ο</mi>
      <mi>R</mi>
    </mrow>
    <annotation encoding="StarMath 5.0">Y' = X' %omicron R</annotation>
  </semantics>
</math>
</file>

<file path=Object 85/content.xml><?xml version="1.0" encoding="utf-8"?>
<math xmlns="http://www.w3.org/1998/Math/MathML" display="block">
  <semantics>
    <mtable>
      <mtr>
        <mtd>
          <mrow>
            <msub>
              <mi>R</mi>
              <mi>i</mi>
            </msub>
            <mi mathvariant="normal">:</mi>
            <mi mathvariant="italic">if</mi>
            <mi>u</mi>
            <mi mathvariant="italic">is</mi>
            <msub>
              <mi>A</mi>
              <mi>i</mi>
            </msub>
            <mtext>and</mtext>
            <mi>v</mi>
            <mi mathvariant="italic">is</mi>
            <msub>
              <mi>B</mi>
              <mi>i</mi>
            </msub>
            <mi mathvariant="italic">then</mi>
            <mi>w</mi>
            <mi mathvariant="italic">is</mi>
            <msub>
              <mi>C</mi>
              <mi>i</mi>
            </msub>
            <mi>,</mi>
            <mi mathvariant="italic">where</mi>
            <mrow>
              <mi>i</mi>
              <mo stretchy="false">=</mo>
              <mover accent="true">
                <mrow>
                  <mn>1</mn>
                  <mn>...</mn>
                  <mi>n</mi>
                </mrow>
                <mo>¯</mo>
              </mover>
            </mrow>
          </mrow>
        </mtd>
      </mtr>
      <mtr>
        <mtd>
          <mrow>
            <mi mathvariant="italic">then</mi>
            <mrow>
              <msub>
                <mi>R</mi>
                <mi>i</mi>
              </msub>
              <mo stretchy="false">=</mo>
              <mrow>
                <mo fence="true" stretchy="false">(</mo>
                <mrow>
                  <mrow>
                    <msub>
                      <mi>A</mi>
                      <mi>i</mi>
                    </msub>
                    <mtext>and</mtext>
                    <msub>
                      <mi>B</mi>
                      <mi>i</mi>
                    </msub>
                  </mrow>
                </mrow>
                <mo fence="true" stretchy="false">)</mo>
              </mrow>
            </mrow>
            <mo stretchy="false">→</mo>
            <msub>
              <mi>C</mi>
              <mi>i</mi>
            </msub>
            <mi mathvariant="italic">is</mi>
            <mi mathvariant="italic">defined</mi>
            <mi mathvariant="italic">by</mi>
            <msub>
              <mi mathvariant="normal">μ</mi>
              <mrow>
                <msub>
                  <mi>A</mi>
                  <mi>i</mi>
                </msub>
                <mtext>and</mtext>
                <msub>
                  <mi>B</mi>
                  <mi>i</mi>
                </msub>
                <mo stretchy="false">→</mo>
                <msub>
                  <mi>C</mi>
                  <mi>i</mi>
                </msub>
              </mrow>
            </msub>
            <mrow>
              <mo fence="true" stretchy="false">(</mo>
              <mrow>
                <mrow>
                  <mi>u</mi>
                  <mi>,</mi>
                  <mi>v</mi>
                  <mi>,</mi>
                  <mi>w</mi>
                </mrow>
              </mrow>
              <mo fence="true" stretchy="false">)</mo>
            </mrow>
          </mrow>
        </mtd>
      </mtr>
    </mtable>
    <annotation encoding="StarMath 5.0">stack {R_i: if u is A_i "and" v is B_i then w is C_i, where i = overline { 1 ... n } #
then R_i = (A_i "and" B_i) rightarrow C_i is defined by %mu_{A_i "and" B_i rightarrow C_i} (u, v, w)}</annotation>
  </semantics>
</math>
</file>

<file path=Object 86/content.xml><?xml version="1.0" encoding="utf-8"?>
<math xmlns="http://www.w3.org/1998/Math/MathML" display="block">
  <semantics>
    <mrow>
      <msub>
        <mi mathvariant="normal">μ</mi>
        <mrow>
          <mi>C</mi>
          <msub>
            <mi>'</mi>
            <mi>i</mi>
          </msub>
        </mrow>
      </msub>
      <mrow>
        <mrow>
          <mo fence="true" stretchy="false">(</mo>
          <mrow>
            <mi>w</mi>
          </mrow>
          <mo fence="true" stretchy="false">)</mo>
        </mrow>
        <mo stretchy="false">=</mo>
        <mrow>
          <mo fence="true" stretchy="false">[</mo>
          <mrow>
            <mrow>
              <msub>
                <mi mathvariant="normal">μ</mi>
                <msub>
                  <mi>A</mi>
                  <mi>i</mi>
                </msub>
              </msub>
              <mrow>
                <mo fence="true" stretchy="false">(</mo>
                <mrow>
                  <msub>
                    <mi>u</mi>
                    <mn>0</mn>
                  </msub>
                </mrow>
                <mo fence="true" stretchy="false">)</mo>
              </mrow>
              <mtext>and</mtext>
              <msub>
                <mi mathvariant="normal">μ</mi>
                <msub>
                  <mi>B</mi>
                  <mi>i</mi>
                </msub>
              </msub>
              <mrow>
                <mo fence="true" stretchy="false">(</mo>
                <mrow>
                  <msub>
                    <mi>v</mi>
                    <mn>0</mn>
                  </msub>
                </mrow>
                <mo fence="true" stretchy="false">)</mo>
              </mrow>
            </mrow>
          </mrow>
          <mo fence="true" stretchy="false">]</mo>
        </mrow>
      </mrow>
      <mo stretchy="false">→</mo>
      <msub>
        <mi mathvariant="normal">μ</mi>
        <msub>
          <mi>C</mi>
          <mi>i</mi>
        </msub>
      </msub>
      <mrow>
        <mo fence="true" stretchy="false">(</mo>
        <mrow>
          <mi>w</mi>
        </mrow>
        <mo fence="true" stretchy="false">)</mo>
      </mrow>
    </mrow>
    <annotation encoding="StarMath 5.0">%mu_{ C'_i }( w ) = [ %mu_{A_i}(u_0) "and"  %mu_{B_i}(v_0)] rightarrow  %mu_{C_i}(w)</annotation>
  </semantics>
</math>
</file>

<file path=Object 87/content.xml><?xml version="1.0" encoding="utf-8"?>
<math xmlns="http://www.w3.org/1998/Math/MathML" display="block">
  <semantics>
    <mrow>
      <msub>
        <mi mathvariant="normal">μ</mi>
        <mrow>
          <mi>C</mi>
          <mi>'</mi>
        </mrow>
      </msub>
      <mrow>
        <mrow>
          <mo fence="true" stretchy="false">(</mo>
          <mrow>
            <mi>w</mi>
          </mrow>
          <mo fence="true" stretchy="false">)</mo>
        </mrow>
        <mo stretchy="false">=</mo>
        <mrow>
          <msub>
            <mi mathvariant="normal">μ</mi>
            <mrow>
              <mi>C</mi>
              <msub>
                <mi>'</mi>
                <mn>1</mn>
              </msub>
            </mrow>
          </msub>
          <mo stretchy="false">∨</mo>
          <msub>
            <mi mathvariant="normal">μ</mi>
            <mrow>
              <mi>C</mi>
              <msub>
                <mi>'</mi>
                <mn>2</mn>
              </msub>
            </mrow>
          </msub>
        </mrow>
        <mo stretchy="false">=</mo>
        <mrow>
          <mrow>
            <mo fence="true" stretchy="false">[</mo>
            <mrow>
              <mrow>
                <mrow>
                  <msub>
                    <mi mathvariant="normal">α</mi>
                    <mn>1</mn>
                  </msub>
                  <mo stretchy="false">∧</mo>
                  <msub>
                    <mi mathvariant="normal">μ</mi>
                    <msub>
                      <mi>C</mi>
                      <mn>1</mn>
                    </msub>
                  </msub>
                </mrow>
                <mrow>
                  <mo fence="true" stretchy="false">(</mo>
                  <mrow>
                    <mi>w</mi>
                  </mrow>
                  <mo fence="true" stretchy="false">)</mo>
                </mrow>
              </mrow>
            </mrow>
            <mo fence="true" stretchy="false">]</mo>
          </mrow>
          <mo stretchy="false">∨</mo>
          <mrow>
            <mo fence="true" stretchy="false">[</mo>
            <mrow>
              <mrow>
                <mrow>
                  <msub>
                    <mi mathvariant="normal">α</mi>
                    <mn>2</mn>
                  </msub>
                  <mo stretchy="false">∧</mo>
                  <msub>
                    <mi mathvariant="normal">μ</mi>
                    <msub>
                      <mi>C</mi>
                      <mn>2</mn>
                    </msub>
                  </msub>
                </mrow>
                <mrow>
                  <mo fence="true" stretchy="false">(</mo>
                  <mrow>
                    <mi>w</mi>
                  </mrow>
                  <mo fence="true" stretchy="false">)</mo>
                </mrow>
              </mrow>
            </mrow>
            <mo fence="true" stretchy="false">]</mo>
          </mrow>
        </mrow>
      </mrow>
      <mi>,</mi>
      <mtext>   where </mtext>
      <mrow>
        <mi mathvariant="normal">α</mi>
        <mo stretchy="false">=</mo>
        <msub>
          <mi mathvariant="normal">μ</mi>
          <mi>A</mi>
        </msub>
      </mrow>
      <mrow>
        <mrow>
          <mo fence="true" stretchy="false">(</mo>
          <mrow>
            <msub>
              <mi>u</mi>
              <mn>0</mn>
            </msub>
          </mrow>
          <mo fence="true" stretchy="false">)</mo>
        </mrow>
        <mo stretchy="false">∧</mo>
        <msub>
          <mi mathvariant="normal">μ</mi>
          <mi>B</mi>
        </msub>
      </mrow>
      <mrow>
        <mo fence="true" stretchy="false">(</mo>
        <mrow>
          <msub>
            <mi>v</mi>
            <mn>0</mn>
          </msub>
        </mrow>
        <mo fence="true" stretchy="false">)</mo>
      </mrow>
    </mrow>
    <annotation encoding="StarMath 5.0">%mu_{ C' }(w) = %mu_{ C'_1 } or %mu_{ C'_2 } = [ %alpha_1 and %mu_{C_1}(w)] or [ %alpha_2 and %mu_{C_2}(w) ], "   where " %alpha = %mu_A( u_0) and %mu_B( v_0 )</annotation>
  </semantics>
</math>
</file>

<file path=Object 88/content.xml><?xml version="1.0" encoding="utf-8"?>
<math xmlns="http://www.w3.org/1998/Math/MathML" display="block">
  <semantics>
    <mrow>
      <msup>
        <mi>z</mi>
        <mtext>*</mtext>
      </msup>
      <mo stretchy="false">=</mo>
      <mfrac>
        <mrow>
          <mrow>
            <mo stretchy="false">∫</mo>
            <msub>
              <mi mathvariant="normal">μ</mi>
              <mi>c</mi>
            </msub>
          </mrow>
          <mrow>
            <mo fence="true" stretchy="false">(</mo>
            <mrow>
              <mi>z</mi>
            </mrow>
            <mo fence="true" stretchy="false">)</mo>
          </mrow>
          <mi>z</mi>
          <mi mathvariant="italic">dz</mi>
        </mrow>
        <mrow>
          <mrow>
            <mo stretchy="false">∫</mo>
            <msub>
              <mi mathvariant="normal">μ</mi>
              <mi>C</mi>
            </msub>
          </mrow>
          <mrow>
            <mo fence="true" stretchy="false">(</mo>
            <mrow>
              <mi>z</mi>
            </mrow>
            <mo fence="true" stretchy="false">)</mo>
          </mrow>
          <mi mathvariant="italic">dz</mi>
        </mrow>
      </mfrac>
    </mrow>
    <annotation encoding="StarMath 5.0">z ^ "*"  = { int %mu_c(z) z dz } over { int %mu_C(z)dz }</annotation>
  </semantics>
</math>
</file>

<file path=Object 9/content.xml><?xml version="1.0" encoding="utf-8"?>
<math xmlns="http://www.w3.org/1998/Math/MathML" display="block">
  <semantics>
    <mrow>
      <mi>A</mi>
      <mo stretchy="false">⊂</mo>
      <mi>B</mi>
    </mrow>
    <annotation encoding="StarMath 5.0">A subset B</annotation>
  </semantics>
</math>
</file>